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56.81pt"/>
    </style:style>
    <style:style style:name="co7" style:family="table-column">
      <style:table-column-properties fo:break-before="auto" style:column-width="97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gs_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T_Typ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_AW</text:p>
          </table:table-cell>
          <table:table-cell office:value-type="string" calcext:value-type="string">
            <text:p>T_BW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Salinity</text:p>
          </table:table-cell>
          <table:table-cell office:value-type="string" calcext:value-type="string">
            <text:p>SW_den_g/cm3</text:p>
          </table:table-cell>
          <table:table-cell office:value-type="string" calcext:value-type="string">
            <text:p>Empuje_g</text:p>
          </table:table-cell>
          <table:table-cell office:value-type="string" calcext:value-type="string">
            <text:p>Tag_Vol(cm3)</text:p>
          </table:table-cell>
          <table:table-cell table:style-name="Default" office:value-type="string" calcext:value-type="string">
            <text:p>Tag_Den(g/cm3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1</text:p>
          </table:table-cell>
          <table:table-cell office:value-type="float" office:value="16.3913" calcext:value-type="float">
            <text:p>16.3913</text:p>
          </table:table-cell>
          <table:table-cell office:value-type="float" office:value="2.3292" calcext:value-type="float">
            <text:p>2.3292</text:p>
          </table:table-cell>
          <table:table-cell office:value-type="float" office:value="23.38" calcext:value-type="float">
            <text:p>23.38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6152399242" calcext:value-type="float">
            <text:p>1.02246152399242</text:p>
          </table:table-cell>
          <table:table-cell table:formula="of:=[.C2]-[.D2]" office:value-type="float" office:value="14.0621" calcext:value-type="float">
            <text:p>14.0621</text:p>
          </table:table-cell>
          <table:table-cell table:formula="of:=[.H2]/([.G2])" office:value-type="float" office:value="13.7531825599574" calcext:value-type="float">
            <text:p>13.7531825599574</text:p>
          </table:table-cell>
          <table:table-cell table:formula="of:=[.C2]/[.I2]" office:value-type="float" office:value="1.19181868840479" calcext:value-type="float">
            <text:p>1.191818688404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2</text:p>
          </table:table-cell>
          <table:table-cell office:value-type="float" office:value="16.3504" calcext:value-type="float">
            <text:p>16.3504</text:p>
          </table:table-cell>
          <table:table-cell office:value-type="float" office:value="2.3248" calcext:value-type="float">
            <text:p>2.3248</text:p>
          </table:table-cell>
          <table:table-cell office:value-type="float" office:value="23.82" calcext:value-type="float">
            <text:p>23.82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3372059341" calcext:value-type="float">
            <text:p>1.02233372059341</text:p>
          </table:table-cell>
          <table:table-cell table:formula="of:=[.C3]-[.D3]" office:value-type="float" office:value="14.0256" calcext:value-type="float">
            <text:p>14.0256</text:p>
          </table:table-cell>
          <table:table-cell table:formula="of:=[.H3]/([.G3])" office:value-type="float" office:value="13.7191992374651" calcext:value-type="float">
            <text:p>13.7191992374651</text:p>
          </table:table-cell>
          <table:table-cell table:formula="of:=[.C3]/[.I3]" office:value-type="float" office:value="1.1917896749651" calcext:value-type="float">
            <text:p>1.19178967496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3</text:p>
          </table:table-cell>
          <table:table-cell office:value-type="float" office:value="16.3417" calcext:value-type="float">
            <text:p>16.3417</text:p>
          </table:table-cell>
          <table:table-cell office:value-type="float" office:value="2.3052" calcext:value-type="float">
            <text:p>2.3052</text:p>
          </table:table-cell>
          <table:table-cell office:value-type="float" office:value="23.87" calcext:value-type="float">
            <text:p>23.87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1909944867" calcext:value-type="float">
            <text:p>1.02231909944867</text:p>
          </table:table-cell>
          <table:table-cell table:formula="of:=[.C4]-[.D4]" office:value-type="float" office:value="14.0365" calcext:value-type="float">
            <text:p>14.0365</text:p>
          </table:table-cell>
          <table:table-cell table:formula="of:=[.H4]/([.G4])" office:value-type="float" office:value="13.7300574816315" calcext:value-type="float">
            <text:p>13.7300574816315</text:p>
          </table:table-cell>
          <table:table-cell table:formula="of:=[.C4]/[.I4]" office:value-type="float" office:value="1.19021351672143" calcext:value-type="float">
            <text:p>1.1902135167214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4</text:p>
          </table:table-cell>
          <table:table-cell office:value-type="float" office:value="16.3112" calcext:value-type="float">
            <text:p>16.3112</text:p>
          </table:table-cell>
          <table:table-cell office:value-type="float" office:value="2.3137" calcext:value-type="float">
            <text:p>2.3137</text:p>
          </table:table-cell>
          <table:table-cell office:value-type="float" office:value="23.88" calcext:value-type="float">
            <text:p>23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1617282503" calcext:value-type="float">
            <text:p>1.02231617282503</text:p>
          </table:table-cell>
          <table:table-cell table:formula="of:=[.C5]-[.D5]" office:value-type="float" office:value="13.9975" calcext:value-type="float">
            <text:p>13.9975</text:p>
          </table:table-cell>
          <table:table-cell table:formula="of:=[.H5]/([.G5])" office:value-type="float" office:value="13.6919481194549" calcext:value-type="float">
            <text:p>13.6919481194549</text:p>
          </table:table-cell>
          <table:table-cell table:formula="of:=[.C5]/[.I5]" office:value-type="float" office:value="1.19129870035247" calcext:value-type="float">
            <text:p>1.191298700352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5</text:p>
          </table:table-cell>
          <table:table-cell office:value-type="float" office:value="16.3054" calcext:value-type="float">
            <text:p>16.3054</text:p>
          </table:table-cell>
          <table:table-cell office:value-type="float" office:value="2.2924" calcext:value-type="float">
            <text:p>2.2924</text:p>
          </table:table-cell>
          <table:table-cell office:value-type="float" office:value="23.88" calcext:value-type="float">
            <text:p>23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1617282503" calcext:value-type="float">
            <text:p>1.02231617282503</text:p>
          </table:table-cell>
          <table:table-cell table:formula="of:=[.C6]-[.D6]" office:value-type="float" office:value="14.013" calcext:value-type="float">
            <text:p>14.013</text:p>
          </table:table-cell>
          <table:table-cell table:formula="of:=[.H6]/([.G6])" office:value-type="float" office:value="13.7071097694532" calcext:value-type="float">
            <text:p>13.7071097694532</text:p>
          </table:table-cell>
          <table:table-cell table:formula="of:=[.C6]/[.I6]" office:value-type="float" office:value="1.18955784802549" calcext:value-type="float">
            <text:p>1.189557848025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6</text:p>
          </table:table-cell>
          <table:table-cell office:value-type="float" office:value="16.2875" calcext:value-type="float">
            <text:p>16.2875</text:p>
          </table:table-cell>
          <table:table-cell office:value-type="float" office:value="2.2981" calcext:value-type="float">
            <text:p>2.2981</text:p>
          </table:table-cell>
          <table:table-cell office:value-type="float" office:value="23.89" calcext:value-type="float">
            <text:p>23.89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1324540344" calcext:value-type="float">
            <text:p>1.02231324540344</text:p>
          </table:table-cell>
          <table:table-cell table:formula="of:=[.C7]-[.D7]" office:value-type="float" office:value="13.9894" calcext:value-type="float">
            <text:p>13.9894</text:p>
          </table:table-cell>
          <table:table-cell table:formula="of:=[.H7]/([.G7])" office:value-type="float" office:value="13.6840641191921" calcext:value-type="float">
            <text:p>13.6840641191921</text:p>
          </table:table-cell>
          <table:table-cell table:formula="of:=[.C7]/[.I7]" office:value-type="float" office:value="1.19025311911222" calcext:value-type="float">
            <text:p>1.190253119112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7</text:p>
          </table:table-cell>
          <table:table-cell office:value-type="float" office:value="16.2807" calcext:value-type="float">
            <text:p>16.2807</text:p>
          </table:table-cell>
          <table:table-cell office:value-type="float" office:value="2.2974" calcext:value-type="float">
            <text:p>2.2974</text:p>
          </table:table-cell>
          <table:table-cell office:value-type="float" office:value="23.36" calcext:value-type="float">
            <text:p>23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6729633068" calcext:value-type="float">
            <text:p>1.02246729633068</text:p>
          </table:table-cell>
          <table:table-cell table:formula="of:=[.C8]-[.D8]" office:value-type="float" office:value="13.9833" calcext:value-type="float">
            <text:p>13.9833</text:p>
          </table:table-cell>
          <table:table-cell table:formula="of:=[.H8]/([.G8])" office:value-type="float" office:value="13.6760364367464" calcext:value-type="float">
            <text:p>13.6760364367464</text:p>
          </table:table-cell>
          <table:table-cell table:formula="of:=[.C8]/[.I8]" office:value-type="float" office:value="1.19045456447126" calcext:value-type="float">
            <text:p>1.1904545644712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8</text:p>
          </table:table-cell>
          <table:table-cell office:value-type="float" office:value="16.2872" calcext:value-type="float">
            <text:p>16.2872</text:p>
          </table:table-cell>
          <table:table-cell office:value-type="float" office:value="2.2977" calcext:value-type="float">
            <text:p>2.2977</text:p>
          </table:table-cell>
          <table:table-cell office:value-type="float" office:value="23.37" calcext:value-type="float">
            <text:p>23.37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6441056363" calcext:value-type="float">
            <text:p>1.02246441056363</text:p>
          </table:table-cell>
          <table:table-cell table:formula="of:=[.C9]-[.D9]" office:value-type="float" office:value="13.9895" calcext:value-type="float">
            <text:p>13.9895</text:p>
          </table:table-cell>
          <table:table-cell table:formula="of:=[.H9]/([.G9])" office:value-type="float" office:value="13.6821388162433" calcext:value-type="float">
            <text:p>13.6821388162433</text:p>
          </table:table-cell>
          <table:table-cell table:formula="of:=[.C9]/[.I9]" office:value-type="float" office:value="1.1903986809916" calcext:value-type="float">
            <text:p>1.190398680991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09</text:p>
          </table:table-cell>
          <table:table-cell office:value-type="float" office:value="16.2855" calcext:value-type="float">
            <text:p>16.2855</text:p>
          </table:table-cell>
          <table:table-cell office:value-type="float" office:value="2.2995" calcext:value-type="float">
            <text:p>2.2995</text:p>
          </table:table-cell>
          <table:table-cell office:value-type="float" office:value="23.37" calcext:value-type="float">
            <text:p>23.37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6441056363" calcext:value-type="float">
            <text:p>1.02246441056363</text:p>
          </table:table-cell>
          <table:table-cell table:formula="of:=[.C10]-[.D10]" office:value-type="float" office:value="13.986" calcext:value-type="float">
            <text:p>13.986</text:p>
          </table:table-cell>
          <table:table-cell table:formula="of:=[.H10]/([.G10])" office:value-type="float" office:value="13.6787157142127" calcext:value-type="float">
            <text:p>13.6787157142127</text:p>
          </table:table-cell>
          <table:table-cell table:formula="of:=[.C10]/[.I10]" office:value-type="float" office:value="1.19057229788603" calcext:value-type="float">
            <text:p>1.190572297886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0</text:p>
          </table:table-cell>
          <table:table-cell office:value-type="float" office:value="16.3144" calcext:value-type="float">
            <text:p>16.3144</text:p>
          </table:table-cell>
          <table:table-cell office:value-type="float" office:value="2.3052" calcext:value-type="float">
            <text:p>2.3052</text:p>
          </table:table-cell>
          <table:table-cell office:value-type="float" office:value="23.36" calcext:value-type="float">
            <text:p>23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6729633068" calcext:value-type="float">
            <text:p>1.02246729633068</text:p>
          </table:table-cell>
          <table:table-cell table:formula="of:=[.C11]-[.D11]" office:value-type="float" office:value="14.0092" calcext:value-type="float">
            <text:p>14.0092</text:p>
          </table:table-cell>
          <table:table-cell table:formula="of:=[.H11]/([.G11])" office:value-type="float" office:value="13.7013673202798" calcext:value-type="float">
            <text:p>13.7013673202798</text:p>
          </table:table-cell>
          <table:table-cell table:formula="of:=[.C11]/[.I11]" office:value-type="float" office:value="1.19071327836402" calcext:value-type="float">
            <text:p>1.190713278364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1</text:p>
          </table:table-cell>
          <table:table-cell office:value-type="float" office:value="16.3744" calcext:value-type="float">
            <text:p>16.3744</text:p>
          </table:table-cell>
          <table:table-cell office:value-type="float" office:value="2.3142" calcext:value-type="float">
            <text:p>2.3142</text:p>
          </table:table-cell>
          <table:table-cell office:value-type="float" office:value="23.35" calcext:value-type="float">
            <text:p>23.35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7018129343" calcext:value-type="float">
            <text:p>1.02247018129343</text:p>
          </table:table-cell>
          <table:table-cell table:formula="of:=[.C12]-[.D12]" office:value-type="float" office:value="14.0602" calcext:value-type="float">
            <text:p>14.0602</text:p>
          </table:table-cell>
          <table:table-cell table:formula="of:=[.H12]/([.G12])" office:value-type="float" office:value="13.7512078662419" calcext:value-type="float">
            <text:p>13.7512078662419</text:p>
          </table:table-cell>
          <table:table-cell table:formula="of:=[.C12]/[.I12]" office:value-type="float" office:value="1.19076085237558" calcext:value-type="float">
            <text:p>1.1907608523755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2</text:p>
          </table:table-cell>
          <table:table-cell office:value-type="float" office:value="16.3112" calcext:value-type="float">
            <text:p>16.3112</text:p>
          </table:table-cell>
          <table:table-cell office:value-type="float" office:value="2.2826" calcext:value-type="float">
            <text:p>2.2826</text:p>
          </table:table-cell>
          <table:table-cell office:value-type="float" office:value="23.33" calcext:value-type="float">
            <text:p>23.33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7594880557" calcext:value-type="float">
            <text:p>1.02247594880557</text:p>
          </table:table-cell>
          <table:table-cell table:formula="of:=[.C13]-[.D13]" office:value-type="float" office:value="14.0286" calcext:value-type="float">
            <text:p>14.0286</text:p>
          </table:table-cell>
          <table:table-cell table:formula="of:=[.H13]/([.G13])" office:value-type="float" office:value="13.7202249269412" calcext:value-type="float">
            <text:p>13.7202249269412</text:p>
          </table:table-cell>
          <table:table-cell table:formula="of:=[.C13]/[.I13]" office:value-type="float" office:value="1.18884348375158" calcext:value-type="float">
            <text:p>1.1888434837515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3</text:p>
          </table:table-cell>
          <table:table-cell office:value-type="float" office:value="16.3334" calcext:value-type="float">
            <text:p>16.3334</text:p>
          </table:table-cell>
          <table:table-cell office:value-type="float" office:value="2.2844" calcext:value-type="float">
            <text:p>2.2844</text:p>
          </table:table-cell>
          <table:table-cell office:value-type="float" office:value="23.41" calcext:value-type="float">
            <text:p>23.41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5285945501" calcext:value-type="float">
            <text:p>1.02245285945501</text:p>
          </table:table-cell>
          <table:table-cell table:formula="of:=[.C14]-[.D14]" office:value-type="float" office:value="14.049" calcext:value-type="float">
            <text:p>14.049</text:p>
          </table:table-cell>
          <table:table-cell table:formula="of:=[.H14]/([.G14])" office:value-type="float" office:value="13.7404867814526" calcext:value-type="float">
            <text:p>13.7404867814526</text:p>
          </table:table-cell>
          <table:table-cell table:formula="of:=[.C14]/[.I14]" office:value-type="float" office:value="1.18870606695298" calcext:value-type="float">
            <text:p>1.188706066952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4</text:p>
          </table:table-cell>
          <table:table-cell office:value-type="float" office:value="16.3335" calcext:value-type="float">
            <text:p>16.3335</text:p>
          </table:table-cell>
          <table:table-cell office:value-type="float" office:value="2.2962" calcext:value-type="float">
            <text:p>2.2962</text:p>
          </table:table-cell>
          <table:table-cell office:value-type="float" office:value="23.4" calcext:value-type="float">
            <text:p>23.4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5574843799" calcext:value-type="float">
            <text:p>1.02245574843799</text:p>
          </table:table-cell>
          <table:table-cell table:formula="of:=[.C15]-[.D15]" office:value-type="float" office:value="14.0373" calcext:value-type="float">
            <text:p>14.0373</text:p>
          </table:table-cell>
          <table:table-cell table:formula="of:=[.H15]/([.G15])" office:value-type="float" office:value="13.7290049192299" calcext:value-type="float">
            <text:p>13.7290049192299</text:p>
          </table:table-cell>
          <table:table-cell table:formula="of:=[.C15]/[.I15]" office:value-type="float" office:value="1.18970749126341" calcext:value-type="float">
            <text:p>1.1897074912634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5</text:p>
          </table:table-cell>
          <table:table-cell office:value-type="float" office:value="16.3229" calcext:value-type="float">
            <text:p>16.3229</text:p>
          </table:table-cell>
          <table:table-cell office:value-type="float" office:value="2.2972" calcext:value-type="float">
            <text:p>2.2972</text:p>
          </table:table-cell>
          <table:table-cell office:value-type="float" office:value="23.42" calcext:value-type="float">
            <text:p>23.42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4996966836" calcext:value-type="float">
            <text:p>1.02244996966836</text:p>
          </table:table-cell>
          <table:table-cell table:formula="of:=[.C16]-[.D16]" office:value-type="float" office:value="14.0257" calcext:value-type="float">
            <text:p>14.0257</text:p>
          </table:table-cell>
          <table:table-cell table:formula="of:=[.H16]/([.G16])" office:value-type="float" office:value="13.7177372155914" calcext:value-type="float">
            <text:p>13.7177372155914</text:p>
          </table:table-cell>
          <table:table-cell table:formula="of:=[.C16]/[.I16]" office:value-type="float" office:value="1.18991199083822" calcext:value-type="float">
            <text:p>1.189911990838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6</text:p>
          </table:table-cell>
          <table:table-cell office:value-type="float" office:value="16.2404" calcext:value-type="float">
            <text:p>16.2404</text:p>
          </table:table-cell>
          <table:table-cell office:value-type="float" office:value="2.2835" calcext:value-type="float">
            <text:p>2.2835</text:p>
          </table:table-cell>
          <table:table-cell office:value-type="float" office:value="23.43" calcext:value-type="float">
            <text:p>23.43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4707907815" calcext:value-type="float">
            <text:p>1.02244707907815</text:p>
          </table:table-cell>
          <table:table-cell table:formula="of:=[.C17]-[.D17]" office:value-type="float" office:value="13.9569" calcext:value-type="float">
            <text:p>13.9569</text:p>
          </table:table-cell>
          <table:table-cell table:formula="of:=[.H17]/([.G17])" office:value-type="float" office:value="13.6504864511753" calcext:value-type="float">
            <text:p>13.6504864511753</text:p>
          </table:table-cell>
          <table:table-cell table:formula="of:=[.C17]/[.I17]" office:value-type="float" office:value="1.18973049481337" calcext:value-type="float">
            <text:p>1.1897304948133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7</text:p>
          </table:table-cell>
          <table:table-cell office:value-type="float" office:value="16.3046" calcext:value-type="float">
            <text:p>16.3046</text:p>
          </table:table-cell>
          <table:table-cell office:value-type="float" office:value="2.3021" calcext:value-type="float">
            <text:p>2.3021</text:p>
          </table:table-cell>
          <table:table-cell office:value-type="float" office:value="23.47" calcext:value-type="float">
            <text:p>23.47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3550868425" calcext:value-type="float">
            <text:p>1.02243550868425</text:p>
          </table:table-cell>
          <table:table-cell table:formula="of:=[.C18]-[.D18]" office:value-type="float" office:value="14.0025" calcext:value-type="float">
            <text:p>14.0025</text:p>
          </table:table-cell>
          <table:table-cell table:formula="of:=[.H18]/([.G18])" office:value-type="float" office:value="13.6952403169365" calcext:value-type="float">
            <text:p>13.6952403169365</text:p>
          </table:table-cell>
          <table:table-cell table:formula="of:=[.C18]/[.I18]" office:value-type="float" office:value="1.19053040492007" calcext:value-type="float">
            <text:p>1.1905304049200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8</text:p>
          </table:table-cell>
          <table:table-cell office:value-type="float" office:value="16.2876" calcext:value-type="float">
            <text:p>16.2876</text:p>
          </table:table-cell>
          <table:table-cell office:value-type="float" office:value="2.2663" calcext:value-type="float">
            <text:p>2.2663</text:p>
          </table:table-cell>
          <table:table-cell office:value-type="float" office:value="23.48" calcext:value-type="float">
            <text:p>23.48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3261407812" calcext:value-type="float">
            <text:p>1.02243261407812</text:p>
          </table:table-cell>
          <table:table-cell table:formula="of:=[.C19]-[.D19]" office:value-type="float" office:value="14.0213" calcext:value-type="float">
            <text:p>14.0213</text:p>
          </table:table-cell>
          <table:table-cell table:formula="of:=[.H19]/([.G19])" office:value-type="float" office:value="13.7136666093563" calcext:value-type="float">
            <text:p>13.7136666093563</text:p>
          </table:table-cell>
          <table:table-cell table:formula="of:=[.C19]/[.I19]" office:value-type="float" office:value="1.18769111602054" calcext:value-type="float">
            <text:p>1.1876911160205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19</text:p>
          </table:table-cell>
          <table:table-cell office:value-type="float" office:value="16.2996" calcext:value-type="float">
            <text:p>16.2996</text:p>
          </table:table-cell>
          <table:table-cell office:value-type="float" office:value="2.3006" calcext:value-type="float">
            <text:p>2.3006</text:p>
          </table:table-cell>
          <table:table-cell office:value-type="float" office:value="23.52" calcext:value-type="float">
            <text:p>23.52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2102762666" calcext:value-type="float">
            <text:p>1.02242102762666</text:p>
          </table:table-cell>
          <table:table-cell table:formula="of:=[.C20]-[.D20]" office:value-type="float" office:value="13.999" calcext:value-type="float">
            <text:p>13.999</text:p>
          </table:table-cell>
          <table:table-cell table:formula="of:=[.H20]/([.G20])" office:value-type="float" office:value="13.6920110421592" calcext:value-type="float">
            <text:p>13.6920110421592</text:p>
          </table:table-cell>
          <table:table-cell table:formula="of:=[.C20]/[.I20]" office:value-type="float" office:value="1.19044601627998" calcext:value-type="float">
            <text:p>1.190446016279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0</text:p>
          </table:table-cell>
          <table:table-cell office:value-type="float" office:value="16.1046" calcext:value-type="float">
            <text:p>16.1046</text:p>
          </table:table-cell>
          <table:table-cell office:value-type="float" office:value="2.2667" calcext:value-type="float">
            <text:p>2.2667</text:p>
          </table:table-cell>
          <table:table-cell office:value-type="float" office:value="23.54" calcext:value-type="float">
            <text:p>23.54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1522958647" calcext:value-type="float">
            <text:p>1.02241522958647</text:p>
          </table:table-cell>
          <table:table-cell table:formula="of:=[.C21]-[.D21]" office:value-type="float" office:value="13.8379" calcext:value-type="float">
            <text:p>13.8379</text:p>
          </table:table-cell>
          <table:table-cell table:formula="of:=[.H21]/([.G21])" office:value-type="float" office:value="13.5345206131142" calcext:value-type="float">
            <text:p>13.5345206131142</text:p>
          </table:table-cell>
          <table:table-cell table:formula="of:=[.C21]/[.I21]" office:value-type="float" office:value="1.1898906847425" calcext:value-type="float">
            <text:p>1.18989068474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1</text:p>
          </table:table-cell>
          <table:table-cell office:value-type="float" office:value="16.4034" calcext:value-type="float">
            <text:p>16.4034</text:p>
          </table:table-cell>
          <table:table-cell office:value-type="float" office:value="2.2743" calcext:value-type="float">
            <text:p>2.2743</text:p>
          </table:table-cell>
          <table:table-cell office:value-type="float" office:value="23.61" calcext:value-type="float">
            <text:p>23.61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9491118665" calcext:value-type="float">
            <text:p>1.02239491118665</text:p>
          </table:table-cell>
          <table:table-cell table:formula="of:=[.C22]-[.D22]" office:value-type="float" office:value="14.1291" calcext:value-type="float">
            <text:p>14.1291</text:p>
          </table:table-cell>
          <table:table-cell table:formula="of:=[.H22]/([.G22])" office:value-type="float" office:value="13.8196110381662" calcext:value-type="float">
            <text:p>13.8196110381662</text:p>
          </table:table-cell>
          <table:table-cell table:formula="of:=[.C22]/[.I22]" office:value-type="float" office:value="1.18696538959729" calcext:value-type="float">
            <text:p>1.1869653895972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2</text:p>
          </table:table-cell>
          <table:table-cell office:value-type="float" office:value="16.3781" calcext:value-type="float">
            <text:p>16.3781</text:p>
          </table:table-cell>
          <table:table-cell office:value-type="float" office:value="2.3048" calcext:value-type="float">
            <text:p>2.3048</text:p>
          </table:table-cell>
          <table:table-cell office:value-type="float" office:value="23.59" calcext:value-type="float">
            <text:p>23.59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0072045171" calcext:value-type="float">
            <text:p>1.02240072045171</text:p>
          </table:table-cell>
          <table:table-cell table:formula="of:=[.C23]-[.D23]" office:value-type="float" office:value="14.0733" calcext:value-type="float">
            <text:p>14.0733</text:p>
          </table:table-cell>
          <table:table-cell table:formula="of:=[.H23]/([.G23])" office:value-type="float" office:value="13.7649550890205" calcext:value-type="float">
            <text:p>13.7649550890205</text:p>
          </table:table-cell>
          <table:table-cell table:formula="of:=[.C23]/[.I23]" office:value-type="float" office:value="1.18984042403915" calcext:value-type="float">
            <text:p>1.1898404240391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3</text:p>
          </table:table-cell>
          <table:table-cell office:value-type="float" office:value="16.3576" calcext:value-type="float">
            <text:p>16.3576</text:p>
          </table:table-cell>
          <table:table-cell office:value-type="float" office:value="2.2813" calcext:value-type="float">
            <text:p>2.2813</text:p>
          </table:table-cell>
          <table:table-cell office:value-type="float" office:value="23.59" calcext:value-type="float">
            <text:p>23.59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0072045171" calcext:value-type="float">
            <text:p>1.02240072045171</text:p>
          </table:table-cell>
          <table:table-cell table:formula="of:=[.C24]-[.D24]" office:value-type="float" office:value="14.0763" calcext:value-type="float">
            <text:p>14.0763</text:p>
          </table:table-cell>
          <table:table-cell table:formula="of:=[.H24]/([.G24])" office:value-type="float" office:value="13.7678893592533" calcext:value-type="float">
            <text:p>13.7678893592533</text:p>
          </table:table-cell>
          <table:table-cell table:formula="of:=[.C24]/[.I24]" office:value-type="float" office:value="1.18809786839304" calcext:value-type="float">
            <text:p>1.188097868393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4</text:p>
          </table:table-cell>
          <table:table-cell office:value-type="float" office:value="16.3401" calcext:value-type="float">
            <text:p>16.3401</text:p>
          </table:table-cell>
          <table:table-cell office:value-type="float" office:value="2.2924" calcext:value-type="float">
            <text:p>2.2924</text:p>
          </table:table-cell>
          <table:table-cell office:value-type="float" office:value="23.6" calcext:value-type="float">
            <text:p>23.6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9781621985" calcext:value-type="float">
            <text:p>1.02239781621985</text:p>
          </table:table-cell>
          <table:table-cell table:formula="of:=[.C25]-[.D25]" office:value-type="float" office:value="14.0477" calcext:value-type="float">
            <text:p>14.0477</text:p>
          </table:table-cell>
          <table:table-cell table:formula="of:=[.H25]/([.G25])" office:value-type="float" office:value="13.7399550127553" calcext:value-type="float">
            <text:p>13.7399550127553</text:p>
          </table:table-cell>
          <table:table-cell table:formula="of:=[.C25]/[.I25]" office:value-type="float" office:value="1.1892397016461" calcext:value-type="float">
            <text:p>1.189239701646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5</text:p>
          </table:table-cell>
          <table:table-cell office:value-type="float" office:value="16.3312" calcext:value-type="float">
            <text:p>16.3312</text:p>
          </table:table-cell>
          <table:table-cell office:value-type="float" office:value="2.2972" calcext:value-type="float">
            <text:p>2.2972</text:p>
          </table:table-cell>
          <table:table-cell office:value-type="float" office:value="23.61" calcext:value-type="float">
            <text:p>23.61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9491118665" calcext:value-type="float">
            <text:p>1.02239491118665</text:p>
          </table:table-cell>
          <table:table-cell table:formula="of:=[.C26]-[.D26]" office:value-type="float" office:value="14.034" calcext:value-type="float">
            <text:p>14.034</text:p>
          </table:table-cell>
          <table:table-cell table:formula="of:=[.H26]/([.G26])" office:value-type="float" office:value="13.7265941432664" calcext:value-type="float">
            <text:p>13.7265941432664</text:p>
          </table:table-cell>
          <table:table-cell table:formula="of:=[.C26]/[.I26]" office:value-type="float" office:value="1.18974887940512" calcext:value-type="float">
            <text:p>1.189748879405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6</text:p>
          </table:table-cell>
          <table:table-cell office:value-type="float" office:value="16.3194" calcext:value-type="float">
            <text:p>16.3194</text:p>
          </table:table-cell>
          <table:table-cell office:value-type="float" office:value="2.2976" calcext:value-type="float">
            <text:p>2.2976</text:p>
          </table:table-cell>
          <table:table-cell office:value-type="float" office:value="23.59" calcext:value-type="float">
            <text:p>23.59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0072045171" calcext:value-type="float">
            <text:p>1.02240072045171</text:p>
          </table:table-cell>
          <table:table-cell table:formula="of:=[.C27]-[.D27]" office:value-type="float" office:value="14.0218" calcext:value-type="float">
            <text:p>14.0218</text:p>
          </table:table-cell>
          <table:table-cell table:formula="of:=[.H27]/([.G27])" office:value-type="float" office:value="13.7145834500244" calcext:value-type="float">
            <text:p>13.7145834500244</text:p>
          </table:table-cell>
          <table:table-cell table:formula="of:=[.C27]/[.I27]" office:value-type="float" office:value="1.18993041673249" calcext:value-type="float">
            <text:p>1.189930416732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7</text:p>
          </table:table-cell>
          <table:table-cell office:value-type="float" office:value="16.3061" calcext:value-type="float">
            <text:p>16.3061</text:p>
          </table:table-cell>
          <table:table-cell office:value-type="float" office:value="2.2971" calcext:value-type="float">
            <text:p>2.2971</text:p>
          </table:table-cell>
          <table:table-cell office:value-type="float" office:value="23.59" calcext:value-type="float">
            <text:p>23.59</text:p>
          </table:table-cell>
          <table:table-cell office:value-type="float" office:value="33.2" calcext:value-type="float">
            <text:p>33.2</text:p>
          </table:table-cell>
          <table:table-cell office:value-type="float" office:value="1.02240072045171" calcext:value-type="float">
            <text:p>1.02240072045171</text:p>
          </table:table-cell>
          <table:table-cell table:formula="of:=[.C28]-[.D28]" office:value-type="float" office:value="14.009" calcext:value-type="float">
            <text:p>14.009</text:p>
          </table:table-cell>
          <table:table-cell table:formula="of:=[.H28]/([.G28])" office:value-type="float" office:value="13.7020638970311" calcext:value-type="float">
            <text:p>13.7020638970311</text:p>
          </table:table-cell>
          <table:table-cell table:formula="of:=[.C28]/[.I28]" office:value-type="float" office:value="1.19004699748431" calcext:value-type="float">
            <text:p>1.1900469974843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8</text:p>
          </table:table-cell>
          <table:table-cell office:value-type="float" office:value="16.3262" calcext:value-type="float">
            <text:p>16.3262</text:p>
          </table:table-cell>
          <table:table-cell office:value-type="float" office:value="2.2864" calcext:value-type="float">
            <text:p>2.2864</text:p>
          </table:table-cell>
          <table:table-cell office:value-type="float" office:value="23.61" calcext:value-type="float">
            <text:p>23.61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9491118665" calcext:value-type="float">
            <text:p>1.02239491118665</text:p>
          </table:table-cell>
          <table:table-cell table:formula="of:=[.C29]-[.D29]" office:value-type="float" office:value="14.0398" calcext:value-type="float">
            <text:p>14.0398</text:p>
          </table:table-cell>
          <table:table-cell table:formula="of:=[.H29]/([.G29])" office:value-type="float" office:value="13.7322670979501" calcext:value-type="float">
            <text:p>13.7322670979501</text:p>
          </table:table-cell>
          <table:table-cell table:formula="of:=[.C29]/[.I29]" office:value-type="float" office:value="1.18889327476285" calcext:value-type="float">
            <text:p>1.1888932747628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29</text:p>
          </table:table-cell>
          <table:table-cell office:value-type="float" office:value="16.3167" calcext:value-type="float">
            <text:p>16.3167</text:p>
          </table:table-cell>
          <table:table-cell office:value-type="float" office:value="2.2864" calcext:value-type="float">
            <text:p>2.2864</text:p>
          </table:table-cell>
          <table:table-cell office:value-type="float" office:value="23.61" calcext:value-type="float">
            <text:p>23.61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9491118665" calcext:value-type="float">
            <text:p>1.02239491118665</text:p>
          </table:table-cell>
          <table:table-cell table:formula="of:=[.C30]-[.D30]" office:value-type="float" office:value="14.0303" calcext:value-type="float">
            <text:p>14.0303</text:p>
          </table:table-cell>
          <table:table-cell table:formula="of:=[.H30]/([.G30])" office:value-type="float" office:value="13.7229751894164" calcext:value-type="float">
            <text:p>13.7229751894164</text:p>
          </table:table-cell>
          <table:table-cell table:formula="of:=[.C30]/[.I30]" office:value-type="float" office:value="1.18900601180012" calcext:value-type="float">
            <text:p>1.189006011800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0</text:p>
          </table:table-cell>
          <table:table-cell office:value-type="float" office:value="16.3622" calcext:value-type="float">
            <text:p>16.3622</text:p>
          </table:table-cell>
          <table:table-cell office:value-type="float" office:value="2.3092" calcext:value-type="float">
            <text:p>2.3092</text:p>
          </table:table-cell>
          <table:table-cell office:value-type="float" office:value="23.63" calcext:value-type="float">
            <text:p>23.63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8909871668" calcext:value-type="float">
            <text:p>1.02238909871668</text:p>
          </table:table-cell>
          <table:table-cell table:formula="of:=[.C31]-[.D31]" office:value-type="float" office:value="14.053" calcext:value-type="float">
            <text:p>14.053</text:p>
          </table:table-cell>
          <table:table-cell table:formula="of:=[.H31]/([.G31])" office:value-type="float" office:value="13.7452561041971" calcext:value-type="float">
            <text:p>13.7452561041971</text:p>
          </table:table-cell>
          <table:table-cell table:formula="of:=[.C31]/[.I31]" office:value-type="float" office:value="1.190388878604" calcext:value-type="float">
            <text:p>1.1903888786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1</text:p>
          </table:table-cell>
          <table:table-cell office:value-type="float" office:value="16.3933" calcext:value-type="float">
            <text:p>16.3933</text:p>
          </table:table-cell>
          <table:table-cell office:value-type="float" office:value="2.2969" calcext:value-type="float">
            <text:p>2.2969</text:p>
          </table:table-cell>
          <table:table-cell office:value-type="float" office:value="23.62" calcext:value-type="float">
            <text:p>23.62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9200535221" calcext:value-type="float">
            <text:p>1.02239200535221</text:p>
          </table:table-cell>
          <table:table-cell table:formula="of:=[.C32]-[.D32]" office:value-type="float" office:value="14.0964" calcext:value-type="float">
            <text:p>14.0964</text:p>
          </table:table-cell>
          <table:table-cell table:formula="of:=[.H32]/([.G32])" office:value-type="float" office:value="13.7876664979827" calcext:value-type="float">
            <text:p>13.7876664979827</text:p>
          </table:table-cell>
          <table:table-cell table:formula="of:=[.C32]/[.I32]" office:value-type="float" office:value="1.18898292197585" calcext:value-type="float">
            <text:p>1.1889829219758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2</text:p>
          </table:table-cell>
          <table:table-cell office:value-type="float" office:value="16.3161" calcext:value-type="float">
            <text:p>16.3161</text:p>
          </table:table-cell>
          <table:table-cell office:value-type="float" office:value="2.2064" calcext:value-type="float">
            <text:p>2.2064</text:p>
          </table:table-cell>
          <table:table-cell office:value-type="float" office:value="23.62" calcext:value-type="float">
            <text:p>23.62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9200535221" calcext:value-type="float">
            <text:p>1.02239200535221</text:p>
          </table:table-cell>
          <table:table-cell table:formula="of:=[.C33]-[.D33]" office:value-type="float" office:value="14.1097" calcext:value-type="float">
            <text:p>14.1097</text:p>
          </table:table-cell>
          <table:table-cell table:formula="of:=[.H33]/([.G33])" office:value-type="float" office:value="13.8006752069029" calcext:value-type="float">
            <text:p>13.8006752069029</text:p>
          </table:table-cell>
          <table:table-cell table:formula="of:=[.C33]/[.I33]" office:value-type="float" office:value="1.18226824089295" calcext:value-type="float">
            <text:p>1.1822682408929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3</text:p>
          </table:table-cell>
          <table:table-cell office:value-type="float" office:value="16.3738" calcext:value-type="float">
            <text:p>16.3738</text:p>
          </table:table-cell>
          <table:table-cell office:value-type="float" office:value="2.3086" calcext:value-type="float">
            <text:p>2.3086</text:p>
          </table:table-cell>
          <table:table-cell office:value-type="float" office:value="23.63" calcext:value-type="float">
            <text:p>23.63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8909871668" calcext:value-type="float">
            <text:p>1.02238909871668</text:p>
          </table:table-cell>
          <table:table-cell table:formula="of:=[.C34]-[.D34]" office:value-type="float" office:value="14.0652" calcext:value-type="float">
            <text:p>14.0652</text:p>
          </table:table-cell>
          <table:table-cell table:formula="of:=[.H34]/([.G34])" office:value-type="float" office:value="13.7571889387855" calcext:value-type="float">
            <text:p>13.7571889387855</text:p>
          </table:table-cell>
          <table:table-cell table:formula="of:=[.C34]/[.I34]" office:value-type="float" office:value="1.19019954387902" calcext:value-type="float">
            <text:p>1.190199543879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4</text:p>
          </table:table-cell>
          <table:table-cell office:value-type="float" office:value="16.271" calcext:value-type="float">
            <text:p>16.271</text:p>
          </table:table-cell>
          <table:table-cell office:value-type="float" office:value="2.2526" calcext:value-type="float">
            <text:p>2.2526</text:p>
          </table:table-cell>
          <table:table-cell office:value-type="float" office:value="23.62" calcext:value-type="float">
            <text:p>23.62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9200535221" calcext:value-type="float">
            <text:p>1.02239200535221</text:p>
          </table:table-cell>
          <table:table-cell table:formula="of:=[.C35]-[.D35]" office:value-type="float" office:value="14.0184" calcext:value-type="float">
            <text:p>14.0184</text:p>
          </table:table-cell>
          <table:table-cell table:formula="of:=[.H35]/([.G35])" office:value-type="float" office:value="13.7113748216084" calcext:value-type="float">
            <text:p>13.7113748216084</text:p>
          </table:table-cell>
          <table:table-cell table:formula="of:=[.C35]/[.I35]" office:value-type="float" office:value="1.18667895901714" calcext:value-type="float">
            <text:p>1.1866789590171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5</text:p>
          </table:table-cell>
          <table:table-cell office:value-type="float" office:value="16.3326" calcext:value-type="float">
            <text:p>16.3326</text:p>
          </table:table-cell>
          <table:table-cell office:value-type="float" office:value="2.2594" calcext:value-type="float">
            <text:p>2.2594</text:p>
          </table:table-cell>
          <table:table-cell office:value-type="float" office:value="23.64" calcext:value-type="float">
            <text:p>23.64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8619128015" calcext:value-type="float">
            <text:p>1.02238619128015</text:p>
          </table:table-cell>
          <table:table-cell table:formula="of:=[.C36]-[.D36]" office:value-type="float" office:value="14.0732" calcext:value-type="float">
            <text:p>14.0732</text:p>
          </table:table-cell>
          <table:table-cell table:formula="of:=[.H36]/([.G36])" office:value-type="float" office:value="13.7650528929569" calcext:value-type="float">
            <text:p>13.7650528929569</text:p>
          </table:table-cell>
          <table:table-cell table:formula="of:=[.C36]/[.I36]" office:value-type="float" office:value="1.18652649771922" calcext:value-type="float">
            <text:p>1.186526497719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6</text:p>
          </table:table-cell>
          <table:table-cell office:value-type="float" office:value="16.2262" calcext:value-type="float">
            <text:p>16.2262</text:p>
          </table:table-cell>
          <table:table-cell office:value-type="float" office:value="2.2521" calcext:value-type="float">
            <text:p>2.2521</text:p>
          </table:table-cell>
          <table:table-cell office:value-type="float" office:value="23.65" calcext:value-type="float">
            <text:p>23.65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8328304277" calcext:value-type="float">
            <text:p>1.02238328304277</text:p>
          </table:table-cell>
          <table:table-cell table:formula="of:=[.C37]-[.D37]" office:value-type="float" office:value="13.9741" calcext:value-type="float">
            <text:p>13.9741</text:p>
          </table:table-cell>
          <table:table-cell table:formula="of:=[.H37]/([.G37])" office:value-type="float" office:value="13.6681616686953" calcext:value-type="float">
            <text:p>13.6681616686953</text:p>
          </table:table-cell>
          <table:table-cell table:formula="of:=[.C37]/[.I37]" office:value-type="float" office:value="1.18715306368987" calcext:value-type="float">
            <text:p>1.1871530636898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7</text:p>
          </table:table-cell>
          <table:table-cell office:value-type="float" office:value="16.3094" calcext:value-type="float">
            <text:p>16.3094</text:p>
          </table:table-cell>
          <table:table-cell office:value-type="float" office:value="2.2937" calcext:value-type="float">
            <text:p>2.2937</text:p>
          </table:table-cell>
          <table:table-cell office:value-type="float" office:value="23.66" calcext:value-type="float">
            <text:p>23.66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8037400465" calcext:value-type="float">
            <text:p>1.02238037400465</text:p>
          </table:table-cell>
          <table:table-cell table:formula="of:=[.C38]-[.D38]" office:value-type="float" office:value="14.0157" calcext:value-type="float">
            <text:p>14.0157</text:p>
          </table:table-cell>
          <table:table-cell table:formula="of:=[.H38]/([.G38])" office:value-type="float" office:value="13.7088899164806" calcext:value-type="float">
            <text:p>13.7088899164806</text:p>
          </table:table-cell>
          <table:table-cell table:formula="of:=[.C38]/[.I38]" office:value-type="float" office:value="1.18969516126854" calcext:value-type="float">
            <text:p>1.1896951612685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8</text:p>
          </table:table-cell>
          <table:table-cell office:value-type="float" office:value="16.2364" calcext:value-type="float">
            <text:p>16.2364</text:p>
          </table:table-cell>
          <table:table-cell office:value-type="float" office:value="2.2801" calcext:value-type="float">
            <text:p>2.2801</text:p>
          </table:table-cell>
          <table:table-cell office:value-type="float" office:value="23.69" calcext:value-type="float">
            <text:p>23.69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7164208706" calcext:value-type="float">
            <text:p>1.02237164208706</text:p>
          </table:table-cell>
          <table:table-cell table:formula="of:=[.C39]-[.D39]" office:value-type="float" office:value="13.9563" calcext:value-type="float">
            <text:p>13.9563</text:p>
          </table:table-cell>
          <table:table-cell table:formula="of:=[.H39]/([.G39])" office:value-type="float" office:value="13.6509067989305" calcext:value-type="float">
            <text:p>13.6509067989305</text:p>
          </table:table-cell>
          <table:table-cell table:formula="of:=[.C39]/[.I39]" office:value-type="float" office:value="1.18940083901767" calcext:value-type="float">
            <text:p>1.189400839017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39</text:p>
          </table:table-cell>
          <table:table-cell office:value-type="float" office:value="16.3086" calcext:value-type="float">
            <text:p>16.3086</text:p>
          </table:table-cell>
          <table:table-cell office:value-type="float" office:value="2.3001" calcext:value-type="float">
            <text:p>2.3001</text:p>
          </table:table-cell>
          <table:table-cell office:value-type="float" office:value="23.69" calcext:value-type="float">
            <text:p>23.69</text:p>
          </table:table-cell>
          <table:table-cell office:value-type="float" office:value="33.2" calcext:value-type="float">
            <text:p>33.2</text:p>
          </table:table-cell>
          <table:table-cell office:value-type="float" office:value="1.02237164208706" calcext:value-type="float">
            <text:p>1.02237164208706</text:p>
          </table:table-cell>
          <table:table-cell table:formula="of:=[.C40]-[.D40]" office:value-type="float" office:value="14.0085" calcext:value-type="float">
            <text:p>14.0085</text:p>
          </table:table-cell>
          <table:table-cell table:formula="of:=[.H40]/([.G40])" office:value-type="float" office:value="13.7019645531278" calcext:value-type="float">
            <text:p>13.7019645531278</text:p>
          </table:table-cell>
          <table:table-cell table:formula="of:=[.C40]/[.I40]" office:value-type="float" office:value="1.19023808131784" calcext:value-type="float">
            <text:p>1.190238081317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0</text:p>
          </table:table-cell>
          <table:table-cell office:value-type="float" office:value="16.1074" calcext:value-type="float">
            <text:p>16.1074</text:p>
          </table:table-cell>
          <table:table-cell office:value-type="float" office:value="2.2585" calcext:value-type="float">
            <text:p>2.2585</text:p>
          </table:table-cell>
          <table:table-cell office:value-type="float" office:value="27.88" calcext:value-type="float">
            <text:p>27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0827836308" calcext:value-type="float">
            <text:p>1.0210827836308</text:p>
          </table:table-cell>
          <table:table-cell table:formula="of:=[.C41]-[.D41]" office:value-type="float" office:value="13.8489" calcext:value-type="float">
            <text:p>13.8489</text:p>
          </table:table-cell>
          <table:table-cell table:formula="of:=[.H41]/([.G41])" office:value-type="float" office:value="13.562955151154" calcext:value-type="float">
            <text:p>13.562955151154</text:p>
          </table:table-cell>
          <table:table-cell table:formula="of:=[.C41]/[.I41]" office:value-type="float" office:value="1.18760254092778" calcext:value-type="float">
            <text:p>1.1876025409277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1</text:p>
          </table:table-cell>
          <table:table-cell office:value-type="float" office:value="16.3979" calcext:value-type="float">
            <text:p>16.3979</text:p>
          </table:table-cell>
          <table:table-cell office:value-type="float" office:value="2.3204" calcext:value-type="float">
            <text:p>2.3204</text:p>
          </table:table-cell>
          <table:table-cell office:value-type="float" office:value="27.75" calcext:value-type="float">
            <text:p>27.7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2479915869" calcext:value-type="float">
            <text:p>1.02112479915869</text:p>
          </table:table-cell>
          <table:table-cell table:formula="of:=[.C42]-[.D42]" office:value-type="float" office:value="14.0775" calcext:value-type="float">
            <text:p>14.0775</text:p>
          </table:table-cell>
          <table:table-cell table:formula="of:=[.H42]/([.G42])" office:value-type="float" office:value="13.7862678603032" calcext:value-type="float">
            <text:p>13.7862678603032</text:p>
          </table:table-cell>
          <table:table-cell table:formula="of:=[.C42]/[.I42]" office:value-type="float" office:value="1.18943721144552" calcext:value-type="float">
            <text:p>1.1894372114455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2</text:p>
          </table:table-cell>
          <table:table-cell office:value-type="float" office:value="16.3664" calcext:value-type="float">
            <text:p>16.3664</text:p>
          </table:table-cell>
          <table:table-cell office:value-type="float" office:value="2.3008" calcext:value-type="float">
            <text:p>2.3008</text:p>
          </table:table-cell>
          <table:table-cell office:value-type="float" office:value="27.76" calcext:value-type="float">
            <text:p>27.7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2157171151" calcext:value-type="float">
            <text:p>1.02112157171151</text:p>
          </table:table-cell>
          <table:table-cell table:formula="of:=[.C43]-[.D43]" office:value-type="float" office:value="14.0656" calcext:value-type="float">
            <text:p>14.0656</text:p>
          </table:table-cell>
          <table:table-cell table:formula="of:=[.H43]/([.G43])" office:value-type="float" office:value="13.7746575820786" calcext:value-type="float">
            <text:p>13.7746575820786</text:p>
          </table:table-cell>
          <table:table-cell table:formula="of:=[.C43]/[.I43]" office:value-type="float" office:value="1.18815294699545" calcext:value-type="float">
            <text:p>1.1881529469954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3</text:p>
          </table:table-cell>
          <table:table-cell office:value-type="float" office:value="16.3541" calcext:value-type="float">
            <text:p>16.3541</text:p>
          </table:table-cell>
          <table:table-cell office:value-type="float" office:value="2.3043" calcext:value-type="float">
            <text:p>2.3043</text:p>
          </table:table-cell>
          <table:table-cell office:value-type="float" office:value="27.76" calcext:value-type="float">
            <text:p>27.7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2157171151" calcext:value-type="float">
            <text:p>1.02112157171151</text:p>
          </table:table-cell>
          <table:table-cell table:formula="of:=[.C44]-[.D44]" office:value-type="float" office:value="14.0498" calcext:value-type="float">
            <text:p>14.0498</text:p>
          </table:table-cell>
          <table:table-cell table:formula="of:=[.H44]/([.G44])" office:value-type="float" office:value="13.7591844000034" calcext:value-type="float">
            <text:p>13.7591844000034</text:p>
          </table:table-cell>
          <table:table-cell table:formula="of:=[.C44]/[.I44]" office:value-type="float" office:value="1.18859516120708" calcext:value-type="float">
            <text:p>1.1885951612070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4</text:p>
          </table:table-cell>
          <table:table-cell office:value-type="float" office:value="16.3416" calcext:value-type="float">
            <text:p>16.3416</text:p>
          </table:table-cell>
          <table:table-cell office:value-type="float" office:value="2.2932" calcext:value-type="float">
            <text:p>2.2932</text:p>
          </table:table-cell>
          <table:table-cell office:value-type="float" office:value="27.68" calcext:value-type="float">
            <text:p>27.6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4737019107" calcext:value-type="float">
            <text:p>1.02114737019107</text:p>
          </table:table-cell>
          <table:table-cell table:formula="of:=[.C45]-[.D45]" office:value-type="float" office:value="14.0484" calcext:value-type="float">
            <text:p>14.0484</text:p>
          </table:table-cell>
          <table:table-cell table:formula="of:=[.H45]/([.G45])" office:value-type="float" office:value="13.7574657782954" calcext:value-type="float">
            <text:p>13.7574657782954</text:p>
          </table:table-cell>
          <table:table-cell table:formula="of:=[.C45]/[.I45]" office:value-type="float" office:value="1.18783504631947" calcext:value-type="float">
            <text:p>1.187835046319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5</text:p>
          </table:table-cell>
          <table:table-cell office:value-type="float" office:value="16.3364" calcext:value-type="float">
            <text:p>16.3364</text:p>
          </table:table-cell>
          <table:table-cell office:value-type="float" office:value="2.2859" calcext:value-type="float">
            <text:p>2.2859</text:p>
          </table:table-cell>
          <table:table-cell office:value-type="float" office:value="27.67" calcext:value-type="float">
            <text:p>27.6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5059160894" calcext:value-type="float">
            <text:p>1.02115059160894</text:p>
          </table:table-cell>
          <table:table-cell table:formula="of:=[.C46]-[.D46]" office:value-type="float" office:value="14.0505" calcext:value-type="float">
            <text:p>14.0505</text:p>
          </table:table-cell>
          <table:table-cell table:formula="of:=[.H46]/([.G46])" office:value-type="float" office:value="13.7594788814271" calcext:value-type="float">
            <text:p>13.7594788814271</text:p>
          </table:table-cell>
          <table:table-cell table:formula="of:=[.C46]/[.I46]" office:value-type="float" office:value="1.18728333687486" calcext:value-type="float">
            <text:p>1.1872833368748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6</text:p>
          </table:table-cell>
          <table:table-cell office:value-type="float" office:value="16.3227" calcext:value-type="float">
            <text:p>16.3227</text:p>
          </table:table-cell>
          <table:table-cell office:value-type="float" office:value="2.2688" calcext:value-type="float">
            <text:p>2.2688</text:p>
          </table:table-cell>
          <table:table-cell office:value-type="float" office:value="27.67" calcext:value-type="float">
            <text:p>27.6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5059160894" calcext:value-type="float">
            <text:p>1.02115059160894</text:p>
          </table:table-cell>
          <table:table-cell table:formula="of:=[.C47]-[.D47]" office:value-type="float" office:value="14.0539" calcext:value-type="float">
            <text:p>14.0539</text:p>
          </table:table-cell>
          <table:table-cell table:formula="of:=[.H47]/([.G47])" office:value-type="float" office:value="13.7628084588939" calcext:value-type="float">
            <text:p>13.7628084588939</text:p>
          </table:table-cell>
          <table:table-cell table:formula="of:=[.C47]/[.I47]" office:value-type="float" office:value="1.18600066612508" calcext:value-type="float">
            <text:p>1.1860006661250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7</text:p>
          </table:table-cell>
          <table:table-cell office:value-type="float" office:value="16.3112" calcext:value-type="float">
            <text:p>16.3112</text:p>
          </table:table-cell>
          <table:table-cell office:value-type="float" office:value="2.2956" calcext:value-type="float">
            <text:p>2.2956</text:p>
          </table:table-cell>
          <table:table-cell office:value-type="float" office:value="27.67" calcext:value-type="float">
            <text:p>27.6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5059160894" calcext:value-type="float">
            <text:p>1.02115059160894</text:p>
          </table:table-cell>
          <table:table-cell table:formula="of:=[.C48]-[.D48]" office:value-type="float" office:value="14.0156" calcext:value-type="float">
            <text:p>14.0156</text:p>
          </table:table-cell>
          <table:table-cell table:formula="of:=[.H48]/([.G48])" office:value-type="float" office:value="13.7253017480182" calcext:value-type="float">
            <text:p>13.7253017480182</text:p>
          </table:table-cell>
          <table:table-cell table:formula="of:=[.C48]/[.I48]" office:value-type="float" office:value="1.18840374510201" calcext:value-type="float">
            <text:p>1.188403745102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8</text:p>
          </table:table-cell>
          <table:table-cell office:value-type="float" office:value="16.3205" calcext:value-type="float">
            <text:p>16.3205</text:p>
          </table:table-cell>
          <table:table-cell office:value-type="float" office:value="2.3024" calcext:value-type="float">
            <text:p>2.3024</text:p>
          </table:table-cell>
          <table:table-cell office:value-type="float" office:value="27.62" calcext:value-type="float">
            <text:p>27.6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6668738354" calcext:value-type="float">
            <text:p>1.02116668738354</text:p>
          </table:table-cell>
          <table:table-cell table:formula="of:=[.C49]-[.D49]" office:value-type="float" office:value="14.0181" calcext:value-type="float">
            <text:p>14.0181</text:p>
          </table:table-cell>
          <table:table-cell table:formula="of:=[.H49]/([.G49])" office:value-type="float" office:value="13.7275335879958" calcext:value-type="float">
            <text:p>13.7275335879958</text:p>
          </table:table-cell>
          <table:table-cell table:formula="of:=[.C49]/[.I49]" office:value-type="float" office:value="1.18888800347002" calcext:value-type="float">
            <text:p>1.188888003470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49</text:p>
          </table:table-cell>
          <table:table-cell office:value-type="float" office:value="16.2966" calcext:value-type="float">
            <text:p>16.2966</text:p>
          </table:table-cell>
          <table:table-cell office:value-type="float" office:value="2.2897" calcext:value-type="float">
            <text:p>2.2897</text:p>
          </table:table-cell>
          <table:table-cell office:value-type="float" office:value="27.61" calcext:value-type="float">
            <text:p>27.6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6990427473" calcext:value-type="float">
            <text:p>1.02116990427473</text:p>
          </table:table-cell>
          <table:table-cell table:formula="of:=[.C50]-[.D50]" office:value-type="float" office:value="14.0069" calcext:value-type="float">
            <text:p>14.0069</text:p>
          </table:table-cell>
          <table:table-cell table:formula="of:=[.H50]/([.G50])" office:value-type="float" office:value="13.7165225310358" calcext:value-type="float">
            <text:p>13.7165225310358</text:p>
          </table:table-cell>
          <table:table-cell table:formula="of:=[.C50]/[.I50]" office:value-type="float" office:value="1.18809996944389" calcext:value-type="float">
            <text:p>1.188099969443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0</text:p>
          </table:table-cell>
          <table:table-cell office:value-type="float" office:value="16.3428" calcext:value-type="float">
            <text:p>16.3428</text:p>
          </table:table-cell>
          <table:table-cell office:value-type="float" office:value="2.3021" calcext:value-type="float">
            <text:p>2.3021</text:p>
          </table:table-cell>
          <table:table-cell office:value-type="float" office:value="27.62" calcext:value-type="float">
            <text:p>27.6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6668738354" calcext:value-type="float">
            <text:p>1.02116668738354</text:p>
          </table:table-cell>
          <table:table-cell table:formula="of:=[.C51]-[.D51]" office:value-type="float" office:value="14.0407" calcext:value-type="float">
            <text:p>14.0407</text:p>
          </table:table-cell>
          <table:table-cell table:formula="of:=[.H51]/([.G51])" office:value-type="float" office:value="13.7496651364289" calcext:value-type="float">
            <text:p>13.7496651364289</text:p>
          </table:table-cell>
          <table:table-cell table:formula="of:=[.C51]/[.I51]" office:value-type="float" office:value="1.18859621945998" calcext:value-type="float">
            <text:p>1.188596219459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1</text:p>
          </table:table-cell>
          <table:table-cell office:value-type="float" office:value="16.2815" calcext:value-type="float">
            <text:p>16.2815</text:p>
          </table:table-cell>
          <table:table-cell office:value-type="float" office:value="2.2853" calcext:value-type="float">
            <text:p>2.2853</text:p>
          </table:table-cell>
          <table:table-cell office:value-type="float" office:value="27.6" calcext:value-type="float">
            <text:p>27.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7312041107" calcext:value-type="float">
            <text:p>1.02117312041107</text:p>
          </table:table-cell>
          <table:table-cell table:formula="of:=[.C52]-[.D52]" office:value-type="float" office:value="13.9962" calcext:value-type="float">
            <text:p>13.9962</text:p>
          </table:table-cell>
          <table:table-cell table:formula="of:=[.H52]/([.G52])" office:value-type="float" office:value="13.7060011865235" calcext:value-type="float">
            <text:p>13.7060011865235</text:p>
          </table:table-cell>
          <table:table-cell table:formula="of:=[.C52]/[.I52]" office:value-type="float" office:value="1.18791030136557" calcext:value-type="float">
            <text:p>1.187910301365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2</text:p>
          </table:table-cell>
          <table:table-cell office:value-type="float" office:value="16.294" calcext:value-type="float">
            <text:p>16.294</text:p>
          </table:table-cell>
          <table:table-cell office:value-type="float" office:value="2.2726" calcext:value-type="float">
            <text:p>2.2726</text:p>
          </table:table-cell>
          <table:table-cell office:value-type="float" office:value="27.58" calcext:value-type="float">
            <text:p>27.5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795504188" calcext:value-type="float">
            <text:p>1.0211795504188</text:p>
          </table:table-cell>
          <table:table-cell table:formula="of:=[.C53]-[.D53]" office:value-type="float" office:value="14.0214" calcext:value-type="float">
            <text:p>14.0214</text:p>
          </table:table-cell>
          <table:table-cell table:formula="of:=[.H53]/([.G53])" office:value-type="float" office:value="13.7305922295933" calcext:value-type="float">
            <text:p>13.7305922295933</text:p>
          </table:table-cell>
          <table:table-cell table:formula="of:=[.C53]/[.I53]" office:value-type="float" office:value="1.18669316862253" calcext:value-type="float">
            <text:p>1.1866931686225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3</text:p>
          </table:table-cell>
          <table:table-cell office:value-type="float" office:value="16.2529" calcext:value-type="float">
            <text:p>16.2529</text:p>
          </table:table-cell>
          <table:table-cell office:value-type="float" office:value="2.2872" calcext:value-type="float">
            <text:p>2.2872</text:p>
          </table:table-cell>
          <table:table-cell office:value-type="float" office:value="27.58" calcext:value-type="float">
            <text:p>27.5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795504188" calcext:value-type="float">
            <text:p>1.0211795504188</text:p>
          </table:table-cell>
          <table:table-cell table:formula="of:=[.C54]-[.D54]" office:value-type="float" office:value="13.9657" calcext:value-type="float">
            <text:p>13.9657</text:p>
          </table:table-cell>
          <table:table-cell table:formula="of:=[.H54]/([.G54])" office:value-type="float" office:value="13.6760474632228" calcext:value-type="float">
            <text:p>13.6760474632228</text:p>
          </table:table-cell>
          <table:table-cell table:formula="of:=[.C54]/[.I54]" office:value-type="float" office:value="1.18842085359142" calcext:value-type="float">
            <text:p>1.1884208535914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4</text:p>
          </table:table-cell>
          <table:table-cell office:value-type="float" office:value="16.2688" calcext:value-type="float">
            <text:p>16.2688</text:p>
          </table:table-cell>
          <table:table-cell office:value-type="float" office:value="2.262" calcext:value-type="float">
            <text:p>2.262</text:p>
          </table:table-cell>
          <table:table-cell office:value-type="float" office:value="27.58" calcext:value-type="float">
            <text:p>27.5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795504188" calcext:value-type="float">
            <text:p>1.0211795504188</text:p>
          </table:table-cell>
          <table:table-cell table:formula="of:=[.C55]-[.D55]" office:value-type="float" office:value="14.0068" calcext:value-type="float">
            <text:p>14.0068</text:p>
          </table:table-cell>
          <table:table-cell table:formula="of:=[.H55]/([.G55])" office:value-type="float" office:value="13.7162950376901" calcext:value-type="float">
            <text:p>13.7162950376901</text:p>
          </table:table-cell>
          <table:table-cell table:formula="of:=[.C55]/[.I55]" office:value-type="float" office:value="1.18609288844371" calcext:value-type="float">
            <text:p>1.1860928884437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5</text:p>
          </table:table-cell>
          <table:table-cell office:value-type="float" office:value="16.2346" calcext:value-type="float">
            <text:p>16.2346</text:p>
          </table:table-cell>
          <table:table-cell office:value-type="float" office:value="2.278" calcext:value-type="float">
            <text:p>2.278</text:p>
          </table:table-cell>
          <table:table-cell office:value-type="float" office:value="27.56" calcext:value-type="float">
            <text:p>27.5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8597740582" calcext:value-type="float">
            <text:p>1.02118597740582</text:p>
          </table:table-cell>
          <table:table-cell table:formula="of:=[.C56]-[.D56]" office:value-type="float" office:value="13.9566" calcext:value-type="float">
            <text:p>13.9566</text:p>
          </table:table-cell>
          <table:table-cell table:formula="of:=[.H56]/([.G56])" office:value-type="float" office:value="13.6670501836059" calcext:value-type="float">
            <text:p>13.6670501836059</text:p>
          </table:table-cell>
          <table:table-cell table:formula="of:=[.C56]/[.I56]" office:value-type="float" office:value="1.1878642268742" calcext:value-type="float">
            <text:p>1.187864226874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6</text:p>
          </table:table-cell>
          <table:table-cell office:value-type="float" office:value="16.2122" calcext:value-type="float">
            <text:p>16.2122</text:p>
          </table:table-cell>
          <table:table-cell office:value-type="float" office:value="2.2775" calcext:value-type="float">
            <text:p>2.2775</text:p>
          </table:table-cell>
          <table:table-cell office:value-type="float" office:value="27.54" calcext:value-type="float">
            <text:p>27.5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9240137124" calcext:value-type="float">
            <text:p>1.02119240137124</text:p>
          </table:table-cell>
          <table:table-cell table:formula="of:=[.C57]-[.D57]" office:value-type="float" office:value="13.9347" calcext:value-type="float">
            <text:p>13.9347</text:p>
          </table:table-cell>
          <table:table-cell table:formula="of:=[.H57]/([.G57])" office:value-type="float" office:value="13.645518690982" calcext:value-type="float">
            <text:p>13.645518690982</text:p>
          </table:table-cell>
          <table:table-cell table:formula="of:=[.C57]/[.I57]" office:value-type="float" office:value="1.18809701317652" calcext:value-type="float">
            <text:p>1.1880970131765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7</text:p>
          </table:table-cell>
          <table:table-cell office:value-type="float" office:value="16.2109" calcext:value-type="float">
            <text:p>16.2109</text:p>
          </table:table-cell>
          <table:table-cell office:value-type="float" office:value="2.2843" calcext:value-type="float">
            <text:p>2.2843</text:p>
          </table:table-cell>
          <table:table-cell office:value-type="float" office:value="27.55" calcext:value-type="float">
            <text:p>27.5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8918976629" calcext:value-type="float">
            <text:p>1.02118918976629</text:p>
          </table:table-cell>
          <table:table-cell table:formula="of:=[.C58]-[.D58]" office:value-type="float" office:value="13.9266" calcext:value-type="float">
            <text:p>13.9266</text:p>
          </table:table-cell>
          <table:table-cell table:formula="of:=[.H58]/([.G58])" office:value-type="float" office:value="13.6376296768156" calcext:value-type="float">
            <text:p>13.6376296768156</text:p>
          </table:table-cell>
          <table:table-cell table:formula="of:=[.C58]/[.I58]" office:value-type="float" office:value="1.18868897192296" calcext:value-type="float">
            <text:p>1.1886889719229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8</text:p>
          </table:table-cell>
          <table:table-cell office:value-type="float" office:value="16.2187" calcext:value-type="float">
            <text:p>16.2187</text:p>
          </table:table-cell>
          <table:table-cell office:value-type="float" office:value="2.2861" calcext:value-type="float">
            <text:p>2.2861</text:p>
          </table:table-cell>
          <table:table-cell office:value-type="float" office:value="27.53" calcext:value-type="float">
            <text:p>27.5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9561222057" calcext:value-type="float">
            <text:p>1.02119561222057</text:p>
          </table:table-cell>
          <table:table-cell table:formula="of:=[.C59]-[.D59]" office:value-type="float" office:value="13.9326" calcext:value-type="float">
            <text:p>13.9326</text:p>
          </table:table-cell>
          <table:table-cell table:formula="of:=[.H59]/([.G59])" office:value-type="float" office:value="13.6434193735947" calcext:value-type="float">
            <text:p>13.6434193735947</text:p>
          </table:table-cell>
          <table:table-cell table:formula="of:=[.C59]/[.I59]" office:value-type="float" office:value="1.1887562462083" calcext:value-type="float">
            <text:p>1.188756246208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59</text:p>
          </table:table-cell>
          <table:table-cell office:value-type="float" office:value="16.2071" calcext:value-type="float">
            <text:p>16.2071</text:p>
          </table:table-cell>
          <table:table-cell office:value-type="float" office:value="2.2877" calcext:value-type="float">
            <text:p>2.2877</text:p>
          </table:table-cell>
          <table:table-cell office:value-type="float" office:value="27.53" calcext:value-type="float">
            <text:p>27.5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19561222057" calcext:value-type="float">
            <text:p>1.02119561222057</text:p>
          </table:table-cell>
          <table:table-cell table:formula="of:=[.C60]-[.D60]" office:value-type="float" office:value="13.9194" calcext:value-type="float">
            <text:p>13.9194</text:p>
          </table:table-cell>
          <table:table-cell table:formula="of:=[.H60]/([.G60])" office:value-type="float" office:value="13.6304933486078" calcext:value-type="float">
            <text:p>13.6304933486078</text:p>
          </table:table-cell>
          <table:table-cell table:formula="of:=[.C60]/[.I60]" office:value-type="float" office:value="1.18903253062776" calcext:value-type="float">
            <text:p>1.1890325306277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0</text:p>
          </table:table-cell>
          <table:table-cell office:value-type="float" office:value="16.0844" calcext:value-type="float">
            <text:p>16.0844</text:p>
          </table:table-cell>
          <table:table-cell office:value-type="float" office:value="2.2345" calcext:value-type="float">
            <text:p>2.2345</text:p>
          </table:table-cell>
          <table:table-cell office:value-type="float" office:value="27.47" calcext:value-type="float">
            <text:p>27.4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1486144218" calcext:value-type="float">
            <text:p>1.02121486144218</text:p>
          </table:table-cell>
          <table:table-cell table:formula="of:=[.C61]-[.D61]" office:value-type="float" office:value="13.8499" calcext:value-type="float">
            <text:p>13.8499</text:p>
          </table:table-cell>
          <table:table-cell table:formula="of:=[.H61]/([.G61])" office:value-type="float" office:value="13.5621802256588" calcext:value-type="float">
            <text:p>13.5621802256588</text:p>
          </table:table-cell>
          <table:table-cell table:formula="of:=[.C61]/[.I61]" office:value-type="float" office:value="1.18597450648601" calcext:value-type="float">
            <text:p>1.185974506486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1</text:p>
          </table:table-cell>
          <table:table-cell office:value-type="float" office:value="16.3724" calcext:value-type="float">
            <text:p>16.3724</text:p>
          </table:table-cell>
          <table:table-cell office:value-type="float" office:value="2.3023" calcext:value-type="float">
            <text:p>2.3023</text:p>
          </table:table-cell>
          <table:table-cell office:value-type="float" office:value="27.46" calcext:value-type="float">
            <text:p>27.4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1806699901" calcext:value-type="float">
            <text:p>1.02121806699901</text:p>
          </table:table-cell>
          <table:table-cell table:formula="of:=[.C62]-[.D62]" office:value-type="float" office:value="14.0701" calcext:value-type="float">
            <text:p>14.0701</text:p>
          </table:table-cell>
          <table:table-cell table:formula="of:=[.H62]/([.G62])" office:value-type="float" office:value="13.7777625119255" calcext:value-type="float">
            <text:p>13.7777625119255</text:p>
          </table:table-cell>
          <table:table-cell table:formula="of:=[.C62]/[.I62]" office:value-type="float" office:value="1.18832067150444" calcext:value-type="float">
            <text:p>1.1883206715044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2</text:p>
          </table:table-cell>
          <table:table-cell office:value-type="float" office:value="16.3377" calcext:value-type="float">
            <text:p>16.3377</text:p>
          </table:table-cell>
          <table:table-cell office:value-type="float" office:value="2.3046" calcext:value-type="float">
            <text:p>2.3046</text:p>
          </table:table-cell>
          <table:table-cell office:value-type="float" office:value="27.44" calcext:value-type="float">
            <text:p>27.4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2447584298" calcext:value-type="float">
            <text:p>1.02122447584298</text:p>
          </table:table-cell>
          <table:table-cell table:formula="of:=[.C63]-[.D63]" office:value-type="float" office:value="14.0331" calcext:value-type="float">
            <text:p>14.0331</text:p>
          </table:table-cell>
          <table:table-cell table:formula="of:=[.H63]/([.G63])" office:value-type="float" office:value="13.7414450318734" calcext:value-type="float">
            <text:p>13.7414450318734</text:p>
          </table:table-cell>
          <table:table-cell table:formula="of:=[.C63]/[.I63]" office:value-type="float" office:value="1.18893609530181" calcext:value-type="float">
            <text:p>1.1889360953018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3</text:p>
          </table:table-cell>
          <table:table-cell office:value-type="float" office:value="16.3206" calcext:value-type="float">
            <text:p>16.3206</text:p>
          </table:table-cell>
          <table:table-cell office:value-type="float" office:value="2.2897" calcext:value-type="float">
            <text:p>2.2897</text:p>
          </table:table-cell>
          <table:table-cell office:value-type="float" office:value="27.26" calcext:value-type="float">
            <text:p>27.2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8201911689" calcext:value-type="float">
            <text:p>1.02128201911689</text:p>
          </table:table-cell>
          <table:table-cell table:formula="of:=[.C64]-[.D64]" office:value-type="float" office:value="14.0309" calcext:value-type="float">
            <text:p>14.0309</text:p>
          </table:table-cell>
          <table:table-cell table:formula="of:=[.H64]/([.G64])" office:value-type="float" office:value="13.7385166265168" calcext:value-type="float">
            <text:p>13.7385166265168</text:p>
          </table:table-cell>
          <table:table-cell table:formula="of:=[.C64]/[.I64]" office:value-type="float" office:value="1.18794484467847" calcext:value-type="float">
            <text:p>1.187944844678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4</text:p>
          </table:table-cell>
          <table:table-cell office:value-type="float" office:value="16.3188" calcext:value-type="float">
            <text:p>16.3188</text:p>
          </table:table-cell>
          <table:table-cell office:value-type="float" office:value="2.2904" calcext:value-type="float">
            <text:p>2.2904</text:p>
          </table:table-cell>
          <table:table-cell office:value-type="float" office:value="27.25" calcext:value-type="float">
            <text:p>27.2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8520876321" calcext:value-type="float">
            <text:p>1.02128520876321</text:p>
          </table:table-cell>
          <table:table-cell table:formula="of:=[.C65]-[.D65]" office:value-type="float" office:value="14.0284" calcext:value-type="float">
            <text:p>14.0284</text:p>
          </table:table-cell>
          <table:table-cell table:formula="of:=[.H65]/([.G65])" office:value-type="float" office:value="13.7360258227852" calcext:value-type="float">
            <text:p>13.7360258227852</text:p>
          </table:table-cell>
          <table:table-cell table:formula="of:=[.C65]/[.I65]" office:value-type="float" office:value="1.18802921678631" calcext:value-type="float">
            <text:p>1.1880292167863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5</text:p>
          </table:table-cell>
          <table:table-cell office:value-type="float" office:value="16.3033" calcext:value-type="float">
            <text:p>16.3033</text:p>
          </table:table-cell>
          <table:table-cell office:value-type="float" office:value="2.2792" calcext:value-type="float">
            <text:p>2.2792</text:p>
          </table:table-cell>
          <table:table-cell office:value-type="float" office:value="27.25" calcext:value-type="float">
            <text:p>27.2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8520876321" calcext:value-type="float">
            <text:p>1.02128520876321</text:p>
          </table:table-cell>
          <table:table-cell table:formula="of:=[.C66]-[.D66]" office:value-type="float" office:value="14.0241" calcext:value-type="float">
            <text:p>14.0241</text:p>
          </table:table-cell>
          <table:table-cell table:formula="of:=[.H66]/([.G66])" office:value-type="float" office:value="13.7318154416271" calcext:value-type="float">
            <text:p>13.7318154416271</text:p>
          </table:table-cell>
          <table:table-cell table:formula="of:=[.C66]/[.I66]" office:value-type="float" office:value="1.18726471887888" calcext:value-type="float">
            <text:p>1.1872647188788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6</text:p>
          </table:table-cell>
          <table:table-cell office:value-type="float" office:value="16.2948" calcext:value-type="float">
            <text:p>16.2948</text:p>
          </table:table-cell>
          <table:table-cell office:value-type="float" office:value="2.2933" calcext:value-type="float">
            <text:p>2.2933</text:p>
          </table:table-cell>
          <table:table-cell office:value-type="float" office:value="27.24" calcext:value-type="float">
            <text:p>27.2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8839765065" calcext:value-type="float">
            <text:p>1.02128839765065</text:p>
          </table:table-cell>
          <table:table-cell table:formula="of:=[.C67]-[.D67]" office:value-type="float" office:value="14.0015" calcext:value-type="float">
            <text:p>14.0015</text:p>
          </table:table-cell>
          <table:table-cell table:formula="of:=[.H67]/([.G67])" office:value-type="float" office:value="13.7096436542398" calcext:value-type="float">
            <text:p>13.7096436542398</text:p>
          </table:table-cell>
          <table:table-cell table:formula="of:=[.C67]/[.I67]" office:value-type="float" office:value="1.18856480963024" calcext:value-type="float">
            <text:p>1.1885648096302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7</text:p>
          </table:table-cell>
          <table:table-cell office:value-type="float" office:value="16.2776" calcext:value-type="float">
            <text:p>16.2776</text:p>
          </table:table-cell>
          <table:table-cell office:value-type="float" office:value="2.2546" calcext:value-type="float">
            <text:p>2.2546</text:p>
          </table:table-cell>
          <table:table-cell office:value-type="float" office:value="27.23" calcext:value-type="float">
            <text:p>27.2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9158577909" calcext:value-type="float">
            <text:p>1.02129158577909</text:p>
          </table:table-cell>
          <table:table-cell table:formula="of:=[.C68]-[.D68]" office:value-type="float" office:value="14.023" calcext:value-type="float">
            <text:p>14.023</text:p>
          </table:table-cell>
          <table:table-cell table:formula="of:=[.H68]/([.G68])" office:value-type="float" office:value="13.7306526316895" calcext:value-type="float">
            <text:p>13.7306526316895</text:p>
          </table:table-cell>
          <table:table-cell table:formula="of:=[.C68]/[.I68]" office:value-type="float" office:value="1.18549354037494" calcext:value-type="float">
            <text:p>1.1854935403749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8</text:p>
          </table:table-cell>
          <table:table-cell office:value-type="float" office:value="16.2895" calcext:value-type="float">
            <text:p>16.2895</text:p>
          </table:table-cell>
          <table:table-cell office:value-type="float" office:value="2.2946" calcext:value-type="float">
            <text:p>2.2946</text:p>
          </table:table-cell>
          <table:table-cell office:value-type="float" office:value="27.23" calcext:value-type="float">
            <text:p>27.2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9158577909" calcext:value-type="float">
            <text:p>1.02129158577909</text:p>
          </table:table-cell>
          <table:table-cell table:formula="of:=[.C69]-[.D69]" office:value-type="float" office:value="13.9949" calcext:value-type="float">
            <text:p>13.9949</text:p>
          </table:table-cell>
          <table:table-cell table:formula="of:=[.H69]/([.G69])" office:value-type="float" office:value="13.7031384522022" calcext:value-type="float">
            <text:p>13.7031384522022</text:p>
          </table:table-cell>
          <table:table-cell table:formula="of:=[.C69]/[.I69]" office:value-type="float" office:value="1.18874227658279" calcext:value-type="float">
            <text:p>1.188742276582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69</text:p>
          </table:table-cell>
          <table:table-cell office:value-type="float" office:value="16.2686" calcext:value-type="float">
            <text:p>16.2686</text:p>
          </table:table-cell>
          <table:table-cell office:value-type="float" office:value="2.2967" calcext:value-type="float">
            <text:p>2.2967</text:p>
          </table:table-cell>
          <table:table-cell office:value-type="float" office:value="27.22" calcext:value-type="float">
            <text:p>27.2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9477314844" calcext:value-type="float">
            <text:p>1.02129477314844</text:p>
          </table:table-cell>
          <table:table-cell table:formula="of:=[.C70]-[.D70]" office:value-type="float" office:value="13.9719" calcext:value-type="float">
            <text:p>13.9719</text:p>
          </table:table-cell>
          <table:table-cell table:formula="of:=[.H70]/([.G70])" office:value-type="float" office:value="13.6805752534379" calcext:value-type="float">
            <text:p>13.6805752534379</text:p>
          </table:table-cell>
          <table:table-cell table:formula="of:=[.C70]/[.I70]" office:value-type="float" office:value="1.18917514056375" calcext:value-type="float">
            <text:p>1.189175140563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0</text:p>
          </table:table-cell>
          <table:table-cell office:value-type="float" office:value="16.2986" calcext:value-type="float">
            <text:p>16.2986</text:p>
          </table:table-cell>
          <table:table-cell office:value-type="float" office:value="2.2718" calcext:value-type="float">
            <text:p>2.2718</text:p>
          </table:table-cell>
          <table:table-cell office:value-type="float" office:value="27.21" calcext:value-type="float">
            <text:p>27.2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29795975857" calcext:value-type="float">
            <text:p>1.02129795975857</text:p>
          </table:table-cell>
          <table:table-cell table:formula="of:=[.C71]-[.D71]" office:value-type="float" office:value="14.0268" calcext:value-type="float">
            <text:p>14.0268</text:p>
          </table:table-cell>
          <table:table-cell table:formula="of:=[.H71]/([.G71])" office:value-type="float" office:value="13.7342876933935" calcext:value-type="float">
            <text:p>13.7342876933935</text:p>
          </table:table-cell>
          <table:table-cell table:formula="of:=[.C71]/[.I71]" office:value-type="float" office:value="1.18670879508662" calcext:value-type="float">
            <text:p>1.186708795086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1</text:p>
          </table:table-cell>
          <table:table-cell office:value-type="float" office:value="16.3416" calcext:value-type="float">
            <text:p>16.3416</text:p>
          </table:table-cell>
          <table:table-cell office:value-type="float" office:value="2.2825" calcext:value-type="float">
            <text:p>2.2825</text:p>
          </table:table-cell>
          <table:table-cell office:value-type="float" office:value="27.2" calcext:value-type="float">
            <text:p>27.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0114560937" calcext:value-type="float">
            <text:p>1.02130114560937</text:p>
          </table:table-cell>
          <table:table-cell table:formula="of:=[.C72]-[.D72]" office:value-type="float" office:value="14.0591" calcext:value-type="float">
            <text:p>14.0591</text:p>
          </table:table-cell>
          <table:table-cell table:formula="of:=[.H72]/([.G72])" office:value-type="float" office:value="13.7658711736894" calcext:value-type="float">
            <text:p>13.7658711736894</text:p>
          </table:table-cell>
          <table:table-cell table:formula="of:=[.C72]/[.I72]" office:value-type="float" office:value="1.18710975817016" calcext:value-type="float">
            <text:p>1.1871097581701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2</text:p>
          </table:table-cell>
          <table:table-cell office:value-type="float" office:value="16.3018" calcext:value-type="float">
            <text:p>16.3018</text:p>
          </table:table-cell>
          <table:table-cell office:value-type="float" office:value="2.2965" calcext:value-type="float">
            <text:p>2.2965</text:p>
          </table:table-cell>
          <table:table-cell office:value-type="float" office:value="27.09" calcext:value-type="float">
            <text:p>27.0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3613982034" calcext:value-type="float">
            <text:p>1.02133613982034</text:p>
          </table:table-cell>
          <table:table-cell table:formula="of:=[.C73]-[.D73]" office:value-type="float" office:value="14.0053" calcext:value-type="float">
            <text:p>14.0053</text:p>
          </table:table-cell>
          <table:table-cell table:formula="of:=[.H73]/([.G73])" office:value-type="float" office:value="13.7127234158811" calcext:value-type="float">
            <text:p>13.7127234158811</text:p>
          </table:table-cell>
          <table:table-cell table:formula="of:=[.C73]/[.I73]" office:value-type="float" office:value="1.18880834285044" calcext:value-type="float">
            <text:p>1.1888083428504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3</text:p>
          </table:table-cell>
          <table:table-cell office:value-type="float" office:value="16.3094" calcext:value-type="float">
            <text:p>16.3094</text:p>
          </table:table-cell>
          <table:table-cell office:value-type="float" office:value="2.2829" calcext:value-type="float">
            <text:p>2.2829</text:p>
          </table:table-cell>
          <table:table-cell office:value-type="float" office:value="27.09" calcext:value-type="float">
            <text:p>27.0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3613982034" calcext:value-type="float">
            <text:p>1.02133613982034</text:p>
          </table:table-cell>
          <table:table-cell table:formula="of:=[.C74]-[.D74]" office:value-type="float" office:value="14.0265" calcext:value-type="float">
            <text:p>14.0265</text:p>
          </table:table-cell>
          <table:table-cell table:formula="of:=[.H74]/([.G74])" office:value-type="float" office:value="13.733480539" calcext:value-type="float">
            <text:p>13.733480539</text:p>
          </table:table-cell>
          <table:table-cell table:formula="of:=[.C74]/[.I74]" office:value-type="float" office:value="1.1875649405615" calcext:value-type="float">
            <text:p>1.187564940561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4</text:p>
          </table:table-cell>
          <table:table-cell office:value-type="float" office:value="16.2926" calcext:value-type="float">
            <text:p>16.2926</text:p>
          </table:table-cell>
          <table:table-cell office:value-type="float" office:value="2.2976" calcext:value-type="float">
            <text:p>2.2976</text:p>
          </table:table-cell>
          <table:table-cell office:value-type="float" office:value="27.1" calcext:value-type="float">
            <text:p>27.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3296232957" calcext:value-type="float">
            <text:p>1.02133296232957</text:p>
          </table:table-cell>
          <table:table-cell table:formula="of:=[.C75]-[.D75]" office:value-type="float" office:value="13.995" calcext:value-type="float">
            <text:p>13.995</text:p>
          </table:table-cell>
          <table:table-cell table:formula="of:=[.H75]/([.G75])" office:value-type="float" office:value="13.7026812177673" calcext:value-type="float">
            <text:p>13.7026812177673</text:p>
          </table:table-cell>
          <table:table-cell table:formula="of:=[.C75]/[.I75]" office:value-type="float" office:value="1.1890081759236" calcext:value-type="float">
            <text:p>1.189008175923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5</text:p>
          </table:table-cell>
          <table:table-cell office:value-type="float" office:value="16.2848" calcext:value-type="float">
            <text:p>16.2848</text:p>
          </table:table-cell>
          <table:table-cell office:value-type="float" office:value="2.2921" calcext:value-type="float">
            <text:p>2.2921</text:p>
          </table:table-cell>
          <table:table-cell office:value-type="float" office:value="27.09" calcext:value-type="float">
            <text:p>27.0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3613982034" calcext:value-type="float">
            <text:p>1.02133613982034</text:p>
          </table:table-cell>
          <table:table-cell table:formula="of:=[.C76]-[.D76]" office:value-type="float" office:value="13.9927" calcext:value-type="float">
            <text:p>13.9927</text:p>
          </table:table-cell>
          <table:table-cell table:formula="of:=[.H76]/([.G76])" office:value-type="float" office:value="13.7003866351595" calcext:value-type="float">
            <text:p>13.7003866351595</text:p>
          </table:table-cell>
          <table:table-cell table:formula="of:=[.C76]/[.I76]" office:value-type="float" office:value="1.18863798764686" calcext:value-type="float">
            <text:p>1.1886379876468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6</text:p>
          </table:table-cell>
          <table:table-cell office:value-type="float" office:value="16.2678" calcext:value-type="float">
            <text:p>16.2678</text:p>
          </table:table-cell>
          <table:table-cell office:value-type="float" office:value="2.2641" calcext:value-type="float">
            <text:p>2.2641</text:p>
          </table:table-cell>
          <table:table-cell office:value-type="float" office:value="27.06" calcext:value-type="float">
            <text:p>27.0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4566772811" calcext:value-type="float">
            <text:p>1.02134566772811</text:p>
          </table:table-cell>
          <table:table-cell table:formula="of:=[.C77]-[.D77]" office:value-type="float" office:value="14.0037" calcext:value-type="float">
            <text:p>14.0037</text:p>
          </table:table-cell>
          <table:table-cell table:formula="of:=[.H77]/([.G77])" office:value-type="float" office:value="13.7110289322027" calcext:value-type="float">
            <text:p>13.7110289322027</text:p>
          </table:table-cell>
          <table:table-cell table:formula="of:=[.C77]/[.I77]" office:value-type="float" office:value="1.18647550672089" calcext:value-type="float">
            <text:p>1.186475506720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7</text:p>
          </table:table-cell>
          <table:table-cell office:value-type="float" office:value="16.2625" calcext:value-type="float">
            <text:p>16.2625</text:p>
          </table:table-cell>
          <table:table-cell office:value-type="float" office:value="2.3016" calcext:value-type="float">
            <text:p>2.3016</text:p>
          </table:table-cell>
          <table:table-cell office:value-type="float" office:value="27.05" calcext:value-type="float">
            <text:p>27.0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4884217548" calcext:value-type="float">
            <text:p>1.02134884217548</text:p>
          </table:table-cell>
          <table:table-cell table:formula="of:=[.C78]-[.D78]" office:value-type="float" office:value="13.9609" calcext:value-type="float">
            <text:p>13.9609</text:p>
          </table:table-cell>
          <table:table-cell table:formula="of:=[.H78]/([.G78])" office:value-type="float" office:value="13.669080948154" calcext:value-type="float">
            <text:p>13.669080948154</text:p>
          </table:table-cell>
          <table:table-cell table:formula="of:=[.C78]/[.I78]" office:value-type="float" office:value="1.18972885314548" calcext:value-type="float">
            <text:p>1.1897288531454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8</text:p>
          </table:table-cell>
          <table:table-cell office:value-type="float" office:value="16.2469" calcext:value-type="float">
            <text:p>16.2469</text:p>
          </table:table-cell>
          <table:table-cell office:value-type="float" office:value="2.2904" calcext:value-type="float">
            <text:p>2.2904</text:p>
          </table:table-cell>
          <table:table-cell office:value-type="float" office:value="27.05" calcext:value-type="float">
            <text:p>27.0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4884217548" calcext:value-type="float">
            <text:p>1.02134884217548</text:p>
          </table:table-cell>
          <table:table-cell table:formula="of:=[.C79]-[.D79]" office:value-type="float" office:value="13.9565" calcext:value-type="float">
            <text:p>13.9565</text:p>
          </table:table-cell>
          <table:table-cell table:formula="of:=[.H79]/([.G79])" office:value-type="float" office:value="13.6647729195762" calcext:value-type="float">
            <text:p>13.6647729195762</text:p>
          </table:table-cell>
          <table:table-cell table:formula="of:=[.C79]/[.I79]" office:value-type="float" office:value="1.18896231175014" calcext:value-type="float">
            <text:p>1.1889623117501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79</text:p>
          </table:table-cell>
          <table:table-cell office:value-type="float" office:value="16.2552" calcext:value-type="float">
            <text:p>16.2552</text:p>
          </table:table-cell>
          <table:table-cell office:value-type="float" office:value="2.2704" calcext:value-type="float">
            <text:p>2.2704</text:p>
          </table:table-cell>
          <table:table-cell office:value-type="float" office:value="27.04" calcext:value-type="float">
            <text:p>27.0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5201586173" calcext:value-type="float">
            <text:p>1.02135201586173</text:p>
          </table:table-cell>
          <table:table-cell table:formula="of:=[.C80]-[.D80]" office:value-type="float" office:value="13.9848" calcext:value-type="float">
            <text:p>13.9848</text:p>
          </table:table-cell>
          <table:table-cell table:formula="of:=[.H80]/([.G80])" office:value-type="float" office:value="13.6924388289387" calcext:value-type="float">
            <text:p>13.6924388289387</text:p>
          </table:table-cell>
          <table:table-cell table:formula="of:=[.C80]/[.I80]" office:value-type="float" office:value="1.18716615813137" calcext:value-type="float">
            <text:p>1.1871661581313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0</text:p>
          </table:table-cell>
          <table:table-cell office:value-type="float" office:value="16.1561" calcext:value-type="float">
            <text:p>16.156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6.99" calcext:value-type="float">
            <text:p>26.9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6787287207" calcext:value-type="float">
            <text:p>1.02136787287207</text:p>
          </table:table-cell>
          <table:table-cell table:formula="of:=[.C81]-[.D81]" office:value-type="float" office:value="13.8775" calcext:value-type="float">
            <text:p>13.8775</text:p>
          </table:table-cell>
          <table:table-cell table:formula="of:=[.H81]/([.G81])" office:value-type="float" office:value="13.5871710561805" calcext:value-type="float">
            <text:p>13.5871710561805</text:p>
          </table:table-cell>
          <table:table-cell table:formula="of:=[.C81]/[.I81]" office:value-type="float" office:value="1.18907018489702" calcext:value-type="float">
            <text:p>1.189070184897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1</text:p>
          </table:table-cell>
          <table:table-cell office:value-type="float" office:value="16.3654" calcext:value-type="float">
            <text:p>16.3654</text:p>
          </table:table-cell>
          <table:table-cell office:value-type="float" office:value="2.3131" calcext:value-type="float">
            <text:p>2.3131</text:p>
          </table:table-cell>
          <table:table-cell office:value-type="float" office:value="26.99" calcext:value-type="float">
            <text:p>26.9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6787287207" calcext:value-type="float">
            <text:p>1.02136787287207</text:p>
          </table:table-cell>
          <table:table-cell table:formula="of:=[.C82]-[.D82]" office:value-type="float" office:value="14.0523" calcext:value-type="float">
            <text:p>14.0523</text:p>
          </table:table-cell>
          <table:table-cell table:formula="of:=[.H82]/([.G82])" office:value-type="float" office:value="13.7583140935157" calcext:value-type="float">
            <text:p>13.7583140935157</text:p>
          </table:table-cell>
          <table:table-cell table:formula="of:=[.C82]/[.I82]" office:value-type="float" office:value="1.18949166945629" calcext:value-type="float">
            <text:p>1.1894916694562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2</text:p>
          </table:table-cell>
          <table:table-cell office:value-type="float" office:value="16.3215" calcext:value-type="float">
            <text:p>16.3215</text:p>
          </table:table-cell>
          <table:table-cell office:value-type="float" office:value="2.3006" calcext:value-type="float">
            <text:p>2.3006</text:p>
          </table:table-cell>
          <table:table-cell office:value-type="float" office:value="26.99" calcext:value-type="float">
            <text:p>26.9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6787287207" calcext:value-type="float">
            <text:p>1.02136787287207</text:p>
          </table:table-cell>
          <table:table-cell table:formula="of:=[.C83]-[.D83]" office:value-type="float" office:value="14.0209" calcext:value-type="float">
            <text:p>14.0209</text:p>
          </table:table-cell>
          <table:table-cell table:formula="of:=[.H83]/([.G83])" office:value-type="float" office:value="13.7275710078617" calcext:value-type="float">
            <text:p>13.7275710078617</text:p>
          </table:table-cell>
          <table:table-cell table:formula="of:=[.C83]/[.I83]" office:value-type="float" office:value="1.18895760878984" calcext:value-type="float">
            <text:p>1.188957608789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3</text:p>
          </table:table-cell>
          <table:table-cell office:value-type="float" office:value="16.3148" calcext:value-type="float">
            <text:p>16.3148</text:p>
          </table:table-cell>
          <table:table-cell office:value-type="float" office:value="2.2679" calcext:value-type="float">
            <text:p>2.2679</text:p>
          </table:table-cell>
          <table:table-cell office:value-type="float" office:value="26.98" calcext:value-type="float">
            <text:p>26.9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7104198917" calcext:value-type="float">
            <text:p>1.02137104198917</text:p>
          </table:table-cell>
          <table:table-cell table:formula="of:=[.C84]-[.D84]" office:value-type="float" office:value="14.0469" calcext:value-type="float">
            <text:p>14.0469</text:p>
          </table:table-cell>
          <table:table-cell table:formula="of:=[.H84]/([.G84])" office:value-type="float" office:value="13.7529843930595" calcext:value-type="float">
            <text:p>13.7529843930595</text:p>
          </table:table-cell>
          <table:table-cell table:formula="of:=[.C84]/[.I84]" office:value-type="float" office:value="1.18627343227651" calcext:value-type="float">
            <text:p>1.186273432276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4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2.2596" calcext:value-type="float">
            <text:p>2.2596</text:p>
          </table:table-cell>
          <table:table-cell office:value-type="float" office:value="26.97" calcext:value-type="float">
            <text:p>26.9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7421034436" calcext:value-type="float">
            <text:p>1.02137421034436</text:p>
          </table:table-cell>
          <table:table-cell table:formula="of:=[.C85]-[.D85]" office:value-type="float" office:value="14.0438" calcext:value-type="float">
            <text:p>14.0438</text:p>
          </table:table-cell>
          <table:table-cell table:formula="of:=[.H85]/([.G85])" office:value-type="float" office:value="13.7499066040302" calcext:value-type="float">
            <text:p>13.7499066040302</text:p>
          </table:table-cell>
          <table:table-cell table:formula="of:=[.C85]/[.I85]" office:value-type="float" office:value="1.18570987203807" calcext:value-type="float">
            <text:p>1.1857098720380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5</text:p>
          </table:table-cell>
          <table:table-cell office:value-type="float" office:value="16.2972" calcext:value-type="float">
            <text:p>16.2972</text:p>
          </table:table-cell>
          <table:table-cell office:value-type="float" office:value="2.2847" calcext:value-type="float">
            <text:p>2.2847</text:p>
          </table:table-cell>
          <table:table-cell office:value-type="float" office:value="26.96" calcext:value-type="float">
            <text:p>26.9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7737793751" calcext:value-type="float">
            <text:p>1.02137737793751</text:p>
          </table:table-cell>
          <table:table-cell table:formula="of:=[.C86]-[.D86]" office:value-type="float" office:value="14.0125" calcext:value-type="float">
            <text:p>14.0125</text:p>
          </table:table-cell>
          <table:table-cell table:formula="of:=[.H86]/([.G86])" office:value-type="float" office:value="13.7192190689554" calcext:value-type="float">
            <text:p>13.7192190689554</text:p>
          </table:table-cell>
          <table:table-cell table:formula="of:=[.C86]/[.I86]" office:value-type="float" office:value="1.18791018046196" calcext:value-type="float">
            <text:p>1.1879101804619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6</text:p>
          </table:table-cell>
          <table:table-cell office:value-type="float" office:value="16.2806" calcext:value-type="float">
            <text:p>16.2806</text:p>
          </table:table-cell>
          <table:table-cell office:value-type="float" office:value="2.1849" calcext:value-type="float">
            <text:p>2.1849</text:p>
          </table:table-cell>
          <table:table-cell office:value-type="float" office:value="26.96" calcext:value-type="float">
            <text:p>26.9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7737793751" calcext:value-type="float">
            <text:p>1.02137737793751</text:p>
          </table:table-cell>
          <table:table-cell table:formula="of:=[.C87]-[.D87]" office:value-type="float" office:value="14.0957" calcext:value-type="float">
            <text:p>14.0957</text:p>
          </table:table-cell>
          <table:table-cell table:formula="of:=[.H87]/([.G87])" office:value-type="float" office:value="13.8006776970758" calcext:value-type="float">
            <text:p>13.8006776970758</text:p>
          </table:table-cell>
          <table:table-cell table:formula="of:=[.C87]/[.I87]" office:value-type="float" office:value="1.17969569012177" calcext:value-type="float">
            <text:p>1.1796956901217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7</text:p>
          </table:table-cell>
          <table:table-cell office:value-type="float" office:value="16.2554" calcext:value-type="float">
            <text:p>16.2554</text:p>
          </table:table-cell>
          <table:table-cell office:value-type="float" office:value="2.2897" calcext:value-type="float">
            <text:p>2.2897</text:p>
          </table:table-cell>
          <table:table-cell office:value-type="float" office:value="26.96" calcext:value-type="float">
            <text:p>26.9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7737793751" calcext:value-type="float">
            <text:p>1.02137737793751</text:p>
          </table:table-cell>
          <table:table-cell table:formula="of:=[.C88]-[.D88]" office:value-type="float" office:value="13.9657" calcext:value-type="float">
            <text:p>13.9657</text:p>
          </table:table-cell>
          <table:table-cell table:formula="of:=[.H88]/([.G88])" office:value-type="float" office:value="13.6733985906377" calcext:value-type="float">
            <text:p>13.6733985906377</text:p>
          </table:table-cell>
          <table:table-cell table:formula="of:=[.C88]/[.I88]" office:value-type="float" office:value="1.18883391661896" calcext:value-type="float">
            <text:p>1.1888339166189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8</text:p>
          </table:table-cell>
          <table:table-cell office:value-type="float" office:value="16.2657" calcext:value-type="float">
            <text:p>16.2657</text:p>
          </table:table-cell>
          <table:table-cell office:value-type="float" office:value="2.2959" calcext:value-type="float">
            <text:p>2.2959</text:p>
          </table:table-cell>
          <table:table-cell office:value-type="float" office:value="26.95" calcext:value-type="float">
            <text:p>26.9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8054476852" calcext:value-type="float">
            <text:p>1.02138054476852</text:p>
          </table:table-cell>
          <table:table-cell table:formula="of:=[.C89]-[.D89]" office:value-type="float" office:value="13.9698" calcext:value-type="float">
            <text:p>13.9698</text:p>
          </table:table-cell>
          <table:table-cell table:formula="of:=[.H89]/([.G89])" office:value-type="float" office:value="13.6773703704784" calcext:value-type="float">
            <text:p>13.6773703704784</text:p>
          </table:table-cell>
          <table:table-cell table:formula="of:=[.C89]/[.I89]" office:value-type="float" office:value="1.18924175915484" calcext:value-type="float">
            <text:p>1.1892417591548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89</text:p>
          </table:table-cell>
          <table:table-cell office:value-type="float" office:value="16.2564" calcext:value-type="float">
            <text:p>16.2564</text:p>
          </table:table-cell>
          <table:table-cell office:value-type="float" office:value="2.2944" calcext:value-type="float">
            <text:p>2.2944</text:p>
          </table:table-cell>
          <table:table-cell office:value-type="float" office:value="26.95" calcext:value-type="float">
            <text:p>26.9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8054476852" calcext:value-type="float">
            <text:p>1.02138054476852</text:p>
          </table:table-cell>
          <table:table-cell table:formula="of:=[.C90]-[.D90]" office:value-type="float" office:value="13.962" calcext:value-type="float">
            <text:p>13.962</text:p>
          </table:table-cell>
          <table:table-cell table:formula="of:=[.H90]/([.G90])" office:value-type="float" office:value="13.6697336477701" calcext:value-type="float">
            <text:p>13.6697336477701</text:p>
          </table:table-cell>
          <table:table-cell table:formula="of:=[.C90]/[.I90]" office:value-type="float" office:value="1.18922580489722" calcext:value-type="float">
            <text:p>1.1892258048972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0</text:p>
          </table:table-cell>
          <table:table-cell office:value-type="float" office:value="16.2638" calcext:value-type="float">
            <text:p>16.2638</text:p>
          </table:table-cell>
          <table:table-cell office:value-type="float" office:value="2.2996" calcext:value-type="float">
            <text:p>2.2996</text:p>
          </table:table-cell>
          <table:table-cell office:value-type="float" office:value="26.95" calcext:value-type="float">
            <text:p>26.9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8054476852" calcext:value-type="float">
            <text:p>1.02138054476852</text:p>
          </table:table-cell>
          <table:table-cell table:formula="of:=[.C91]-[.D91]" office:value-type="float" office:value="13.9642" calcext:value-type="float">
            <text:p>13.9642</text:p>
          </table:table-cell>
          <table:table-cell table:formula="of:=[.H91]/([.G91])" office:value-type="float" office:value="13.6718875952006" calcext:value-type="float">
            <text:p>13.6718875952006</text:p>
          </table:table-cell>
          <table:table-cell table:formula="of:=[.C91]/[.I91]" office:value-type="float" office:value="1.18957970410093" calcext:value-type="float">
            <text:p>1.1895797041009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1</text:p>
          </table:table-cell>
          <table:table-cell office:value-type="float" office:value="16.3686" calcext:value-type="float">
            <text:p>16.3686</text:p>
          </table:table-cell>
          <table:table-cell office:value-type="float" office:value="2.3109" calcext:value-type="float">
            <text:p>2.3109</text:p>
          </table:table-cell>
          <table:table-cell office:value-type="float" office:value="26.94" calcext:value-type="float">
            <text:p>26.9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8371083728" calcext:value-type="float">
            <text:p>1.02138371083728</text:p>
          </table:table-cell>
          <table:table-cell table:formula="of:=[.C92]-[.D92]" office:value-type="float" office:value="14.0577" calcext:value-type="float">
            <text:p>14.0577</text:p>
          </table:table-cell>
          <table:table-cell table:formula="of:=[.H92]/([.G92])" office:value-type="float" office:value="13.7633876973387" calcext:value-type="float">
            <text:p>13.7633876973387</text:p>
          </table:table-cell>
          <table:table-cell table:formula="of:=[.C92]/[.I92]" office:value-type="float" office:value="1.18928568750301" calcext:value-type="float">
            <text:p>1.189285687503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2</text:p>
          </table:table-cell>
          <table:table-cell office:value-type="float" office:value="16.3248" calcext:value-type="float">
            <text:p>16.3248</text:p>
          </table:table-cell>
          <table:table-cell office:value-type="float" office:value="2.2956" calcext:value-type="float">
            <text:p>2.2956</text:p>
          </table:table-cell>
          <table:table-cell office:value-type="float" office:value="26.93" calcext:value-type="float">
            <text:p>26.9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8687614366" calcext:value-type="float">
            <text:p>1.02138687614366</text:p>
          </table:table-cell>
          <table:table-cell table:formula="of:=[.C93]-[.D93]" office:value-type="float" office:value="14.0292" calcext:value-type="float">
            <text:p>14.0292</text:p>
          </table:table-cell>
          <table:table-cell table:formula="of:=[.H93]/([.G93])" office:value-type="float" office:value="13.7354418072891" calcext:value-type="float">
            <text:p>13.7354418072891</text:p>
          </table:table-cell>
          <table:table-cell table:formula="of:=[.C93]/[.I93]" office:value-type="float" office:value="1.18851655658698" calcext:value-type="float">
            <text:p>1.188516556586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3</text:p>
          </table:table-cell>
          <table:table-cell office:value-type="float" office:value="16.3161" calcext:value-type="float">
            <text:p>16.3161</text:p>
          </table:table-cell>
          <table:table-cell office:value-type="float" office:value="2.2963" calcext:value-type="float">
            <text:p>2.2963</text:p>
          </table:table-cell>
          <table:table-cell office:value-type="float" office:value="26.93" calcext:value-type="float">
            <text:p>26.9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8687614366" calcext:value-type="float">
            <text:p>1.02138687614366</text:p>
          </table:table-cell>
          <table:table-cell table:formula="of:=[.C94]-[.D94]" office:value-type="float" office:value="14.0198" calcext:value-type="float">
            <text:p>14.0198</text:p>
          </table:table-cell>
          <table:table-cell table:formula="of:=[.H94]/([.G94])" office:value-type="float" office:value="13.7262386344076" calcext:value-type="float">
            <text:p>13.7262386344076</text:p>
          </table:table-cell>
          <table:table-cell table:formula="of:=[.C94]/[.I94]" office:value-type="float" office:value="1.18867961096789" calcext:value-type="float">
            <text:p>1.188679610967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4</text:p>
          </table:table-cell>
          <table:table-cell office:value-type="float" office:value="16.3017" calcext:value-type="float">
            <text:p>16.3017</text:p>
          </table:table-cell>
          <table:table-cell office:value-type="float" office:value="2.2977" calcext:value-type="float">
            <text:p>2.2977</text:p>
          </table:table-cell>
          <table:table-cell office:value-type="float" office:value="26.91" calcext:value-type="float">
            <text:p>26.9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9320446888" calcext:value-type="float">
            <text:p>1.02139320446888</text:p>
          </table:table-cell>
          <table:table-cell table:formula="of:=[.C95]-[.D95]" office:value-type="float" office:value="14.004" calcext:value-type="float">
            <text:p>14.004</text:p>
          </table:table-cell>
          <table:table-cell table:formula="of:=[.H95]/([.G95])" office:value-type="float" office:value="13.7106845225997" calcext:value-type="float">
            <text:p>13.7106845225997</text:p>
          </table:table-cell>
          <table:table-cell table:formula="of:=[.C95]/[.I95]" office:value-type="float" office:value="1.18897783499645" calcext:value-type="float">
            <text:p>1.1889778349964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5</text:p>
          </table:table-cell>
          <table:table-cell office:value-type="float" office:value="16.3016" calcext:value-type="float">
            <text:p>16.3016</text:p>
          </table:table-cell>
          <table:table-cell office:value-type="float" office:value="2.2939" calcext:value-type="float">
            <text:p>2.2939</text:p>
          </table:table-cell>
          <table:table-cell office:value-type="float" office:value="26.9" calcext:value-type="float">
            <text:p>26.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9636748748" calcext:value-type="float">
            <text:p>1.02139636748748</text:p>
          </table:table-cell>
          <table:table-cell table:formula="of:=[.C96]-[.D96]" office:value-type="float" office:value="14.0077" calcext:value-type="float">
            <text:p>14.0077</text:p>
          </table:table-cell>
          <table:table-cell table:formula="of:=[.H96]/([.G96])" office:value-type="float" office:value="13.7142645557448" calcext:value-type="float">
            <text:p>13.7142645557448</text:p>
          </table:table-cell>
          <table:table-cell table:formula="of:=[.C96]/[.I96]" office:value-type="float" office:value="1.18866016721046" calcext:value-type="float">
            <text:p>1.1886601672104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6</text:p>
          </table:table-cell>
          <table:table-cell office:value-type="float" office:value="16.2655" calcext:value-type="float">
            <text:p>16.2655</text:p>
          </table:table-cell>
          <table:table-cell office:value-type="float" office:value="2.2689" calcext:value-type="float">
            <text:p>2.2689</text:p>
          </table:table-cell>
          <table:table-cell office:value-type="float" office:value="26.89" calcext:value-type="float">
            <text:p>26.8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9952974326" calcext:value-type="float">
            <text:p>1.02139952974326</text:p>
          </table:table-cell>
          <table:table-cell table:formula="of:=[.C97]-[.D97]" office:value-type="float" office:value="13.9966" calcext:value-type="float">
            <text:p>13.9966</text:p>
          </table:table-cell>
          <table:table-cell table:formula="of:=[.H97]/([.G97])" office:value-type="float" office:value="13.7033546544888" calcext:value-type="float">
            <text:p>13.7033546544888</text:p>
          </table:table-cell>
          <table:table-cell table:formula="of:=[.C97]/[.I97]" office:value-type="float" office:value="1.18697212544754" calcext:value-type="float">
            <text:p>1.1869721254475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7</text:p>
          </table:table-cell>
          <table:table-cell office:value-type="float" office:value="16.2566" calcext:value-type="float">
            <text:p>16.2566</text:p>
          </table:table-cell>
          <table:table-cell office:value-type="float" office:value="2.286" calcext:value-type="float">
            <text:p>2.286</text:p>
          </table:table-cell>
          <table:table-cell office:value-type="float" office:value="26.89" calcext:value-type="float">
            <text:p>26.8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9952974326" calcext:value-type="float">
            <text:p>1.02139952974326</text:p>
          </table:table-cell>
          <table:table-cell table:formula="of:=[.C98]-[.D98]" office:value-type="float" office:value="13.9706" calcext:value-type="float">
            <text:p>13.9706</text:p>
          </table:table-cell>
          <table:table-cell table:formula="of:=[.H98]/([.G98])" office:value-type="float" office:value="13.6778993852794" calcext:value-type="float">
            <text:p>13.6778993852794</text:p>
          </table:table-cell>
          <table:table-cell table:formula="of:=[.C98]/[.I98]" office:value-type="float" office:value="1.18853045647462" calcext:value-type="float">
            <text:p>1.188530456474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8</text:p>
          </table:table-cell>
          <table:table-cell office:value-type="float" office:value="16.2704" calcext:value-type="float">
            <text:p>16.2704</text:p>
          </table:table-cell>
          <table:table-cell office:value-type="float" office:value="2.2974" calcext:value-type="float">
            <text:p>2.2974</text:p>
          </table:table-cell>
          <table:table-cell office:value-type="float" office:value="26.9" calcext:value-type="float">
            <text:p>26.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39636748748" calcext:value-type="float">
            <text:p>1.02139636748748</text:p>
          </table:table-cell>
          <table:table-cell table:formula="of:=[.C99]-[.D99]" office:value-type="float" office:value="13.973" calcext:value-type="float">
            <text:p>13.973</text:p>
          </table:table-cell>
          <table:table-cell table:formula="of:=[.H99]/([.G99])" office:value-type="float" office:value="13.6802914566575" calcext:value-type="float">
            <text:p>13.6802914566575</text:p>
          </table:table-cell>
          <table:table-cell table:formula="of:=[.C99]/[.I99]" office:value-type="float" office:value="1.18933138607087" calcext:value-type="float">
            <text:p>1.1893313860708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099</text:p>
          </table:table-cell>
          <table:table-cell office:value-type="float" office:value="16.2492" calcext:value-type="float">
            <text:p>16.2492</text:p>
          </table:table-cell>
          <table:table-cell office:value-type="float" office:value="2.2453" calcext:value-type="float">
            <text:p>2.2453</text:p>
          </table:table-cell>
          <table:table-cell office:value-type="float" office:value="26.88" calcext:value-type="float">
            <text:p>26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026912361" calcext:value-type="float">
            <text:p>1.0214026912361</text:p>
          </table:table-cell>
          <table:table-cell table:formula="of:=[.C100]-[.D100]" office:value-type="float" office:value="14.0039" calcext:value-type="float">
            <text:p>14.0039</text:p>
          </table:table-cell>
          <table:table-cell table:formula="of:=[.H100]/([.G100])" office:value-type="float" office:value="13.7104592734649" calcext:value-type="float">
            <text:p>13.7104592734649</text:p>
          </table:table-cell>
          <table:table-cell table:formula="of:=[.C100]/[.I100]" office:value-type="float" office:value="1.18516817532499" calcext:value-type="float">
            <text:p>1.1851681753249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0</text:p>
          </table:table-cell>
          <table:table-cell office:value-type="float" office:value="16.2432" calcext:value-type="float">
            <text:p>16.2432</text:p>
          </table:table-cell>
          <table:table-cell office:value-type="float" office:value="2.236" calcext:value-type="float">
            <text:p>2.236</text:p>
          </table:table-cell>
          <table:table-cell office:value-type="float" office:value="26.85" calcext:value-type="float">
            <text:p>26.8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1217113591" calcext:value-type="float">
            <text:p>1.02141217113591</text:p>
          </table:table-cell>
          <table:table-cell table:formula="of:=[.C101]-[.D101]" office:value-type="float" office:value="14.0072" calcext:value-type="float">
            <text:p>14.0072</text:p>
          </table:table-cell>
          <table:table-cell table:formula="of:=[.H101]/([.G101])" office:value-type="float" office:value="13.7135628454697" calcext:value-type="float">
            <text:p>13.7135628454697</text:p>
          </table:table-cell>
          <table:table-cell table:formula="of:=[.C101]/[.I101]" office:value-type="float" office:value="1.18446243204886" calcext:value-type="float">
            <text:p>1.1844624320488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1</text:p>
          </table:table-cell>
          <table:table-cell office:value-type="float" office:value="16.3539" calcext:value-type="float">
            <text:p>16.3539</text:p>
          </table:table-cell>
          <table:table-cell office:value-type="float" office:value="2.3102" calcext:value-type="float">
            <text:p>2.3102</text:p>
          </table:table-cell>
          <table:table-cell office:value-type="float" office:value="26.85" calcext:value-type="float">
            <text:p>26.8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1217113591" calcext:value-type="float">
            <text:p>1.02141217113591</text:p>
          </table:table-cell>
          <table:table-cell table:formula="of:=[.C102]-[.D102]" office:value-type="float" office:value="14.0437" calcext:value-type="float">
            <text:p>14.0437</text:p>
          </table:table-cell>
          <table:table-cell table:formula="of:=[.H102]/([.G102])" office:value-type="float" office:value="13.7492976849708" calcext:value-type="float">
            <text:p>13.7492976849708</text:p>
          </table:table-cell>
          <table:table-cell table:formula="of:=[.C102]/[.I102]" office:value-type="float" office:value="1.18943529878448" calcext:value-type="float">
            <text:p>1.1894352987844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3</text:p>
          </table:table-cell>
          <table:table-cell office:value-type="float" office:value="16.3451" calcext:value-type="float">
            <text:p>16.3451</text:p>
          </table:table-cell>
          <table:table-cell office:value-type="float" office:value="2.3028" calcext:value-type="float">
            <text:p>2.3028</text:p>
          </table:table-cell>
          <table:table-cell office:value-type="float" office:value="26.84" calcext:value-type="float">
            <text:p>26.8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153295759" calcext:value-type="float">
            <text:p>1.0214153295759</text:p>
          </table:table-cell>
          <table:table-cell table:formula="of:=[.C103]-[.D103]" office:value-type="float" office:value="14.0423" calcext:value-type="float">
            <text:p>14.0423</text:p>
          </table:table-cell>
          <table:table-cell table:formula="of:=[.H103]/([.G103])" office:value-type="float" office:value="13.7478845219902" calcext:value-type="float">
            <text:p>13.7478845219902</text:p>
          </table:table-cell>
          <table:table-cell table:formula="of:=[.C103]/[.I103]" office:value-type="float" office:value="1.18891746390912" calcext:value-type="float">
            <text:p>1.188917463909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2</text:p>
          </table:table-cell>
          <table:table-cell office:value-type="float" office:value="16.3428" calcext:value-type="float">
            <text:p>16.3428</text:p>
          </table:table-cell>
          <table:table-cell office:value-type="float" office:value="2.3049" calcext:value-type="float">
            <text:p>2.3049</text:p>
          </table:table-cell>
          <table:table-cell office:value-type="float" office:value="26.85" calcext:value-type="float">
            <text:p>26.8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1217113591" calcext:value-type="float">
            <text:p>1.02141217113591</text:p>
          </table:table-cell>
          <table:table-cell table:formula="of:=[.C104]-[.D104]" office:value-type="float" office:value="14.0379" calcext:value-type="float">
            <text:p>14.0379</text:p>
          </table:table-cell>
          <table:table-cell table:formula="of:=[.H104]/([.G104])" office:value-type="float" office:value="13.7436192721186" calcext:value-type="float">
            <text:p>13.7436192721186</text:p>
          </table:table-cell>
          <table:table-cell table:formula="of:=[.C104]/[.I104]" office:value-type="float" office:value="1.1891190869318" calcext:value-type="float">
            <text:p>1.18911908693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4</text:p>
          </table:table-cell>
          <table:table-cell office:value-type="float" office:value="16.3524" calcext:value-type="float">
            <text:p>16.3524</text:p>
          </table:table-cell>
          <table:table-cell office:value-type="float" office:value="2.3123" calcext:value-type="float">
            <text:p>2.3123</text:p>
          </table:table-cell>
          <table:table-cell office:value-type="float" office:value="26.85" calcext:value-type="float">
            <text:p>26.8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1217113591" calcext:value-type="float">
            <text:p>1.02141217113591</text:p>
          </table:table-cell>
          <table:table-cell table:formula="of:=[.C105]-[.D105]" office:value-type="float" office:value="14.0401" calcext:value-type="float">
            <text:p>14.0401</text:p>
          </table:table-cell>
          <table:table-cell table:formula="of:=[.H105]/([.G105])" office:value-type="float" office:value="13.7457731528557" calcext:value-type="float">
            <text:p>13.7457731528557</text:p>
          </table:table-cell>
          <table:table-cell table:formula="of:=[.C105]/[.I105]" office:value-type="float" office:value="1.18963115556747" calcext:value-type="float">
            <text:p>1.189631155567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5</text:p>
          </table:table-cell>
          <table:table-cell office:value-type="float" office:value="16.3451" calcext:value-type="float">
            <text:p>16.3451</text:p>
          </table:table-cell>
          <table:table-cell office:value-type="float" office:value="2.3097" calcext:value-type="float">
            <text:p>2.3097</text:p>
          </table:table-cell>
          <table:table-cell office:value-type="float" office:value="26.84" calcext:value-type="float">
            <text:p>26.8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153295759" calcext:value-type="float">
            <text:p>1.0214153295759</text:p>
          </table:table-cell>
          <table:table-cell table:formula="of:=[.C106]-[.D106]" office:value-type="float" office:value="14.0354" calcext:value-type="float">
            <text:p>14.0354</text:p>
          </table:table-cell>
          <table:table-cell table:formula="of:=[.H106]/([.G106])" office:value-type="float" office:value="13.7411291896584" calcext:value-type="float">
            <text:p>13.7411291896584</text:p>
          </table:table-cell>
          <table:table-cell table:formula="of:=[.C106]/[.I106]" office:value-type="float" office:value="1.18950195245244" calcext:value-type="float">
            <text:p>1.1895019524524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6</text:p>
          </table:table-cell>
          <table:table-cell office:value-type="float" office:value="16.3779" calcext:value-type="float">
            <text:p>16.3779</text:p>
          </table:table-cell>
          <table:table-cell office:value-type="float" office:value="2.2156" calcext:value-type="float">
            <text:p>2.2156</text:p>
          </table:table-cell>
          <table:table-cell office:value-type="float" office:value="26.84" calcext:value-type="float">
            <text:p>26.8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153295759" calcext:value-type="float">
            <text:p>1.0214153295759</text:p>
          </table:table-cell>
          <table:table-cell table:formula="of:=[.C107]-[.D107]" office:value-type="float" office:value="14.1623" calcext:value-type="float">
            <text:p>14.1623</text:p>
          </table:table-cell>
          <table:table-cell table:formula="of:=[.H107]/([.G107])" office:value-type="float" office:value="13.8653685625418" calcext:value-type="float">
            <text:p>13.8653685625418</text:p>
          </table:table-cell>
          <table:table-cell table:formula="of:=[.C107]/[.I107]" office:value-type="float" office:value="1.18120913455167" calcext:value-type="float">
            <text:p>1.181209134551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7</text:p>
          </table:table-cell>
          <table:table-cell office:value-type="float" office:value="16.3823" calcext:value-type="float">
            <text:p>16.3823</text:p>
          </table:table-cell>
          <table:table-cell office:value-type="float" office:value="2.2906" calcext:value-type="float">
            <text:p>2.2906</text:p>
          </table:table-cell>
          <table:table-cell office:value-type="float" office:value="26.83" calcext:value-type="float">
            <text:p>26.8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1848725238" calcext:value-type="float">
            <text:p>1.02141848725238</text:p>
          </table:table-cell>
          <table:table-cell table:formula="of:=[.C108]-[.D108]" office:value-type="float" office:value="14.0917" calcext:value-type="float">
            <text:p>14.0917</text:p>
          </table:table-cell>
          <table:table-cell table:formula="of:=[.H108]/([.G108])" office:value-type="float" office:value="13.7962061347712" calcext:value-type="float">
            <text:p>13.7962061347712</text:p>
          </table:table-cell>
          <table:table-cell table:formula="of:=[.C108]/[.I108]" office:value-type="float" office:value="1.18744963941289" calcext:value-type="float">
            <text:p>1.187449639412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8</text:p>
          </table:table-cell>
          <table:table-cell office:value-type="float" office:value="16.4113" calcext:value-type="float">
            <text:p>16.4113</text:p>
          </table:table-cell>
          <table:table-cell office:value-type="float" office:value="2.3188" calcext:value-type="float">
            <text:p>2.3188</text:p>
          </table:table-cell>
          <table:table-cell office:value-type="float" office:value="26.82" calcext:value-type="float">
            <text:p>26.8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2164416526" calcext:value-type="float">
            <text:p>1.02142164416526</text:p>
          </table:table-cell>
          <table:table-cell table:formula="of:=[.C109]-[.D109]" office:value-type="float" office:value="14.0925" calcext:value-type="float">
            <text:p>14.0925</text:p>
          </table:table-cell>
          <table:table-cell table:formula="of:=[.H109]/([.G109])" office:value-type="float" office:value="13.7969467168643" calcext:value-type="float">
            <text:p>13.7969467168643</text:p>
          </table:table-cell>
          <table:table-cell table:formula="of:=[.C109]/[.I109]" office:value-type="float" office:value="1.18948781471629" calcext:value-type="float">
            <text:p>1.1894878147162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09</text:p>
          </table:table-cell>
          <table:table-cell office:value-type="float" office:value="16.4256" calcext:value-type="float">
            <text:p>16.4256</text:p>
          </table:table-cell>
          <table:table-cell office:value-type="float" office:value="2.3066" calcext:value-type="float">
            <text:p>2.3066</text:p>
          </table:table-cell>
          <table:table-cell office:value-type="float" office:value="26.81" calcext:value-type="float">
            <text:p>26.8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2480031441" calcext:value-type="float">
            <text:p>1.02142480031441</text:p>
          </table:table-cell>
          <table:table-cell table:formula="of:=[.C110]-[.D110]" office:value-type="float" office:value="14.119" calcext:value-type="float">
            <text:p>14.119</text:p>
          </table:table-cell>
          <table:table-cell table:formula="of:=[.H110]/([.G110])" office:value-type="float" office:value="13.8228482367512" calcext:value-type="float">
            <text:p>13.8228482367512</text:p>
          </table:table-cell>
          <table:table-cell table:formula="of:=[.C110]/[.I110]" office:value-type="float" office:value="1.18829344854766" calcext:value-type="float">
            <text:p>1.1882934485476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0</text:p>
          </table:table-cell>
          <table:table-cell office:value-type="float" office:value="16.4822" calcext:value-type="float">
            <text:p>16.4822</text:p>
          </table:table-cell>
          <table:table-cell office:value-type="float" office:value="2.3335" calcext:value-type="float">
            <text:p>2.3335</text:p>
          </table:table-cell>
          <table:table-cell office:value-type="float" office:value="26.82" calcext:value-type="float">
            <text:p>26.8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2164416526" calcext:value-type="float">
            <text:p>1.02142164416526</text:p>
          </table:table-cell>
          <table:table-cell table:formula="of:=[.C111]-[.D111]" office:value-type="float" office:value="14.1487" calcext:value-type="float">
            <text:p>14.1487</text:p>
          </table:table-cell>
          <table:table-cell table:formula="of:=[.H111]/([.G111])" office:value-type="float" office:value="13.8519680690366" calcext:value-type="float">
            <text:p>13.8519680690366</text:p>
          </table:table-cell>
          <table:table-cell table:formula="of:=[.C111]/[.I111]" office:value-type="float" office:value="1.18988146073213" calcext:value-type="float">
            <text:p>1.189881460732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1</text:p>
          </table:table-cell>
          <table:table-cell office:value-type="float" office:value="16.3044" calcext:value-type="float">
            <text:p>16.3044</text:p>
          </table:table-cell>
          <table:table-cell office:value-type="float" office:value="2.3107" calcext:value-type="float">
            <text:p>2.3107</text:p>
          </table:table-cell>
          <table:table-cell office:value-type="float" office:value="26.81" calcext:value-type="float">
            <text:p>26.8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2480031441" calcext:value-type="float">
            <text:p>1.02142480031441</text:p>
          </table:table-cell>
          <table:table-cell table:formula="of:=[.C112]-[.D112]" office:value-type="float" office:value="13.9937" calcext:value-type="float">
            <text:p>13.9937</text:p>
          </table:table-cell>
          <table:table-cell table:formula="of:=[.H112]/([.G112])" office:value-type="float" office:value="13.7001764551757" calcext:value-type="float">
            <text:p>13.7001764551757</text:p>
          </table:table-cell>
          <table:table-cell table:formula="of:=[.C112]/[.I112]" office:value-type="float" office:value="1.19008686153385" calcext:value-type="float">
            <text:p>1.1900868615338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2</text:p>
          </table:table-cell>
          <table:table-cell office:value-type="float" office:value="16.2513" calcext:value-type="float">
            <text:p>16.2513</text:p>
          </table:table-cell>
          <table:table-cell office:value-type="float" office:value="2.3038" calcext:value-type="float">
            <text:p>2.3038</text:p>
          </table:table-cell>
          <table:table-cell office:value-type="float" office:value="26.8" calcext:value-type="float">
            <text:p>26.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2795569972" calcext:value-type="float">
            <text:p>1.02142795569972</text:p>
          </table:table-cell>
          <table:table-cell table:formula="of:=[.C113]-[.D113]" office:value-type="float" office:value="13.9475" calcext:value-type="float">
            <text:p>13.9475</text:p>
          </table:table-cell>
          <table:table-cell table:formula="of:=[.H113]/([.G113])" office:value-type="float" office:value="13.6549033362274" calcext:value-type="float">
            <text:p>13.6549033362274</text:p>
          </table:table-cell>
          <table:table-cell table:formula="of:=[.C113]/[.I113]" office:value-type="float" office:value="1.19014390653973" calcext:value-type="float">
            <text:p>1.1901439065397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3</text:p>
          </table:table-cell>
          <table:table-cell office:value-type="float" office:value="16.3158" calcext:value-type="float">
            <text:p>16.3158</text:p>
          </table:table-cell>
          <table:table-cell office:value-type="float" office:value="2.3015" calcext:value-type="float">
            <text:p>2.3015</text:p>
          </table:table-cell>
          <table:table-cell office:value-type="float" office:value="26.8" calcext:value-type="float">
            <text:p>26.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2795569972" calcext:value-type="float">
            <text:p>1.02142795569972</text:p>
          </table:table-cell>
          <table:table-cell table:formula="of:=[.C114]-[.D114]" office:value-type="float" office:value="14.0143" calcext:value-type="float">
            <text:p>14.0143</text:p>
          </table:table-cell>
          <table:table-cell table:formula="of:=[.H114]/([.G114])" office:value-type="float" office:value="13.720301977049" calcext:value-type="float">
            <text:p>13.720301977049</text:p>
          </table:table-cell>
          <table:table-cell table:formula="of:=[.C114]/[.I114]" office:value-type="float" office:value="1.18917207706453" calcext:value-type="float">
            <text:p>1.1891720770645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4</text:p>
          </table:table-cell>
          <table:table-cell office:value-type="float" office:value="16.3108" calcext:value-type="float">
            <text:p>16.3108</text:p>
          </table:table-cell>
          <table:table-cell office:value-type="float" office:value="2.2865" calcext:value-type="float">
            <text:p>2.2865</text:p>
          </table:table-cell>
          <table:table-cell office:value-type="float" office:value="26.79" calcext:value-type="float">
            <text:p>26.7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3111032108" calcext:value-type="float">
            <text:p>1.02143111032108</text:p>
          </table:table-cell>
          <table:table-cell table:formula="of:=[.C115]-[.D115]" office:value-type="float" office:value="14.0243" calcext:value-type="float">
            <text:p>14.0243</text:p>
          </table:table-cell>
          <table:table-cell table:formula="of:=[.H115]/([.G115])" office:value-type="float" office:value="13.7300497882736" calcext:value-type="float">
            <text:p>13.7300497882736</text:p>
          </table:table-cell>
          <table:table-cell table:formula="of:=[.C115]/[.I115]" office:value-type="float" office:value="1.18796364554559" calcext:value-type="float">
            <text:p>1.1879636455455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5</text:p>
          </table:table-cell>
          <table:table-cell office:value-type="float" office:value="16.33" calcext:value-type="float">
            <text:p>16.33</text:p>
          </table:table-cell>
          <table:table-cell office:value-type="float" office:value="2.3081" calcext:value-type="float">
            <text:p>2.3081</text:p>
          </table:table-cell>
          <table:table-cell office:value-type="float" office:value="26.79" calcext:value-type="float">
            <text:p>26.7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3111032108" calcext:value-type="float">
            <text:p>1.02143111032108</text:p>
          </table:table-cell>
          <table:table-cell table:formula="of:=[.C116]-[.D116]" office:value-type="float" office:value="14.0219" calcext:value-type="float">
            <text:p>14.0219</text:p>
          </table:table-cell>
          <table:table-cell table:formula="of:=[.H116]/([.G116])" office:value-type="float" office:value="13.7277001437643" calcext:value-type="float">
            <text:p>13.7277001437643</text:p>
          </table:table-cell>
          <table:table-cell table:formula="of:=[.C116]/[.I116]" office:value-type="float" office:value="1.18956561033407" calcext:value-type="float">
            <text:p>1.1895656103340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6</text:p>
          </table:table-cell>
          <table:table-cell office:value-type="float" office:value="16.3438" calcext:value-type="float">
            <text:p>16.3438</text:p>
          </table:table-cell>
          <table:table-cell office:value-type="float" office:value="2.2747" calcext:value-type="float">
            <text:p>2.2747</text:p>
          </table:table-cell>
          <table:table-cell office:value-type="float" office:value="26.79" calcext:value-type="float">
            <text:p>26.7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3111032108" calcext:value-type="float">
            <text:p>1.02143111032108</text:p>
          </table:table-cell>
          <table:table-cell table:formula="of:=[.C117]-[.D117]" office:value-type="float" office:value="14.0691" calcext:value-type="float">
            <text:p>14.0691</text:p>
          </table:table-cell>
          <table:table-cell table:formula="of:=[.H117]/([.G117])" office:value-type="float" office:value="13.773909819114" calcext:value-type="float">
            <text:p>13.773909819114</text:p>
          </table:table-cell>
          <table:table-cell table:formula="of:=[.C117]/[.I117]" office:value-type="float" office:value="1.18657666665712" calcext:value-type="float">
            <text:p>1.186576666657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7</text:p>
          </table:table-cell>
          <table:table-cell office:value-type="float" office:value="16.3447" calcext:value-type="float">
            <text:p>16.3447</text:p>
          </table:table-cell>
          <table:table-cell office:value-type="float" office:value="2.3108" calcext:value-type="float">
            <text:p>2.3108</text:p>
          </table:table-cell>
          <table:table-cell office:value-type="float" office:value="26.77" calcext:value-type="float">
            <text:p>26.7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3741727151" calcext:value-type="float">
            <text:p>1.02143741727151</text:p>
          </table:table-cell>
          <table:table-cell table:formula="of:=[.C118]-[.D118]" office:value-type="float" office:value="14.0339" calcext:value-type="float">
            <text:p>14.0339</text:p>
          </table:table-cell>
          <table:table-cell table:formula="of:=[.H118]/([.G118])" office:value-type="float" office:value="13.7393635309422" calcext:value-type="float">
            <text:p>13.7393635309422</text:p>
          </table:table-cell>
          <table:table-cell table:formula="of:=[.C118]/[.I118]" office:value-type="float" office:value="1.18962570305315" calcext:value-type="float">
            <text:p>1.1896257030531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8</text:p>
          </table:table-cell>
          <table:table-cell office:value-type="float" office:value="16.3776" calcext:value-type="float">
            <text:p>16.3776</text:p>
          </table:table-cell>
          <table:table-cell office:value-type="float" office:value="2.3079" calcext:value-type="float">
            <text:p>2.3079</text:p>
          </table:table-cell>
          <table:table-cell office:value-type="float" office:value="26.77" calcext:value-type="float">
            <text:p>26.7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3741727151" calcext:value-type="float">
            <text:p>1.02143741727151</text:p>
          </table:table-cell>
          <table:table-cell table:formula="of:=[.C119]-[.D119]" office:value-type="float" office:value="14.0697" calcext:value-type="float">
            <text:p>14.0697</text:p>
          </table:table-cell>
          <table:table-cell table:formula="of:=[.H119]/([.G119])" office:value-type="float" office:value="13.7744121784606" calcext:value-type="float">
            <text:p>13.7744121784606</text:p>
          </table:table-cell>
          <table:table-cell table:formula="of:=[.C119]/[.I119]" office:value-type="float" office:value="1.18898721686361" calcext:value-type="float">
            <text:p>1.1889872168636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19</text:p>
          </table:table-cell>
          <table:table-cell office:value-type="float" office:value="16.3815" calcext:value-type="float">
            <text:p>16.3815</text:p>
          </table:table-cell>
          <table:table-cell office:value-type="float" office:value="2.3042" calcext:value-type="float">
            <text:p>2.3042</text:p>
          </table:table-cell>
          <table:table-cell office:value-type="float" office:value="26.76" calcext:value-type="float">
            <text:p>26.7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4056960034" calcext:value-type="float">
            <text:p>1.02144056960034</text:p>
          </table:table-cell>
          <table:table-cell table:formula="of:=[.C120]-[.D120]" office:value-type="float" office:value="14.0773" calcext:value-type="float">
            <text:p>14.0773</text:p>
          </table:table-cell>
          <table:table-cell table:formula="of:=[.H120]/([.G120])" office:value-type="float" office:value="13.7818101404647" calcext:value-type="float">
            <text:p>13.7818101404647</text:p>
          </table:table-cell>
          <table:table-cell table:formula="of:=[.C120]/[.I120]" office:value-type="float" office:value="1.18863196002841" calcext:value-type="float">
            <text:p>1.1886319600284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0</text:p>
          </table:table-cell>
          <table:table-cell office:value-type="float" office:value="16.4292" calcext:value-type="float">
            <text:p>16.4292</text:p>
          </table:table-cell>
          <table:table-cell office:value-type="float" office:value="2.3084" calcext:value-type="float">
            <text:p>2.3084</text:p>
          </table:table-cell>
          <table:table-cell office:value-type="float" office:value="26.73" calcext:value-type="float">
            <text:p>26.7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002199998" calcext:value-type="float">
            <text:p>1.02145002199998</text:p>
          </table:table-cell>
          <table:table-cell table:formula="of:=[.C121]-[.D121]" office:value-type="float" office:value="14.1208" calcext:value-type="float">
            <text:p>14.1208</text:p>
          </table:table-cell>
          <table:table-cell table:formula="of:=[.H121]/([.G121])" office:value-type="float" office:value="13.8242691231743" calcext:value-type="float">
            <text:p>13.8242691231743</text:p>
          </table:table-cell>
          <table:table-cell table:formula="of:=[.C121]/[.I121]" office:value-type="float" office:value="1.18843172493358" calcext:value-type="float">
            <text:p>1.1884317249335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1</text:p>
          </table:table-cell>
          <table:table-cell office:value-type="float" office:value="16.2871" calcext:value-type="float">
            <text:p>16.2871</text:p>
          </table:table-cell>
          <table:table-cell office:value-type="float" office:value="2.2758" calcext:value-type="float">
            <text:p>2.2758</text:p>
          </table:table-cell>
          <table:table-cell office:value-type="float" office:value="26.73" calcext:value-type="float">
            <text:p>26.7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002199998" calcext:value-type="float">
            <text:p>1.02145002199998</text:p>
          </table:table-cell>
          <table:table-cell table:formula="of:=[.C122]-[.D122]" office:value-type="float" office:value="14.0113" calcext:value-type="float">
            <text:p>14.0113</text:p>
          </table:table-cell>
          <table:table-cell table:formula="of:=[.H122]/([.G122])" office:value-type="float" office:value="13.7170685772429" calcext:value-type="float">
            <text:p>13.7170685772429</text:p>
          </table:table-cell>
          <table:table-cell table:formula="of:=[.C122]/[.I122]" office:value-type="float" office:value="1.18736010600843" calcext:value-type="float">
            <text:p>1.1873601060084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2</text:p>
          </table:table-cell>
          <table:table-cell office:value-type="float" office:value="16.2903" calcext:value-type="float">
            <text:p>16.2903</text:p>
          </table:table-cell>
          <table:table-cell office:value-type="float" office:value="2.2981" calcext:value-type="float">
            <text:p>2.2981</text:p>
          </table:table-cell>
          <table:table-cell office:value-type="float" office:value="26.73" calcext:value-type="float">
            <text:p>26.7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002199998" calcext:value-type="float">
            <text:p>1.02145002199998</text:p>
          </table:table-cell>
          <table:table-cell table:formula="of:=[.C123]-[.D123]" office:value-type="float" office:value="13.9922" calcext:value-type="float">
            <text:p>13.9922</text:p>
          </table:table-cell>
          <table:table-cell table:formula="of:=[.H123]/([.G123])" office:value-type="float" office:value="13.6983696692311" calcext:value-type="float">
            <text:p>13.6983696692311</text:p>
          </table:table-cell>
          <table:table-cell table:formula="of:=[.C123]/[.I123]" office:value-type="float" office:value="1.18921451189851" calcext:value-type="float">
            <text:p>1.189214511898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3</text:p>
          </table:table-cell>
          <table:table-cell office:value-type="float" office:value="16.3043" calcext:value-type="float">
            <text:p>16.3043</text:p>
          </table:table-cell>
          <table:table-cell office:value-type="float" office:value="2.2951" calcext:value-type="float">
            <text:p>2.2951</text:p>
          </table:table-cell>
          <table:table-cell office:value-type="float" office:value="26.73" calcext:value-type="float">
            <text:p>26.7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002199998" calcext:value-type="float">
            <text:p>1.02145002199998</text:p>
          </table:table-cell>
          <table:table-cell table:formula="of:=[.C124]-[.D124]" office:value-type="float" office:value="14.0092" calcext:value-type="float">
            <text:p>14.0092</text:p>
          </table:table-cell>
          <table:table-cell table:formula="of:=[.H124]/([.G124])" office:value-type="float" office:value="13.715012676362" calcext:value-type="float">
            <text:p>13.715012676362</text:p>
          </table:table-cell>
          <table:table-cell table:formula="of:=[.C124]/[.I124]" office:value-type="float" office:value="1.18879219325117" calcext:value-type="float">
            <text:p>1.188792193251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4</text:p>
          </table:table-cell>
          <table:table-cell office:value-type="float" office:value="16.3064" calcext:value-type="float">
            <text:p>16.3064</text:p>
          </table:table-cell>
          <table:table-cell office:value-type="float" office:value="2.2868" calcext:value-type="float">
            <text:p>2.2868</text:p>
          </table:table-cell>
          <table:table-cell office:value-type="float" office:value="26.71" calcext:value-type="float">
            <text:p>26.7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631977622" calcext:value-type="float">
            <text:p>1.02145631977622</text:p>
          </table:table-cell>
          <table:table-cell table:formula="of:=[.C125]-[.D125]" office:value-type="float" office:value="14.0196" calcext:value-type="float">
            <text:p>14.0196</text:p>
          </table:table-cell>
          <table:table-cell table:formula="of:=[.H125]/([.G125])" office:value-type="float" office:value="13.7251096582098" calcext:value-type="float">
            <text:p>13.7251096582098</text:p>
          </table:table-cell>
          <table:table-cell table:formula="of:=[.C125]/[.I125]" office:value-type="float" office:value="1.18807065342798" calcext:value-type="float">
            <text:p>1.188070653427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5</text:p>
          </table:table-cell>
          <table:table-cell office:value-type="float" office:value="16.3172" calcext:value-type="float">
            <text:p>16.3172</text:p>
          </table:table-cell>
          <table:table-cell office:value-type="float" office:value="2.2951" calcext:value-type="float">
            <text:p>2.2951</text:p>
          </table:table-cell>
          <table:table-cell office:value-type="float" office:value="26.71" calcext:value-type="float">
            <text:p>26.7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631977622" calcext:value-type="float">
            <text:p>1.02145631977622</text:p>
          </table:table-cell>
          <table:table-cell table:formula="of:=[.C126]-[.D126]" office:value-type="float" office:value="14.0221" calcext:value-type="float">
            <text:p>14.0221</text:p>
          </table:table-cell>
          <table:table-cell table:formula="of:=[.H126]/([.G126])" office:value-type="float" office:value="13.7275571441684" calcext:value-type="float">
            <text:p>13.7275571441684</text:p>
          </table:table-cell>
          <table:table-cell table:formula="of:=[.C126]/[.I126]" office:value-type="float" office:value="1.18864557099525" calcext:value-type="float">
            <text:p>1.188645570995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6</text:p>
          </table:table-cell>
          <table:table-cell office:value-type="float" office:value="16.338" calcext:value-type="float">
            <text:p>16.338</text:p>
          </table:table-cell>
          <table:table-cell office:value-type="float" office:value="2.2943" calcext:value-type="float">
            <text:p>2.2943</text:p>
          </table:table-cell>
          <table:table-cell office:value-type="float" office:value="26.71" calcext:value-type="float">
            <text:p>26.7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631977622" calcext:value-type="float">
            <text:p>1.02145631977622</text:p>
          </table:table-cell>
          <table:table-cell table:formula="of:=[.C127]-[.D127]" office:value-type="float" office:value="14.0437" calcext:value-type="float">
            <text:p>14.0437</text:p>
          </table:table-cell>
          <table:table-cell table:formula="of:=[.H127]/([.G127])" office:value-type="float" office:value="13.7487034228509" calcext:value-type="float">
            <text:p>13.7487034228509</text:p>
          </table:table-cell>
          <table:table-cell table:formula="of:=[.C127]/[.I127]" office:value-type="float" office:value="1.18833023722409" calcext:value-type="float">
            <text:p>1.188330237224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7</text:p>
          </table:table-cell>
          <table:table-cell office:value-type="float" office:value="16.3364" calcext:value-type="float">
            <text:p>16.3364</text:p>
          </table:table-cell>
          <table:table-cell office:value-type="float" office:value="2.3124" calcext:value-type="float">
            <text:p>2.3124</text:p>
          </table:table-cell>
          <table:table-cell office:value-type="float" office:value="26.71" calcext:value-type="float">
            <text:p>26.7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631977622" calcext:value-type="float">
            <text:p>1.02145631977622</text:p>
          </table:table-cell>
          <table:table-cell table:formula="of:=[.C128]-[.D128]" office:value-type="float" office:value="14.024" calcext:value-type="float">
            <text:p>14.024</text:p>
          </table:table-cell>
          <table:table-cell table:formula="of:=[.H128]/([.G128])" office:value-type="float" office:value="13.7294172334969" calcext:value-type="float">
            <text:p>13.7294172334969</text:p>
          </table:table-cell>
          <table:table-cell table:formula="of:=[.C128]/[.I128]" office:value-type="float" office:value="1.18988298790589" calcext:value-type="float">
            <text:p>1.1898829879058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8</text:p>
          </table:table-cell>
          <table:table-cell office:value-type="float" office:value="16.3793" calcext:value-type="float">
            <text:p>16.3793</text:p>
          </table:table-cell>
          <table:table-cell office:value-type="float" office:value="2.3044" calcext:value-type="float">
            <text:p>2.3044</text:p>
          </table:table-cell>
          <table:table-cell office:value-type="float" office:value="26.7" calcext:value-type="float">
            <text:p>26.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5946751695" calcext:value-type="float">
            <text:p>1.02145946751695</text:p>
          </table:table-cell>
          <table:table-cell table:formula="of:=[.C129]-[.D129]" office:value-type="float" office:value="14.0749" calcext:value-type="float">
            <text:p>14.0749</text:p>
          </table:table-cell>
          <table:table-cell table:formula="of:=[.H129]/([.G129])" office:value-type="float" office:value="13.7792055853322" calcext:value-type="float">
            <text:p>13.7792055853322</text:p>
          </table:table-cell>
          <table:table-cell table:formula="of:=[.C129]/[.I129]" office:value-type="float" office:value="1.18869697520411" calcext:value-type="float">
            <text:p>1.188696975204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29</text:p>
          </table:table-cell>
          <table:table-cell office:value-type="float" office:value="16.3757" calcext:value-type="float">
            <text:p>16.3757</text:p>
          </table:table-cell>
          <table:table-cell office:value-type="float" office:value="2.3147" calcext:value-type="float">
            <text:p>2.3147</text:p>
          </table:table-cell>
          <table:table-cell office:value-type="float" office:value="26.69" calcext:value-type="float">
            <text:p>26.6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6261449259" calcext:value-type="float">
            <text:p>1.02146261449259</text:p>
          </table:table-cell>
          <table:table-cell table:formula="of:=[.C130]-[.D130]" office:value-type="float" office:value="14.061" calcext:value-type="float">
            <text:p>14.061</text:p>
          </table:table-cell>
          <table:table-cell table:formula="of:=[.H130]/([.G130])" office:value-type="float" office:value="13.7655551955612" calcext:value-type="float">
            <text:p>13.7655551955612</text:p>
          </table:table-cell>
          <table:table-cell table:formula="of:=[.C130]/[.I130]" office:value-type="float" office:value="1.18961420497449" calcext:value-type="float">
            <text:p>1.189614204974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0</text:p>
          </table:table-cell>
          <table:table-cell office:value-type="float" office:value="16.4343" calcext:value-type="float">
            <text:p>16.4343</text:p>
          </table:table-cell>
          <table:table-cell office:value-type="float" office:value="2.3174" calcext:value-type="float">
            <text:p>2.3174</text:p>
          </table:table-cell>
          <table:table-cell office:value-type="float" office:value="26.69" calcext:value-type="float">
            <text:p>26.6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6261449259" calcext:value-type="float">
            <text:p>1.02146261449259</text:p>
          </table:table-cell>
          <table:table-cell table:formula="of:=[.C131]-[.D131]" office:value-type="float" office:value="14.1169" calcext:value-type="float">
            <text:p>14.1169</text:p>
          </table:table-cell>
          <table:table-cell table:formula="of:=[.H131]/([.G131])" office:value-type="float" office:value="13.8202806443509" calcext:value-type="float">
            <text:p>13.8202806443509</text:p>
          </table:table-cell>
          <table:table-cell table:formula="of:=[.C131]/[.I131]" office:value-type="float" office:value="1.18914372456811" calcext:value-type="float">
            <text:p>1.189143724568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1</text:p>
          </table:table-cell>
          <table:table-cell office:value-type="float" office:value="16.2594" calcext:value-type="float">
            <text:p>16.2594</text:p>
          </table:table-cell>
          <table:table-cell office:value-type="float" office:value="2.3044" calcext:value-type="float">
            <text:p>2.3044</text:p>
          </table:table-cell>
          <table:table-cell office:value-type="float" office:value="26.69" calcext:value-type="float">
            <text:p>26.6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6261449259" calcext:value-type="float">
            <text:p>1.02146261449259</text:p>
          </table:table-cell>
          <table:table-cell table:formula="of:=[.C132]-[.D132]" office:value-type="float" office:value="13.955" calcext:value-type="float">
            <text:p>13.955</text:p>
          </table:table-cell>
          <table:table-cell table:formula="of:=[.H132]/([.G132])" office:value-type="float" office:value="13.6617824304144" calcext:value-type="float">
            <text:p>13.6617824304144</text:p>
          </table:table-cell>
          <table:table-cell table:formula="of:=[.C132]/[.I132]" office:value-type="float" office:value="1.19013753021002" calcext:value-type="float">
            <text:p>1.190137530210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2</text:p>
          </table:table-cell>
          <table:table-cell office:value-type="float" office:value="16.1968" calcext:value-type="float">
            <text:p>16.1968</text:p>
          </table:table-cell>
          <table:table-cell office:value-type="float" office:value="2.2554" calcext:value-type="float">
            <text:p>2.2554</text:p>
          </table:table-cell>
          <table:table-cell office:value-type="float" office:value="26.69" calcext:value-type="float">
            <text:p>26.6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6261449259" calcext:value-type="float">
            <text:p>1.02146261449259</text:p>
          </table:table-cell>
          <table:table-cell table:formula="of:=[.C133]-[.D133]" office:value-type="float" office:value="13.9414" calcext:value-type="float">
            <text:p>13.9414</text:p>
          </table:table-cell>
          <table:table-cell table:formula="of:=[.H133]/([.G133])" office:value-type="float" office:value="13.6484681888484" calcext:value-type="float">
            <text:p>13.6484681888484</text:p>
          </table:table-cell>
          <table:table-cell table:formula="of:=[.C133]/[.I133]" office:value-type="float" office:value="1.18671192810002" calcext:value-type="float">
            <text:p>1.186711928100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3</text:p>
          </table:table-cell>
          <table:table-cell office:value-type="float" office:value="16.2791" calcext:value-type="float">
            <text:p>16.2791</text:p>
          </table:table-cell>
          <table:table-cell office:value-type="float" office:value="2.3015" calcext:value-type="float">
            <text:p>2.3015</text:p>
          </table:table-cell>
          <table:table-cell office:value-type="float" office:value="26.68" calcext:value-type="float">
            <text:p>26.6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6576070304" calcext:value-type="float">
            <text:p>1.02146576070304</text:p>
          </table:table-cell>
          <table:table-cell table:formula="of:=[.C134]-[.D134]" office:value-type="float" office:value="13.9776" calcext:value-type="float">
            <text:p>13.9776</text:p>
          </table:table-cell>
          <table:table-cell table:formula="of:=[.H134]/([.G134])" office:value-type="float" office:value="13.6838654194143" calcext:value-type="float">
            <text:p>13.6838654194143</text:p>
          </table:table-cell>
          <table:table-cell table:formula="of:=[.C134]/[.I134]" office:value-type="float" office:value="1.18965654082681" calcext:value-type="float">
            <text:p>1.1896565408268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4</text:p>
          </table:table-cell>
          <table:table-cell office:value-type="float" office:value="16.2176" calcext:value-type="float">
            <text:p>16.2176</text:p>
          </table:table-cell>
          <table:table-cell office:value-type="float" office:value="2.2822" calcext:value-type="float">
            <text:p>2.2822</text:p>
          </table:table-cell>
          <table:table-cell office:value-type="float" office:value="26.66" calcext:value-type="float">
            <text:p>26.6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720508279" calcext:value-type="float">
            <text:p>1.0214720508279</text:p>
          </table:table-cell>
          <table:table-cell table:formula="of:=[.C135]-[.D135]" office:value-type="float" office:value="13.9354" calcext:value-type="float">
            <text:p>13.9354</text:p>
          </table:table-cell>
          <table:table-cell table:formula="of:=[.H135]/([.G135])" office:value-type="float" office:value="13.6424682287738" calcext:value-type="float">
            <text:p>13.6424682287738</text:p>
          </table:table-cell>
          <table:table-cell table:formula="of:=[.C135]/[.I135]" office:value-type="float" office:value="1.18875849502035" calcext:value-type="float">
            <text:p>1.1887584950203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5</text:p>
          </table:table-cell>
          <table:table-cell office:value-type="float" office:value="16.2971" calcext:value-type="float">
            <text:p>16.2971</text:p>
          </table:table-cell>
          <table:table-cell office:value-type="float" office:value="2.2925" calcext:value-type="float">
            <text:p>2.2925</text:p>
          </table:table-cell>
          <table:table-cell office:value-type="float" office:value="26.66" calcext:value-type="float">
            <text:p>26.6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720508279" calcext:value-type="float">
            <text:p>1.0214720508279</text:p>
          </table:table-cell>
          <table:table-cell table:formula="of:=[.C136]-[.D136]" office:value-type="float" office:value="14.0046" calcext:value-type="float">
            <text:p>14.0046</text:p>
          </table:table-cell>
          <table:table-cell table:formula="of:=[.H136]/([.G136])" office:value-type="float" office:value="13.7102135967884" calcext:value-type="float">
            <text:p>13.7102135967884</text:p>
          </table:table-cell>
          <table:table-cell table:formula="of:=[.C136]/[.I136]" office:value-type="float" office:value="1.18868315835849" calcext:value-type="float">
            <text:p>1.188683158358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6</text:p>
          </table:table-cell>
          <table:table-cell office:value-type="float" office:value="16.2082" calcext:value-type="float">
            <text:p>16.2082</text:p>
          </table:table-cell>
          <table:table-cell office:value-type="float" office:value="2.2708" calcext:value-type="float">
            <text:p>2.2708</text:p>
          </table:table-cell>
          <table:table-cell office:value-type="float" office:value="26.63" calcext:value-type="float">
            <text:p>26.6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814802734" calcext:value-type="float">
            <text:p>1.0214814802734</text:p>
          </table:table-cell>
          <table:table-cell table:formula="of:=[.C137]-[.D137]" office:value-type="float" office:value="13.9374" calcext:value-type="float">
            <text:p>13.9374</text:p>
          </table:table-cell>
          <table:table-cell table:formula="of:=[.H137]/([.G137])" office:value-type="float" office:value="13.6443002336857" calcext:value-type="float">
            <text:p>13.6443002336857</text:p>
          </table:table-cell>
          <table:table-cell table:formula="of:=[.C137]/[.I137]" office:value-type="float" office:value="1.18790994938563" calcext:value-type="float">
            <text:p>1.1879099493856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7</text:p>
          </table:table-cell>
          <table:table-cell office:value-type="float" office:value="16.3025" calcext:value-type="float">
            <text:p>16.3025</text:p>
          </table:table-cell>
          <table:table-cell office:value-type="float" office:value="2.2884" calcext:value-type="float">
            <text:p>2.2884</text:p>
          </table:table-cell>
          <table:table-cell office:value-type="float" office:value="26.63" calcext:value-type="float">
            <text:p>26.6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814802734" calcext:value-type="float">
            <text:p>1.0214814802734</text:p>
          </table:table-cell>
          <table:table-cell table:formula="of:=[.C138]-[.D138]" office:value-type="float" office:value="14.0141" calcext:value-type="float">
            <text:p>14.0141</text:p>
          </table:table-cell>
          <table:table-cell table:formula="of:=[.H138]/([.G138])" office:value-type="float" office:value="13.7193872533539" calcext:value-type="float">
            <text:p>13.7193872533539</text:p>
          </table:table-cell>
          <table:table-cell table:formula="of:=[.C138]/[.I138]" office:value-type="float" office:value="1.18828193263621" calcext:value-type="float">
            <text:p>1.1882819326362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8</text:p>
          </table:table-cell>
          <table:table-cell office:value-type="float" office:value="16.2516" calcext:value-type="float">
            <text:p>16.2516</text:p>
          </table:table-cell>
          <table:table-cell office:value-type="float" office:value="2.2781" calcext:value-type="float">
            <text:p>2.2781</text:p>
          </table:table-cell>
          <table:table-cell office:value-type="float" office:value="26.62" calcext:value-type="float">
            <text:p>26.6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8462189031" calcext:value-type="float">
            <text:p>1.02148462189031</text:p>
          </table:table-cell>
          <table:table-cell table:formula="of:=[.C139]-[.D139]" office:value-type="float" office:value="13.9735" calcext:value-type="float">
            <text:p>13.9735</text:p>
          </table:table-cell>
          <table:table-cell table:formula="of:=[.H139]/([.G139])" office:value-type="float" office:value="13.679598988129" calcext:value-type="float">
            <text:p>13.679598988129</text:p>
          </table:table-cell>
          <table:table-cell table:formula="of:=[.C139]/[.I139]" office:value-type="float" office:value="1.18801728136205" calcext:value-type="float">
            <text:p>1.1880172813620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39</text:p>
          </table:table-cell>
          <table:table-cell office:value-type="float" office:value="16.3283" calcext:value-type="float">
            <text:p>16.3283</text:p>
          </table:table-cell>
          <table:table-cell office:value-type="float" office:value="2.2968" calcext:value-type="float">
            <text:p>2.2968</text:p>
          </table:table-cell>
          <table:table-cell office:value-type="float" office:value="26.61" calcext:value-type="float">
            <text:p>26.6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48776274123" calcext:value-type="float">
            <text:p>1.02148776274123</text:p>
          </table:table-cell>
          <table:table-cell table:formula="of:=[.C140]-[.D140]" office:value-type="float" office:value="14.0315" calcext:value-type="float">
            <text:p>14.0315</text:p>
          </table:table-cell>
          <table:table-cell table:formula="of:=[.H140]/([.G140])" office:value-type="float" office:value="13.736336852774" calcext:value-type="float">
            <text:p>13.736336852774</text:p>
          </table:table-cell>
          <table:table-cell table:formula="of:=[.C140]/[.I140]" office:value-type="float" office:value="1.18869391272263" calcext:value-type="float">
            <text:p>1.1886939127226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0</text:p>
          </table:table-cell>
          <table:table-cell office:value-type="float" office:value="16.3416" calcext:value-type="float">
            <text:p>16.3416</text:p>
          </table:table-cell>
          <table:table-cell office:value-type="float" office:value="2.2788" calcext:value-type="float">
            <text:p>2.2788</text:p>
          </table:table-cell>
          <table:table-cell office:value-type="float" office:value="26.42" calcext:value-type="float">
            <text:p>26.4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729322028" calcext:value-type="float">
            <text:p>1.02154729322028</text:p>
          </table:table-cell>
          <table:table-cell table:formula="of:=[.C141]-[.D141]" office:value-type="float" office:value="14.0628" calcext:value-type="float">
            <text:p>14.0628</text:p>
          </table:table-cell>
          <table:table-cell table:formula="of:=[.H141]/([.G141])" office:value-type="float" office:value="13.766176165637" calcext:value-type="float">
            <text:p>13.766176165637</text:p>
          </table:table-cell>
          <table:table-cell table:formula="of:=[.C141]/[.I141]" office:value-type="float" office:value="1.18708345755387" calcext:value-type="float">
            <text:p>1.1870834575538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1</text:p>
          </table:table-cell>
          <table:table-cell office:value-type="float" office:value="16.2243" calcext:value-type="float">
            <text:p>16.2243</text:p>
          </table:table-cell>
          <table:table-cell office:value-type="float" office:value="2.2768" calcext:value-type="float">
            <text:p>2.2768</text:p>
          </table:table-cell>
          <table:table-cell office:value-type="float" office:value="26.42" calcext:value-type="float">
            <text:p>26.4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729322028" calcext:value-type="float">
            <text:p>1.02154729322028</text:p>
          </table:table-cell>
          <table:table-cell table:formula="of:=[.C142]-[.D142]" office:value-type="float" office:value="13.9475" calcext:value-type="float">
            <text:p>13.9475</text:p>
          </table:table-cell>
          <table:table-cell table:formula="of:=[.H142]/([.G142])" office:value-type="float" office:value="13.6533081655305" calcext:value-type="float">
            <text:p>13.6533081655305</text:p>
          </table:table-cell>
          <table:table-cell table:formula="of:=[.C142]/[.I142]" office:value-type="float" office:value="1.18830541311302" calcext:value-type="float">
            <text:p>1.188305413113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2</text:p>
          </table:table-cell>
          <table:table-cell office:value-type="float" office:value="16.2163" calcext:value-type="float">
            <text:p>16.2163</text:p>
          </table:table-cell>
          <table:table-cell office:value-type="float" office:value="2.2852" calcext:value-type="float">
            <text:p>2.2852</text:p>
          </table:table-cell>
          <table:table-cell office:value-type="float" office:value="26.43" calcext:value-type="float">
            <text:p>26.4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416694467" calcext:value-type="float">
            <text:p>1.02154416694467</text:p>
          </table:table-cell>
          <table:table-cell table:formula="of:=[.C143]-[.D143]" office:value-type="float" office:value="13.9311" calcext:value-type="float">
            <text:p>13.9311</text:p>
          </table:table-cell>
          <table:table-cell table:formula="of:=[.H143]/([.G143])" office:value-type="float" office:value="13.6372958221341" calcext:value-type="float">
            <text:p>13.6372958221341</text:p>
          </table:table-cell>
          <table:table-cell table:formula="of:=[.C143]/[.I143]" office:value-type="float" office:value="1.18911404515256" calcext:value-type="float">
            <text:p>1.1891140451525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3</text:p>
          </table:table-cell>
          <table:table-cell office:value-type="float" office:value="16.2333" calcext:value-type="float">
            <text:p>16.2333</text:p>
          </table:table-cell>
          <table:table-cell office:value-type="float" office:value="2.2836" calcext:value-type="float">
            <text:p>2.2836</text:p>
          </table:table-cell>
          <table:table-cell office:value-type="float" office:value="26.42" calcext:value-type="float">
            <text:p>26.4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729322028" calcext:value-type="float">
            <text:p>1.02154729322028</text:p>
          </table:table-cell>
          <table:table-cell table:formula="of:=[.C144]-[.D144]" office:value-type="float" office:value="13.9497" calcext:value-type="float">
            <text:p>13.9497</text:p>
          </table:table-cell>
          <table:table-cell table:formula="of:=[.H144]/([.G144])" office:value-type="float" office:value="13.6554617613695" calcext:value-type="float">
            <text:p>13.6554617613695</text:p>
          </table:table-cell>
          <table:table-cell table:formula="of:=[.C144]/[.I144]" office:value-type="float" office:value="1.18877708302206" calcext:value-type="float">
            <text:p>1.1887770830220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4</text:p>
          </table:table-cell>
          <table:table-cell office:value-type="float" office:value="16.2344" calcext:value-type="float">
            <text:p>16.2344</text:p>
          </table:table-cell>
          <table:table-cell office:value-type="float" office:value="2.2773" calcext:value-type="float">
            <text:p>2.2773</text:p>
          </table:table-cell>
          <table:table-cell office:value-type="float" office:value="26.43" calcext:value-type="float">
            <text:p>26.4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416694467" calcext:value-type="float">
            <text:p>1.02154416694467</text:p>
          </table:table-cell>
          <table:table-cell table:formula="of:=[.C145]-[.D145]" office:value-type="float" office:value="13.9571" calcext:value-type="float">
            <text:p>13.9571</text:p>
          </table:table-cell>
          <table:table-cell table:formula="of:=[.H145]/([.G145])" office:value-type="float" office:value="13.6627474872126" calcext:value-type="float">
            <text:p>13.6627474872126</text:p>
          </table:table-cell>
          <table:table-cell table:formula="of:=[.C145]/[.I145]" office:value-type="float" office:value="1.18822367281502" calcext:value-type="float">
            <text:p>1.188223672815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5</text:p>
          </table:table-cell>
          <table:table-cell office:value-type="float" office:value="16.2539" calcext:value-type="float">
            <text:p>16.2539</text:p>
          </table:table-cell>
          <table:table-cell office:value-type="float" office:value="2.2756" calcext:value-type="float">
            <text:p>2.2756</text:p>
          </table:table-cell>
          <table:table-cell office:value-type="float" office:value="26.43" calcext:value-type="float">
            <text:p>26.4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416694467" calcext:value-type="float">
            <text:p>1.02154416694467</text:p>
          </table:table-cell>
          <table:table-cell table:formula="of:=[.C146]-[.D146]" office:value-type="float" office:value="13.9783" calcext:value-type="float">
            <text:p>13.9783</text:p>
          </table:table-cell>
          <table:table-cell table:formula="of:=[.H146]/([.G146])" office:value-type="float" office:value="13.6835003833536" calcext:value-type="float">
            <text:p>13.6835003833536</text:p>
          </table:table-cell>
          <table:table-cell table:formula="of:=[.C146]/[.I146]" office:value-type="float" office:value="1.18784664337595" calcext:value-type="float">
            <text:p>1.1878466433759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6</text:p>
          </table:table-cell>
          <table:table-cell office:value-type="float" office:value="16.276" calcext:value-type="float">
            <text:p>16.276</text:p>
          </table:table-cell>
          <table:table-cell office:value-type="float" office:value="2.2854" calcext:value-type="float">
            <text:p>2.2854</text:p>
          </table:table-cell>
          <table:table-cell office:value-type="float" office:value="26.44" calcext:value-type="float">
            <text:p>26.4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103990092" calcext:value-type="float">
            <text:p>1.02154103990092</text:p>
          </table:table-cell>
          <table:table-cell table:formula="of:=[.C147]-[.D147]" office:value-type="float" office:value="13.9906" calcext:value-type="float">
            <text:p>13.9906</text:p>
          </table:table-cell>
          <table:table-cell table:formula="of:=[.H147]/([.G147])" office:value-type="float" office:value="13.6955829022366" calcext:value-type="float">
            <text:p>13.6955829022366</text:p>
          </table:table-cell>
          <table:table-cell table:formula="of:=[.C147]/[.I147]" office:value-type="float" office:value="1.18841236011518" calcext:value-type="float">
            <text:p>1.1884123601151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7</text:p>
          </table:table-cell>
          <table:table-cell office:value-type="float" office:value="16.2779" calcext:value-type="float">
            <text:p>16.2779</text:p>
          </table:table-cell>
          <table:table-cell office:value-type="float" office:value="2.3007" calcext:value-type="float">
            <text:p>2.3007</text:p>
          </table:table-cell>
          <table:table-cell office:value-type="float" office:value="26.44" calcext:value-type="float">
            <text:p>26.4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103990092" calcext:value-type="float">
            <text:p>1.02154103990092</text:p>
          </table:table-cell>
          <table:table-cell table:formula="of:=[.C148]-[.D148]" office:value-type="float" office:value="13.9772" calcext:value-type="float">
            <text:p>13.9772</text:p>
          </table:table-cell>
          <table:table-cell table:formula="of:=[.H148]/([.G148])" office:value-type="float" office:value="13.6824654654655" calcext:value-type="float">
            <text:p>13.6824654654655</text:p>
          </table:table-cell>
          <table:table-cell table:formula="of:=[.C148]/[.I148]" office:value-type="float" office:value="1.18969055986916" calcext:value-type="float">
            <text:p>1.1896905598691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8</text:p>
          </table:table-cell>
          <table:table-cell office:value-type="float" office:value="16.312" calcext:value-type="float">
            <text:p>16.312</text:p>
          </table:table-cell>
          <table:table-cell office:value-type="float" office:value="2.2991" calcext:value-type="float">
            <text:p>2.2991</text:p>
          </table:table-cell>
          <table:table-cell office:value-type="float" office:value="26.43" calcext:value-type="float">
            <text:p>26.4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416694467" calcext:value-type="float">
            <text:p>1.02154416694467</text:p>
          </table:table-cell>
          <table:table-cell table:formula="of:=[.C149]-[.D149]" office:value-type="float" office:value="14.0129" calcext:value-type="float">
            <text:p>14.0129</text:p>
          </table:table-cell>
          <table:table-cell table:formula="of:=[.H149]/([.G149])" office:value-type="float" office:value="13.7173706761119" calcext:value-type="float">
            <text:p>13.7173706761119</text:p>
          </table:table-cell>
          <table:table-cell table:formula="of:=[.C149]/[.I149]" office:value-type="float" office:value="1.18914917334752" calcext:value-type="float">
            <text:p>1.1891491733475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49</text:p>
          </table:table-cell>
          <table:table-cell office:value-type="float" office:value="16.3158" calcext:value-type="float">
            <text:p>16.3158</text:p>
          </table:table-cell>
          <table:table-cell office:value-type="float" office:value="2.2986" calcext:value-type="float">
            <text:p>2.2986</text:p>
          </table:table-cell>
          <table:table-cell office:value-type="float" office:value="26.41" calcext:value-type="float">
            <text:p>26.4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041872764" calcext:value-type="float">
            <text:p>1.02155041872764</text:p>
          </table:table-cell>
          <table:table-cell table:formula="of:=[.C150]-[.D150]" office:value-type="float" office:value="14.0172" calcext:value-type="float">
            <text:p>14.0172</text:p>
          </table:table-cell>
          <table:table-cell table:formula="of:=[.H150]/([.G150])" office:value-type="float" office:value="13.7214960153006" calcext:value-type="float">
            <text:p>13.7214960153006</text:p>
          </table:table-cell>
          <table:table-cell table:formula="of:=[.C150]/[.I150]" office:value-type="float" office:value="1.18906859585912" calcext:value-type="float">
            <text:p>1.189068595859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0</text:p>
          </table:table-cell>
          <table:table-cell office:value-type="float" office:value="16.3751" calcext:value-type="float">
            <text:p>16.3751</text:p>
          </table:table-cell>
          <table:table-cell office:value-type="float" office:value="2.3184" calcext:value-type="float">
            <text:p>2.3184</text:p>
          </table:table-cell>
          <table:table-cell office:value-type="float" office:value="26.41" calcext:value-type="float">
            <text:p>26.4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041872764" calcext:value-type="float">
            <text:p>1.02155041872764</text:p>
          </table:table-cell>
          <table:table-cell table:formula="of:=[.C151]-[.D151]" office:value-type="float" office:value="14.0567" calcext:value-type="float">
            <text:p>14.0567</text:p>
          </table:table-cell>
          <table:table-cell table:formula="of:=[.H151]/([.G151])" office:value-type="float" office:value="13.7601627313783" calcext:value-type="float">
            <text:p>13.7601627313783</text:p>
          </table:table-cell>
          <table:table-cell table:formula="of:=[.C151]/[.I151]" office:value-type="float" office:value="1.19003679823194" calcext:value-type="float">
            <text:p>1.1900367982319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1</text:p>
          </table:table-cell>
          <table:table-cell office:value-type="float" office:value="16.1979" calcext:value-type="float">
            <text:p>16.1979</text:p>
          </table:table-cell>
          <table:table-cell office:value-type="float" office:value="2.2929" calcext:value-type="float">
            <text:p>2.2929</text:p>
          </table:table-cell>
          <table:table-cell office:value-type="float" office:value="26.4" calcext:value-type="float">
            <text:p>26.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354346662" calcext:value-type="float">
            <text:p>1.02155354346662</text:p>
          </table:table-cell>
          <table:table-cell table:formula="of:=[.C152]-[.D152]" office:value-type="float" office:value="13.905" calcext:value-type="float">
            <text:p>13.905</text:p>
          </table:table-cell>
          <table:table-cell table:formula="of:=[.H152]/([.G152])" office:value-type="float" office:value="13.6116213280546" calcext:value-type="float">
            <text:p>13.6116213280546</text:p>
          </table:table-cell>
          <table:table-cell table:formula="of:=[.C152]/[.I152]" office:value-type="float" office:value="1.1900051881854" calcext:value-type="float">
            <text:p>1.190005188185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2</text:p>
          </table:table-cell>
          <table:table-cell office:value-type="float" office:value="16.0956" calcext:value-type="float">
            <text:p>16.0956</text:p>
          </table:table-cell>
          <table:table-cell office:value-type="float" office:value="2.2505" calcext:value-type="float">
            <text:p>2.2505</text:p>
          </table:table-cell>
          <table:table-cell office:value-type="float" office:value="26.41" calcext:value-type="float">
            <text:p>26.4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041872764" calcext:value-type="float">
            <text:p>1.02155041872764</text:p>
          </table:table-cell>
          <table:table-cell table:formula="of:=[.C153]-[.D153]" office:value-type="float" office:value="13.8451" calcext:value-type="float">
            <text:p>13.8451</text:p>
          </table:table-cell>
          <table:table-cell table:formula="of:=[.H153]/([.G153])" office:value-type="float" office:value="13.5530266017064" calcext:value-type="float">
            <text:p>13.5530266017064</text:p>
          </table:table-cell>
          <table:table-cell table:formula="of:=[.C153]/[.I153]" office:value-type="float" office:value="1.1876018894535" calcext:value-type="float">
            <text:p>1.187601889453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3</text:p>
          </table:table-cell>
          <table:table-cell office:value-type="float" office:value="16.2094" calcext:value-type="float">
            <text:p>16.2094</text:p>
          </table:table-cell>
          <table:table-cell office:value-type="float" office:value="2.2811" calcext:value-type="float">
            <text:p>2.2811</text:p>
          </table:table-cell>
          <table:table-cell office:value-type="float" office:value="26.4" calcext:value-type="float">
            <text:p>26.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354346662" calcext:value-type="float">
            <text:p>1.02155354346662</text:p>
          </table:table-cell>
          <table:table-cell table:formula="of:=[.C154]-[.D154]" office:value-type="float" office:value="13.9283" calcext:value-type="float">
            <text:p>13.9283</text:p>
          </table:table-cell>
          <table:table-cell table:formula="of:=[.H154]/([.G154])" office:value-type="float" office:value="13.6344297262526" calcext:value-type="float">
            <text:p>13.6344297262526</text:p>
          </table:table-cell>
          <table:table-cell table:formula="of:=[.C154]/[.I154]" office:value-type="float" office:value="1.18885793725493" calcext:value-type="float">
            <text:p>1.1888579372549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4</text:p>
          </table:table-cell>
          <table:table-cell office:value-type="float" office:value="16.1382" calcext:value-type="float">
            <text:p>16.1382</text:p>
          </table:table-cell>
          <table:table-cell office:value-type="float" office:value="2.2689" calcext:value-type="float">
            <text:p>2.2689</text:p>
          </table:table-cell>
          <table:table-cell office:value-type="float" office:value="26.39" calcext:value-type="float">
            <text:p>26.3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666743712" calcext:value-type="float">
            <text:p>1.02155666743712</text:p>
          </table:table-cell>
          <table:table-cell table:formula="of:=[.C155]-[.D155]" office:value-type="float" office:value="13.8693" calcext:value-type="float">
            <text:p>13.8693</text:p>
          </table:table-cell>
          <table:table-cell table:formula="of:=[.H155]/([.G155])" office:value-type="float" office:value="13.5766330367118" calcext:value-type="float">
            <text:p>13.5766330367118</text:p>
          </table:table-cell>
          <table:table-cell table:formula="of:=[.C155]/[.I155]" office:value-type="float" office:value="1.18867468512713" calcext:value-type="float">
            <text:p>1.188674685127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5</text:p>
          </table:table-cell>
          <table:table-cell office:value-type="float" office:value="16.2337" calcext:value-type="float">
            <text:p>16.2337</text:p>
          </table:table-cell>
          <table:table-cell office:value-type="float" office:value="2.2876" calcext:value-type="float">
            <text:p>2.2876</text:p>
          </table:table-cell>
          <table:table-cell office:value-type="float" office:value="26.38" calcext:value-type="float">
            <text:p>26.3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979063902" calcext:value-type="float">
            <text:p>1.02155979063902</text:p>
          </table:table-cell>
          <table:table-cell table:formula="of:=[.C156]-[.D156]" office:value-type="float" office:value="13.9461" calcext:value-type="float">
            <text:p>13.9461</text:p>
          </table:table-cell>
          <table:table-cell table:formula="of:=[.H156]/([.G156])" office:value-type="float" office:value="13.651770682239" calcext:value-type="float">
            <text:p>13.651770682239</text:p>
          </table:table-cell>
          <table:table-cell table:formula="of:=[.C156]/[.I156]" office:value-type="float" office:value="1.18912779725491" calcext:value-type="float">
            <text:p>1.1891277972549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6</text:p>
          </table:table-cell>
          <table:table-cell office:value-type="float" office:value="16.1589" calcext:value-type="float">
            <text:p>16.1589</text:p>
          </table:table-cell>
          <table:table-cell office:value-type="float" office:value="2.275" calcext:value-type="float">
            <text:p>2.275</text:p>
          </table:table-cell>
          <table:table-cell office:value-type="float" office:value="26.36" calcext:value-type="float">
            <text:p>26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603473657" calcext:value-type="float">
            <text:p>1.02156603473657</text:p>
          </table:table-cell>
          <table:table-cell table:formula="of:=[.C157]-[.D157]" office:value-type="float" office:value="13.8839" calcext:value-type="float">
            <text:p>13.8839</text:p>
          </table:table-cell>
          <table:table-cell table:formula="of:=[.H157]/([.G157])" office:value-type="float" office:value="13.590800328028" calcext:value-type="float">
            <text:p>13.590800328028</text:p>
          </table:table-cell>
          <table:table-cell table:formula="of:=[.C157]/[.I157]" office:value-type="float" office:value="1.18895867866412" calcext:value-type="float">
            <text:p>1.1889586786641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7</text:p>
          </table:table-cell>
          <table:table-cell office:value-type="float" office:value="16.255" calcext:value-type="float">
            <text:p>16.255</text:p>
          </table:table-cell>
          <table:table-cell office:value-type="float" office:value="2.2779" calcext:value-type="float">
            <text:p>2.2779</text:p>
          </table:table-cell>
          <table:table-cell office:value-type="float" office:value="26.37" calcext:value-type="float">
            <text:p>26.3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291307221" calcext:value-type="float">
            <text:p>1.02156291307221</text:p>
          </table:table-cell>
          <table:table-cell table:formula="of:=[.C158]-[.D158]" office:value-type="float" office:value="13.9771" calcext:value-type="float">
            <text:p>13.9771</text:p>
          </table:table-cell>
          <table:table-cell table:formula="of:=[.H158]/([.G158])" office:value-type="float" office:value="13.6820746144413" calcext:value-type="float">
            <text:p>13.6820746144413</text:p>
          </table:table-cell>
          <table:table-cell table:formula="of:=[.C158]/[.I158]" office:value-type="float" office:value="1.18805082255896" calcext:value-type="float">
            <text:p>1.1880508225589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8</text:p>
          </table:table-cell>
          <table:table-cell office:value-type="float" office:value="16.1785" calcext:value-type="float">
            <text:p>16.1785</text:p>
          </table:table-cell>
          <table:table-cell office:value-type="float" office:value="2.2707" calcext:value-type="float">
            <text:p>2.2707</text:p>
          </table:table-cell>
          <table:table-cell office:value-type="float" office:value="26.37" calcext:value-type="float">
            <text:p>26.3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291307221" calcext:value-type="float">
            <text:p>1.02156291307221</text:p>
          </table:table-cell>
          <table:table-cell table:formula="of:=[.C159]-[.D159]" office:value-type="float" office:value="13.9078" calcext:value-type="float">
            <text:p>13.9078</text:p>
          </table:table-cell>
          <table:table-cell table:formula="of:=[.H159]/([.G159])" office:value-type="float" office:value="13.6142373827709" calcext:value-type="float">
            <text:p>13.6142373827709</text:p>
          </table:table-cell>
          <table:table-cell table:formula="of:=[.C159]/[.I159]" office:value-type="float" office:value="1.1883515429571" calcext:value-type="float">
            <text:p>1.188351542957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59</text:p>
          </table:table-cell>
          <table:table-cell office:value-type="float" office:value="16.2736" calcext:value-type="float">
            <text:p>16.2736</text:p>
          </table:table-cell>
          <table:table-cell office:value-type="float" office:value="2.2903" calcext:value-type="float">
            <text:p>2.2903</text:p>
          </table:table-cell>
          <table:table-cell office:value-type="float" office:value="26.37" calcext:value-type="float">
            <text:p>26.3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291307221" calcext:value-type="float">
            <text:p>1.02156291307221</text:p>
          </table:table-cell>
          <table:table-cell table:formula="of:=[.C160]-[.D160]" office:value-type="float" office:value="13.9833" calcext:value-type="float">
            <text:p>13.9833</text:p>
          </table:table-cell>
          <table:table-cell table:formula="of:=[.H160]/([.G160])" office:value-type="float" office:value="13.6881437462791" calcext:value-type="float">
            <text:p>13.6881437462791</text:p>
          </table:table-cell>
          <table:table-cell table:formula="of:=[.C160]/[.I160]" office:value-type="float" office:value="1.18888289761157" calcext:value-type="float">
            <text:p>1.188882897611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0</text:p>
          </table:table-cell>
          <table:table-cell office:value-type="float" office:value="16.3042" calcext:value-type="float">
            <text:p>16.3042</text:p>
          </table:table-cell>
          <table:table-cell office:value-type="float" office:value="2.3075" calcext:value-type="float">
            <text:p>2.3075</text:p>
          </table:table-cell>
          <table:table-cell office:value-type="float" office:value="26.34" calcext:value-type="float">
            <text:p>26.3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227575836" calcext:value-type="float">
            <text:p>1.02157227575836</text:p>
          </table:table-cell>
          <table:table-cell table:formula="of:=[.C161]-[.D161]" office:value-type="float" office:value="13.9967" calcext:value-type="float">
            <text:p>13.9967</text:p>
          </table:table-cell>
          <table:table-cell table:formula="of:=[.H161]/([.G161])" office:value-type="float" office:value="13.7011353304489" calcext:value-type="float">
            <text:p>13.7011353304489</text:p>
          </table:table-cell>
          <table:table-cell table:formula="of:=[.C161]/[.I161]" office:value-type="float" office:value="1.18998897585999" calcext:value-type="float">
            <text:p>1.1899889758599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1</text:p>
          </table:table-cell>
          <table:table-cell office:value-type="float" office:value="16.2061" calcext:value-type="float">
            <text:p>16.2061</text:p>
          </table:table-cell>
          <table:table-cell office:value-type="float" office:value="2.2852" calcext:value-type="float">
            <text:p>2.2852</text:p>
          </table:table-cell>
          <table:table-cell office:value-type="float" office:value="26.33" calcext:value-type="float">
            <text:p>26.3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539511556" calcext:value-type="float">
            <text:p>1.02157539511556</text:p>
          </table:table-cell>
          <table:table-cell table:formula="of:=[.C162]-[.D162]" office:value-type="float" office:value="13.9209" calcext:value-type="float">
            <text:p>13.9209</text:p>
          </table:table-cell>
          <table:table-cell table:formula="of:=[.H162]/([.G162])" office:value-type="float" office:value="13.6268943697741" calcext:value-type="float">
            <text:p>13.6268943697741</text:p>
          </table:table-cell>
          <table:table-cell table:formula="of:=[.C162]/[.I162]" office:value-type="float" office:value="1.18927317995117" calcext:value-type="float">
            <text:p>1.189273179951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2</text:p>
          </table:table-cell>
          <table:table-cell office:value-type="float" office:value="16.206" calcext:value-type="float">
            <text:p>16.206</text:p>
          </table:table-cell>
          <table:table-cell office:value-type="float" office:value="2.2873" calcext:value-type="float">
            <text:p>2.2873</text:p>
          </table:table-cell>
          <table:table-cell office:value-type="float" office:value="26.33" calcext:value-type="float">
            <text:p>26.3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539511556" calcext:value-type="float">
            <text:p>1.02157539511556</text:p>
          </table:table-cell>
          <table:table-cell table:formula="of:=[.C163]-[.D163]" office:value-type="float" office:value="13.9187" calcext:value-type="float">
            <text:p>13.9187</text:p>
          </table:table-cell>
          <table:table-cell table:formula="of:=[.H163]/([.G163])" office:value-type="float" office:value="13.6247408331771" calcext:value-type="float">
            <text:p>13.6247408331771</text:p>
          </table:table-cell>
          <table:table-cell table:formula="of:=[.C163]/[.I163]" office:value-type="float" office:value="1.18945381775904" calcext:value-type="float">
            <text:p>1.1894538177590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3</text:p>
          </table:table-cell>
          <table:table-cell office:value-type="float" office:value="16.2184" calcext:value-type="float">
            <text:p>16.2184</text:p>
          </table:table-cell>
          <table:table-cell office:value-type="float" office:value="2.2821" calcext:value-type="float">
            <text:p>2.2821</text:p>
          </table:table-cell>
          <table:table-cell office:value-type="float" office:value="26.31" calcext:value-type="float">
            <text:p>26.3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163152201" calcext:value-type="float">
            <text:p>1.02158163152201</text:p>
          </table:table-cell>
          <table:table-cell table:formula="of:=[.C164]-[.D164]" office:value-type="float" office:value="13.9363" calcext:value-type="float">
            <text:p>13.9363</text:p>
          </table:table-cell>
          <table:table-cell table:formula="of:=[.H164]/([.G164])" office:value-type="float" office:value="13.6418858463977" calcext:value-type="float">
            <text:p>13.6418858463977</text:p>
          </table:table-cell>
          <table:table-cell table:formula="of:=[.C164]/[.I164]" office:value-type="float" office:value="1.18886788693388" calcext:value-type="float">
            <text:p>1.1888678869338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4</text:p>
          </table:table-cell>
          <table:table-cell office:value-type="float" office:value="16.2194" calcext:value-type="float">
            <text:p>16.2194</text:p>
          </table:table-cell>
          <table:table-cell office:value-type="float" office:value="2.2931" calcext:value-type="float">
            <text:p>2.2931</text:p>
          </table:table-cell>
          <table:table-cell office:value-type="float" office:value="26.3" calcext:value-type="float">
            <text:p>26.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474857103" calcext:value-type="float">
            <text:p>1.02158474857103</text:p>
          </table:table-cell>
          <table:table-cell table:formula="of:=[.C165]-[.D165]" office:value-type="float" office:value="13.9263" calcext:value-type="float">
            <text:p>13.9263</text:p>
          </table:table-cell>
          <table:table-cell table:formula="of:=[.H165]/([.G165])" office:value-type="float" office:value="13.6320555093249" calcext:value-type="float">
            <text:p>13.6320555093249</text:p>
          </table:table-cell>
          <table:table-cell table:formula="of:=[.C165]/[.I165]" office:value-type="float" office:value="1.18979855891177" calcext:value-type="float">
            <text:p>1.1897985589117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5</text:p>
          </table:table-cell>
          <table:table-cell office:value-type="float" office:value="16.2318" calcext:value-type="float">
            <text:p>16.2318</text:p>
          </table:table-cell>
          <table:table-cell office:value-type="float" office:value="2.2931" calcext:value-type="float">
            <text:p>2.2931</text:p>
          </table:table-cell>
          <table:table-cell office:value-type="float" office:value="26.31" calcext:value-type="float">
            <text:p>26.3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163152201" calcext:value-type="float">
            <text:p>1.02158163152201</text:p>
          </table:table-cell>
          <table:table-cell table:formula="of:=[.C166]-[.D166]" office:value-type="float" office:value="13.9387" calcext:value-type="float">
            <text:p>13.9387</text:p>
          </table:table-cell>
          <table:table-cell table:formula="of:=[.H166]/([.G166])" office:value-type="float" office:value="13.6442351447073" calcext:value-type="float">
            <text:p>13.6442351447073</text:p>
          </table:table-cell>
          <table:table-cell table:formula="of:=[.C166]/[.I166]" office:value-type="float" office:value="1.18964528446261" calcext:value-type="float">
            <text:p>1.1896452844626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6</text:p>
          </table:table-cell>
          <table:table-cell office:value-type="float" office:value="16.2606" calcext:value-type="float">
            <text:p>16.2606</text:p>
          </table:table-cell>
          <table:table-cell office:value-type="float" office:value="2.3006" calcext:value-type="float">
            <text:p>2.3006</text:p>
          </table:table-cell>
          <table:table-cell office:value-type="float" office:value="26.3" calcext:value-type="float">
            <text:p>26.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474857103" calcext:value-type="float">
            <text:p>1.02158474857103</text:p>
          </table:table-cell>
          <table:table-cell table:formula="of:=[.C167]-[.D167]" office:value-type="float" office:value="13.96" calcext:value-type="float">
            <text:p>13.96</text:p>
          </table:table-cell>
          <table:table-cell table:formula="of:=[.H167]/([.G167])" office:value-type="float" office:value="13.6650434724353" calcext:value-type="float">
            <text:p>13.6650434724353</text:p>
          </table:table-cell>
          <table:table-cell table:formula="of:=[.C167]/[.I167]" office:value-type="float" office:value="1.18994132970015" calcext:value-type="float">
            <text:p>1.1899413297001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7</text:p>
          </table:table-cell>
          <table:table-cell office:value-type="float" office:value="16.2557" calcext:value-type="float">
            <text:p>16.2557</text:p>
          </table:table-cell>
          <table:table-cell office:value-type="float" office:value="2.2945" calcext:value-type="float">
            <text:p>2.2945</text:p>
          </table:table-cell>
          <table:table-cell office:value-type="float" office:value="26.31" calcext:value-type="float">
            <text:p>26.3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163152201" calcext:value-type="float">
            <text:p>1.02158163152201</text:p>
          </table:table-cell>
          <table:table-cell table:formula="of:=[.C168]-[.D168]" office:value-type="float" office:value="13.9612" calcext:value-type="float">
            <text:p>13.9612</text:p>
          </table:table-cell>
          <table:table-cell table:formula="of:=[.H168]/([.G168])" office:value-type="float" office:value="13.6662598163593" calcext:value-type="float">
            <text:p>13.6662598163593</text:p>
          </table:table-cell>
          <table:table-cell table:formula="of:=[.C168]/[.I168]" office:value-type="float" office:value="1.18947687358768" calcext:value-type="float">
            <text:p>1.1894768735876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8</text:p>
          </table:table-cell>
          <table:table-cell office:value-type="float" office:value="16.3026" calcext:value-type="float">
            <text:p>16.3026</text:p>
          </table:table-cell>
          <table:table-cell office:value-type="float" office:value="2.3078" calcext:value-type="float">
            <text:p>2.3078</text:p>
          </table:table-cell>
          <table:table-cell office:value-type="float" office:value="26.29" calcext:value-type="float">
            <text:p>26.2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786485043" calcext:value-type="float">
            <text:p>1.02158786485043</text:p>
          </table:table-cell>
          <table:table-cell table:formula="of:=[.C169]-[.D169]" office:value-type="float" office:value="13.9948" calcext:value-type="float">
            <text:p>13.9948</text:p>
          </table:table-cell>
          <table:table-cell table:formula="of:=[.H169]/([.G169])" office:value-type="float" office:value="13.6990664058534" calcext:value-type="float">
            <text:p>13.6990664058534</text:p>
          </table:table-cell>
          <table:table-cell table:formula="of:=[.C169]/[.I169]" office:value-type="float" office:value="1.19005189967064" calcext:value-type="float">
            <text:p>1.1900518996706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69</text:p>
          </table:table-cell>
          <table:table-cell office:value-type="float" office:value="16.3056" calcext:value-type="float">
            <text:p>16.3056</text:p>
          </table:table-cell>
          <table:table-cell office:value-type="float" office:value="2.3056" calcext:value-type="float">
            <text:p>2.3056</text:p>
          </table:table-cell>
          <table:table-cell office:value-type="float" office:value="26.29" calcext:value-type="float">
            <text:p>26.2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786485043" calcext:value-type="float">
            <text:p>1.02158786485043</text:p>
          </table:table-cell>
          <table:table-cell table:formula="of:=[.C170]-[.D170]" office:value-type="float" office:value="14" calcext:value-type="float">
            <text:p>14</text:p>
          </table:table-cell>
          <table:table-cell table:formula="of:=[.H170]/([.G170])" office:value-type="float" office:value="13.7041565211326" calcext:value-type="float">
            <text:p>13.7041565211326</text:p>
          </table:table-cell>
          <table:table-cell table:formula="of:=[.C170]/[.I170]" office:value-type="float" office:value="1.18982879207894" calcext:value-type="float">
            <text:p>1.1898287920789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0</text:p>
          </table:table-cell>
          <table:table-cell office:value-type="float" office:value="16.3601" calcext:value-type="float">
            <text:p>16.3601</text:p>
          </table:table-cell>
          <table:table-cell office:value-type="float" office:value="2.3168" calcext:value-type="float">
            <text:p>2.3168</text:p>
          </table:table-cell>
          <table:table-cell office:value-type="float" office:value="26.28" calcext:value-type="float">
            <text:p>26.2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098036008" calcext:value-type="float">
            <text:p>1.02159098036008</text:p>
          </table:table-cell>
          <table:table-cell table:formula="of:=[.C171]-[.D171]" office:value-type="float" office:value="14.0433" calcext:value-type="float">
            <text:p>14.0433</text:p>
          </table:table-cell>
          <table:table-cell table:formula="of:=[.H171]/([.G171])" office:value-type="float" office:value="13.7464995971775" calcext:value-type="float">
            <text:p>13.7464995971775</text:p>
          </table:table-cell>
          <table:table-cell table:formula="of:=[.C171]/[.I171]" office:value-type="float" office:value="1.19012843119416" calcext:value-type="float">
            <text:p>1.1901284311941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1</text:p>
          </table:table-cell>
          <table:table-cell office:value-type="float" office:value="16.1892" calcext:value-type="float">
            <text:p>16.1892</text:p>
          </table:table-cell>
          <table:table-cell office:value-type="float" office:value="2.2925" calcext:value-type="float">
            <text:p>2.2925</text:p>
          </table:table-cell>
          <table:table-cell office:value-type="float" office:value="26.3" calcext:value-type="float">
            <text:p>26.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474857103" calcext:value-type="float">
            <text:p>1.02158474857103</text:p>
          </table:table-cell>
          <table:table-cell table:formula="of:=[.C172]-[.D172]" office:value-type="float" office:value="13.8967" calcext:value-type="float">
            <text:p>13.8967</text:p>
          </table:table-cell>
          <table:table-cell table:formula="of:=[.H172]/([.G172])" office:value-type="float" office:value="13.6030809185811" calcext:value-type="float">
            <text:p>13.6030809185811</text:p>
          </table:table-cell>
          <table:table-cell table:formula="of:=[.C172]/[.I172]" office:value-type="float" office:value="1.19011274702383" calcext:value-type="float">
            <text:p>1.1901127470238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2</text:p>
          </table:table-cell>
          <table:table-cell office:value-type="float" office:value="16.1057" calcext:value-type="float">
            <text:p>16.1057</text:p>
          </table:table-cell>
          <table:table-cell office:value-type="float" office:value="2.2842" calcext:value-type="float">
            <text:p>2.2842</text:p>
          </table:table-cell>
          <table:table-cell office:value-type="float" office:value="26.28" calcext:value-type="float">
            <text:p>26.2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098036008" calcext:value-type="float">
            <text:p>1.02159098036008</text:p>
          </table:table-cell>
          <table:table-cell table:formula="of:=[.C173]-[.D173]" office:value-type="float" office:value="13.8215" calcext:value-type="float">
            <text:p>13.8215</text:p>
          </table:table-cell>
          <table:table-cell table:formula="of:=[.H173]/([.G173])" office:value-type="float" office:value="13.5293872652716" calcext:value-type="float">
            <text:p>13.5293872652716</text:p>
          </table:table-cell>
          <table:table-cell table:formula="of:=[.C173]/[.I173]" office:value-type="float" office:value="1.19042345999966" calcext:value-type="float">
            <text:p>1.1904234599996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3</text:p>
          </table:table-cell>
          <table:table-cell office:value-type="float" office:value="16.2003" calcext:value-type="float">
            <text:p>16.2003</text:p>
          </table:table-cell>
          <table:table-cell office:value-type="float" office:value="2.2881" calcext:value-type="float">
            <text:p>2.2881</text:p>
          </table:table-cell>
          <table:table-cell office:value-type="float" office:value="26.28" calcext:value-type="float">
            <text:p>26.2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098036008" calcext:value-type="float">
            <text:p>1.02159098036008</text:p>
          </table:table-cell>
          <table:table-cell table:formula="of:=[.C174]-[.D174]" office:value-type="float" office:value="13.9122" calcext:value-type="float">
            <text:p>13.9122</text:p>
          </table:table-cell>
          <table:table-cell table:formula="of:=[.H174]/([.G174])" office:value-type="float" office:value="13.6181703514026" calcext:value-type="float">
            <text:p>13.6181703514026</text:p>
          </table:table-cell>
          <table:table-cell table:formula="of:=[.C174]/[.I174]" office:value-type="float" office:value="1.18960914586675" calcext:value-type="float">
            <text:p>1.189609145866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4</text:p>
          </table:table-cell>
          <table:table-cell office:value-type="float" office:value="16.153" calcext:value-type="float">
            <text:p>16.153</text:p>
          </table:table-cell>
          <table:table-cell office:value-type="float" office:value="2.2793" calcext:value-type="float">
            <text:p>2.2793</text:p>
          </table:table-cell>
          <table:table-cell office:value-type="float" office:value="26.28" calcext:value-type="float">
            <text:p>26.2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098036008" calcext:value-type="float">
            <text:p>1.02159098036008</text:p>
          </table:table-cell>
          <table:table-cell table:formula="of:=[.C175]-[.D175]" office:value-type="float" office:value="13.8737" calcext:value-type="float">
            <text:p>13.8737</text:p>
          </table:table-cell>
          <table:table-cell table:formula="of:=[.H175]/([.G175])" office:value-type="float" office:value="13.5804840359005" calcext:value-type="float">
            <text:p>13.5804840359005</text:p>
          </table:table-cell>
          <table:table-cell table:formula="of:=[.C175]/[.I175]" office:value-type="float" office:value="1.18942741343379" calcext:value-type="float">
            <text:p>1.189427413433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5</text:p>
          </table:table-cell>
          <table:table-cell office:value-type="float" office:value="16.2032" calcext:value-type="float">
            <text:p>16.2032</text:p>
          </table:table-cell>
          <table:table-cell office:value-type="float" office:value="2.2835" calcext:value-type="float">
            <text:p>2.2835</text:p>
          </table:table-cell>
          <table:table-cell office:value-type="float" office:value="26.27" calcext:value-type="float">
            <text:p>26.2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409509989" calcext:value-type="float">
            <text:p>1.02159409509989</text:p>
          </table:table-cell>
          <table:table-cell table:formula="of:=[.C176]-[.D176]" office:value-type="float" office:value="13.9197" calcext:value-type="float">
            <text:p>13.9197</text:p>
          </table:table-cell>
          <table:table-cell table:formula="of:=[.H176]/([.G176])" office:value-type="float" office:value="13.6254702985915" calcext:value-type="float">
            <text:p>13.6254702985915</text:p>
          </table:table-cell>
          <table:table-cell table:formula="of:=[.C176]/[.I176]" office:value-type="float" office:value="1.18918464059732" calcext:value-type="float">
            <text:p>1.1891846405973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6</text:p>
          </table:table-cell>
          <table:table-cell office:value-type="float" office:value="16.1438" calcext:value-type="float">
            <text:p>16.1438</text:p>
          </table:table-cell>
          <table:table-cell office:value-type="float" office:value="2.2741" calcext:value-type="float">
            <text:p>2.2741</text:p>
          </table:table-cell>
          <table:table-cell office:value-type="float" office:value="26.27" calcext:value-type="float">
            <text:p>26.2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409509989" calcext:value-type="float">
            <text:p>1.02159409509989</text:p>
          </table:table-cell>
          <table:table-cell table:formula="of:=[.C177]-[.D177]" office:value-type="float" office:value="13.8697" calcext:value-type="float">
            <text:p>13.8697</text:p>
          </table:table-cell>
          <table:table-cell table:formula="of:=[.H177]/([.G177])" office:value-type="float" office:value="13.5765271809288" calcext:value-type="float">
            <text:p>13.5765271809288</text:p>
          </table:table-cell>
          <table:table-cell table:formula="of:=[.C177]/[.I177]" office:value-type="float" office:value="1.18909642980552" calcext:value-type="float">
            <text:p>1.1890964298055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7</text:p>
          </table:table-cell>
          <table:table-cell office:value-type="float" office:value="16.2023" calcext:value-type="float">
            <text:p>16.2023</text:p>
          </table:table-cell>
          <table:table-cell office:value-type="float" office:value="2.2823" calcext:value-type="float">
            <text:p>2.2823</text:p>
          </table:table-cell>
          <table:table-cell office:value-type="float" office:value="26.27" calcext:value-type="float">
            <text:p>26.2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409509989" calcext:value-type="float">
            <text:p>1.02159409509989</text:p>
          </table:table-cell>
          <table:table-cell table:formula="of:=[.C178]-[.D178]" office:value-type="float" office:value="13.92" calcext:value-type="float">
            <text:p>13.92</text:p>
          </table:table-cell>
          <table:table-cell table:formula="of:=[.H178]/([.G178])" office:value-type="float" office:value="13.6257639572975" calcext:value-type="float">
            <text:p>13.6257639572975</text:p>
          </table:table-cell>
          <table:table-cell table:formula="of:=[.C178]/[.I178]" office:value-type="float" office:value="1.18909296027564" calcext:value-type="float">
            <text:p>1.1890929602756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8</text:p>
          </table:table-cell>
          <table:table-cell office:value-type="float" office:value="16.1749" calcext:value-type="float">
            <text:p>16.1749</text:p>
          </table:table-cell>
          <table:table-cell office:value-type="float" office:value="2.2834" calcext:value-type="float">
            <text:p>2.2834</text:p>
          </table:table-cell>
          <table:table-cell office:value-type="float" office:value="26.27" calcext:value-type="float">
            <text:p>26.2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409509989" calcext:value-type="float">
            <text:p>1.02159409509989</text:p>
          </table:table-cell>
          <table:table-cell table:formula="of:=[.C179]-[.D179]" office:value-type="float" office:value="13.8915" calcext:value-type="float">
            <text:p>13.8915</text:p>
          </table:table-cell>
          <table:table-cell table:formula="of:=[.H179]/([.G179])" office:value-type="float" office:value="13.5978663802297" calcext:value-type="float">
            <text:p>13.5978663802297</text:p>
          </table:table-cell>
          <table:table-cell table:formula="of:=[.C179]/[.I179]" office:value-type="float" office:value="1.18951749838615" calcext:value-type="float">
            <text:p>1.1895174983861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79</text:p>
          </table:table-cell>
          <table:table-cell office:value-type="float" office:value="16.2478" calcext:value-type="float">
            <text:p>16.2478</text:p>
          </table:table-cell>
          <table:table-cell office:value-type="float" office:value="2.2902" calcext:value-type="float">
            <text:p>2.2902</text:p>
          </table:table-cell>
          <table:table-cell office:value-type="float" office:value="26.25" calcext:value-type="float">
            <text:p>26.2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03222695" calcext:value-type="float">
            <text:p>1.0216003222695</text:p>
          </table:table-cell>
          <table:table-cell table:formula="of:=[.C180]-[.D180]" office:value-type="float" office:value="13.9576" calcext:value-type="float">
            <text:p>13.9576</text:p>
          </table:table-cell>
          <table:table-cell table:formula="of:=[.H180]/([.G180])" office:value-type="float" office:value="13.6624859015246" calcext:value-type="float">
            <text:p>13.6624859015246</text:p>
          </table:table-cell>
          <table:table-cell table:formula="of:=[.C180]/[.I180]" office:value-type="float" office:value="1.18922721070746" calcext:value-type="float">
            <text:p>1.1892272107074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0</text:p>
          </table:table-cell>
          <table:table-cell office:value-type="float" office:value="16.2884" calcext:value-type="float">
            <text:p>16.2884</text:p>
          </table:table-cell>
          <table:table-cell office:value-type="float" office:value="2.3092" calcext:value-type="float">
            <text:p>2.3092</text:p>
          </table:table-cell>
          <table:table-cell office:value-type="float" office:value="26.25" calcext:value-type="float">
            <text:p>26.2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03222695" calcext:value-type="float">
            <text:p>1.0216003222695</text:p>
          </table:table-cell>
          <table:table-cell table:formula="of:=[.C181]-[.D181]" office:value-type="float" office:value="13.9792" calcext:value-type="float">
            <text:p>13.9792</text:p>
          </table:table-cell>
          <table:table-cell table:formula="of:=[.H181]/([.G181])" office:value-type="float" office:value="13.683629199475" calcext:value-type="float">
            <text:p>13.683629199475</text:p>
          </table:table-cell>
          <table:table-cell table:formula="of:=[.C181]/[.I181]" office:value-type="float" office:value="1.19035672207669" calcext:value-type="float">
            <text:p>1.1903567220766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1</text:p>
          </table:table-cell>
          <table:table-cell office:value-type="float" office:value="16.2042" calcext:value-type="float">
            <text:p>16.2042</text:p>
          </table:table-cell>
          <table:table-cell office:value-type="float" office:value="2.2924" calcext:value-type="float">
            <text:p>2.2924</text:p>
          </table:table-cell>
          <table:table-cell office:value-type="float" office:value="26.25" calcext:value-type="float">
            <text:p>26.2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03222695" calcext:value-type="float">
            <text:p>1.0216003222695</text:p>
          </table:table-cell>
          <table:table-cell table:formula="of:=[.C182]-[.D182]" office:value-type="float" office:value="13.9118" calcext:value-type="float">
            <text:p>13.9118</text:p>
          </table:table-cell>
          <table:table-cell table:formula="of:=[.H182]/([.G182])" office:value-type="float" office:value="13.6176542790186" calcext:value-type="float">
            <text:p>13.6176542790186</text:p>
          </table:table-cell>
          <table:table-cell table:formula="of:=[.C182]/[.I182]" office:value-type="float" office:value="1.18994062178291" calcext:value-type="float">
            <text:p>1.1899406217829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2</text:p>
          </table:table-cell>
          <table:table-cell office:value-type="float" office:value="16.1889" calcext:value-type="float">
            <text:p>16.1889</text:p>
          </table:table-cell>
          <table:table-cell office:value-type="float" office:value="2.2815" calcext:value-type="float">
            <text:p>2.2815</text:p>
          </table:table-cell>
          <table:table-cell office:value-type="float" office:value="26.23" calcext:value-type="float">
            <text:p>26.2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654635835" calcext:value-type="float">
            <text:p>1.02160654635835</text:p>
          </table:table-cell>
          <table:table-cell table:formula="of:=[.C183]-[.D183]" office:value-type="float" office:value="13.9074" calcext:value-type="float">
            <text:p>13.9074</text:p>
          </table:table-cell>
          <table:table-cell table:formula="of:=[.H183]/([.G183])" office:value-type="float" office:value="13.6132643722525" calcext:value-type="float">
            <text:p>13.6132643722525</text:p>
          </table:table-cell>
          <table:table-cell table:formula="of:=[.C183]/[.I183]" office:value-type="float" office:value="1.18920044137227" calcext:value-type="float">
            <text:p>1.1892004413722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3</text:p>
          </table:table-cell>
          <table:table-cell office:value-type="float" office:value="16.2022" calcext:value-type="float">
            <text:p>16.2022</text:p>
          </table:table-cell>
          <table:table-cell office:value-type="float" office:value="2.2812" calcext:value-type="float">
            <text:p>2.2812</text:p>
          </table:table-cell>
          <table:table-cell office:value-type="float" office:value="26.23" calcext:value-type="float">
            <text:p>26.2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654635835" calcext:value-type="float">
            <text:p>1.02160654635835</text:p>
          </table:table-cell>
          <table:table-cell table:formula="of:=[.C184]-[.D184]" office:value-type="float" office:value="13.921" calcext:value-type="float">
            <text:p>13.921</text:p>
          </table:table-cell>
          <table:table-cell table:formula="of:=[.H184]/([.G184])" office:value-type="float" office:value="13.6265767380047" calcext:value-type="float">
            <text:p>13.6265767380047</text:p>
          </table:table-cell>
          <table:table-cell table:formula="of:=[.C184]/[.I184]" office:value-type="float" office:value="1.18901469617177" calcext:value-type="float">
            <text:p>1.1890146961717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4</text:p>
          </table:table-cell>
          <table:table-cell office:value-type="float" office:value="16.2064" calcext:value-type="float">
            <text:p>16.2064</text:p>
          </table:table-cell>
          <table:table-cell office:value-type="float" office:value="2.2892" calcext:value-type="float">
            <text:p>2.2892</text:p>
          </table:table-cell>
          <table:table-cell office:value-type="float" office:value="26.23" calcext:value-type="float">
            <text:p>26.2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654635835" calcext:value-type="float">
            <text:p>1.02160654635835</text:p>
          </table:table-cell>
          <table:table-cell table:formula="of:=[.C185]-[.D185]" office:value-type="float" office:value="13.9172" calcext:value-type="float">
            <text:p>13.9172</text:p>
          </table:table-cell>
          <table:table-cell table:formula="of:=[.H185]/([.G185])" office:value-type="float" office:value="13.6228571063974" calcext:value-type="float">
            <text:p>13.6228571063974</text:p>
          </table:table-cell>
          <table:table-cell table:formula="of:=[.C185]/[.I185]" office:value-type="float" office:value="1.18964765419064" calcext:value-type="float">
            <text:p>1.1896476541906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5</text:p>
          </table:table-cell>
          <table:table-cell office:value-type="float" office:value="16.2283" calcext:value-type="float">
            <text:p>16.2283</text:p>
          </table:table-cell>
          <table:table-cell office:value-type="float" office:value="2.2939" calcext:value-type="float">
            <text:p>2.2939</text:p>
          </table:table-cell>
          <table:table-cell office:value-type="float" office:value="26.22" calcext:value-type="float">
            <text:p>26.2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965724719" calcext:value-type="float">
            <text:p>1.02160965724719</text:p>
          </table:table-cell>
          <table:table-cell table:formula="of:=[.C186]-[.D186]" office:value-type="float" office:value="13.9344" calcext:value-type="float">
            <text:p>13.9344</text:p>
          </table:table-cell>
          <table:table-cell table:formula="of:=[.H186]/([.G186])" office:value-type="float" office:value="13.6396517996388" calcext:value-type="float">
            <text:p>13.6396517996388</text:p>
          </table:table-cell>
          <table:table-cell table:formula="of:=[.C186]/[.I186]" office:value-type="float" office:value="1.18978843729939" calcext:value-type="float">
            <text:p>1.1897884372993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6</text:p>
          </table:table-cell>
          <table:table-cell office:value-type="float" office:value="16.2577" calcext:value-type="float">
            <text:p>16.2577</text:p>
          </table:table-cell>
          <table:table-cell office:value-type="float" office:value="2.2971" calcext:value-type="float">
            <text:p>2.2971</text:p>
          </table:table-cell>
          <table:table-cell office:value-type="float" office:value="26.21" calcext:value-type="float">
            <text:p>26.2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276736551" calcext:value-type="float">
            <text:p>1.02161276736551</text:p>
          </table:table-cell>
          <table:table-cell table:formula="of:=[.C187]-[.D187]" office:value-type="float" office:value="13.9606" calcext:value-type="float">
            <text:p>13.9606</text:p>
          </table:table-cell>
          <table:table-cell table:formula="of:=[.H187]/([.G187])" office:value-type="float" office:value="13.665256001059" calcext:value-type="float">
            <text:p>13.665256001059</text:p>
          </table:table-cell>
          <table:table-cell table:formula="of:=[.C187]/[.I187]" office:value-type="float" office:value="1.18971060613428" calcext:value-type="float">
            <text:p>1.1897106061342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7</text:p>
          </table:table-cell>
          <table:table-cell office:value-type="float" office:value="16.2631" calcext:value-type="float">
            <text:p>16.2631</text:p>
          </table:table-cell>
          <table:table-cell office:value-type="float" office:value="2.3041" calcext:value-type="float">
            <text:p>2.3041</text:p>
          </table:table-cell>
          <table:table-cell office:value-type="float" office:value="26.22" calcext:value-type="float">
            <text:p>26.2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965724719" calcext:value-type="float">
            <text:p>1.02160965724719</text:p>
          </table:table-cell>
          <table:table-cell table:formula="of:=[.C188]-[.D188]" office:value-type="float" office:value="13.959" calcext:value-type="float">
            <text:p>13.959</text:p>
          </table:table-cell>
          <table:table-cell table:formula="of:=[.H188]/([.G188])" office:value-type="float" office:value="13.6637314467188" calcext:value-type="float">
            <text:p>13.6637314467188</text:p>
          </table:table-cell>
          <table:table-cell table:formula="of:=[.C188]/[.I188]" office:value-type="float" office:value="1.19023855697233" calcext:value-type="float">
            <text:p>1.1902385569723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8</text:p>
          </table:table-cell>
          <table:table-cell office:value-type="float" office:value="16.3032" calcext:value-type="float">
            <text:p>16.3032</text:p>
          </table:table-cell>
          <table:table-cell office:value-type="float" office:value="2.3025" calcext:value-type="float">
            <text:p>2.3025</text:p>
          </table:table-cell>
          <table:table-cell office:value-type="float" office:value="26.21" calcext:value-type="float">
            <text:p>26.2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276736551" calcext:value-type="float">
            <text:p>1.02161276736551</text:p>
          </table:table-cell>
          <table:table-cell table:formula="of:=[.C189]-[.D189]" office:value-type="float" office:value="14.0007" calcext:value-type="float">
            <text:p>14.0007</text:p>
          </table:table-cell>
          <table:table-cell table:formula="of:=[.H189]/([.G189])" office:value-type="float" office:value="13.7045076639991" calcext:value-type="float">
            <text:p>13.7045076639991</text:p>
          </table:table-cell>
          <table:table-cell table:formula="of:=[.C189]/[.I189]" office:value-type="float" office:value="1.1896231809062" calcext:value-type="float">
            <text:p>1.189623180906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89</text:p>
          </table:table-cell>
          <table:table-cell office:value-type="float" office:value="16.3056" calcext:value-type="float">
            <text:p>16.3056</text:p>
          </table:table-cell>
          <table:table-cell office:value-type="float" office:value="2.3042" calcext:value-type="float">
            <text:p>2.3042</text:p>
          </table:table-cell>
          <table:table-cell office:value-type="float" office:value="26.21" calcext:value-type="float">
            <text:p>26.2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276736551" calcext:value-type="float">
            <text:p>1.02161276736551</text:p>
          </table:table-cell>
          <table:table-cell table:formula="of:=[.C190]-[.D190]" office:value-type="float" office:value="14.0014" calcext:value-type="float">
            <text:p>14.0014</text:p>
          </table:table-cell>
          <table:table-cell table:formula="of:=[.H190]/([.G190])" office:value-type="float" office:value="13.7051928551228" calcext:value-type="float">
            <text:p>13.7051928551228</text:p>
          </table:table-cell>
          <table:table-cell table:formula="of:=[.C190]/[.I190]" office:value-type="float" office:value="1.18973882180032" calcext:value-type="float">
            <text:p>1.1897388218003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0</text:p>
          </table:table-cell>
          <table:table-cell office:value-type="float" office:value="16.3606" calcext:value-type="float">
            <text:p>16.3606</text:p>
          </table:table-cell>
          <table:table-cell office:value-type="float" office:value="2.3151" calcext:value-type="float">
            <text:p>2.3151</text:p>
          </table:table-cell>
          <table:table-cell office:value-type="float" office:value="26.21" calcext:value-type="float">
            <text:p>26.2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276736551" calcext:value-type="float">
            <text:p>1.02161276736551</text:p>
          </table:table-cell>
          <table:table-cell table:formula="of:=[.C191]-[.D191]" office:value-type="float" office:value="14.0455" calcext:value-type="float">
            <text:p>14.0455</text:p>
          </table:table-cell>
          <table:table-cell table:formula="of:=[.H191]/([.G191])" office:value-type="float" office:value="13.7483598959123" calcext:value-type="float">
            <text:p>13.7483598959123</text:p>
          </table:table-cell>
          <table:table-cell table:formula="of:=[.C191]/[.I191]" office:value-type="float" office:value="1.19000376218434" calcext:value-type="float">
            <text:p>1.1900037621843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1</text:p>
          </table:table-cell>
          <table:table-cell office:value-type="float" office:value="16.1935" calcext:value-type="float">
            <text:p>16.1935</text:p>
          </table:table-cell>
          <table:table-cell office:value-type="float" office:value="2.2959" calcext:value-type="float">
            <text:p>2.2959</text:p>
          </table:table-cell>
          <table:table-cell office:value-type="float" office:value="26.21" calcext:value-type="float">
            <text:p>26.2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276736551" calcext:value-type="float">
            <text:p>1.02161276736551</text:p>
          </table:table-cell>
          <table:table-cell table:formula="of:=[.C192]-[.D192]" office:value-type="float" office:value="13.8976" calcext:value-type="float">
            <text:p>13.8976</text:p>
          </table:table-cell>
          <table:table-cell table:formula="of:=[.H192]/([.G192])" office:value-type="float" office:value="13.603588799931" calcext:value-type="float">
            <text:p>13.603588799931</text:p>
          </table:table-cell>
          <table:table-cell table:formula="of:=[.C192]/[.I192]" office:value-type="float" office:value="1.19038440797932" calcext:value-type="float">
            <text:p>1.1903844079793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2</text:p>
          </table:table-cell>
          <table:table-cell office:value-type="float" office:value="16.1776" calcext:value-type="float">
            <text:p>16.1776</text:p>
          </table:table-cell>
          <table:table-cell office:value-type="float" office:value="2.2877" calcext:value-type="float">
            <text:p>2.2877</text:p>
          </table:table-cell>
          <table:table-cell office:value-type="float" office:value="26.2" calcext:value-type="float">
            <text:p>26.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587671317" calcext:value-type="float">
            <text:p>1.02161587671317</text:p>
          </table:table-cell>
          <table:table-cell table:formula="of:=[.C193]-[.D193]" office:value-type="float" office:value="13.8899" calcext:value-type="float">
            <text:p>13.8899</text:p>
          </table:table-cell>
          <table:table-cell table:formula="of:=[.H193]/([.G193])" office:value-type="float" office:value="13.5960103171926" calcext:value-type="float">
            <text:p>13.5960103171926</text:p>
          </table:table-cell>
          <table:table-cell table:formula="of:=[.C193]/[.I193]" office:value-type="float" office:value="1.18987847335942" calcext:value-type="float">
            <text:p>1.1898784733594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3</text:p>
          </table:table-cell>
          <table:table-cell office:value-type="float" office:value="16.1905" calcext:value-type="float">
            <text:p>16.1905</text:p>
          </table:table-cell>
          <table:table-cell office:value-type="float" office:value="2.2857" calcext:value-type="float">
            <text:p>2.2857</text:p>
          </table:table-cell>
          <table:table-cell office:value-type="float" office:value="26.2" calcext:value-type="float">
            <text:p>26.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587671317" calcext:value-type="float">
            <text:p>1.02161587671317</text:p>
          </table:table-cell>
          <table:table-cell table:formula="of:=[.C194]-[.D194]" office:value-type="float" office:value="13.9048" calcext:value-type="float">
            <text:p>13.9048</text:p>
          </table:table-cell>
          <table:table-cell table:formula="of:=[.H194]/([.G194])" office:value-type="float" office:value="13.6105950552919" calcext:value-type="float">
            <text:p>13.6105950552919</text:p>
          </table:table-cell>
          <table:table-cell table:formula="of:=[.C194]/[.I194]" office:value-type="float" office:value="1.18955122345698" calcext:value-type="float">
            <text:p>1.189551223456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4</text:p>
          </table:table-cell>
          <table:table-cell office:value-type="float" office:value="16.2055" calcext:value-type="float">
            <text:p>16.2055</text:p>
          </table:table-cell>
          <table:table-cell office:value-type="float" office:value="2.2877" calcext:value-type="float">
            <text:p>2.2877</text:p>
          </table:table-cell>
          <table:table-cell office:value-type="float" office:value="26.2" calcext:value-type="float">
            <text:p>26.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587671317" calcext:value-type="float">
            <text:p>1.02161587671317</text:p>
          </table:table-cell>
          <table:table-cell table:formula="of:=[.C195]-[.D195]" office:value-type="float" office:value="13.9178" calcext:value-type="float">
            <text:p>13.9178</text:p>
          </table:table-cell>
          <table:table-cell table:formula="of:=[.H195]/([.G195])" office:value-type="float" office:value="13.6233199945732" calcext:value-type="float">
            <text:p>13.6233199945732</text:p>
          </table:table-cell>
          <table:table-cell table:formula="of:=[.C195]/[.I195]" office:value-type="float" office:value="1.18954116958681" calcext:value-type="float">
            <text:p>1.1895411695868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5</text:p>
          </table:table-cell>
          <table:table-cell office:value-type="float" office:value="16.2341" calcext:value-type="float">
            <text:p>16.2341</text:p>
          </table:table-cell>
          <table:table-cell office:value-type="float" office:value="2.2898" calcext:value-type="float">
            <text:p>2.2898</text:p>
          </table:table-cell>
          <table:table-cell office:value-type="float" office:value="26.2" calcext:value-type="float">
            <text:p>26.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587671317" calcext:value-type="float">
            <text:p>1.02161587671317</text:p>
          </table:table-cell>
          <table:table-cell table:formula="of:=[.C196]-[.D196]" office:value-type="float" office:value="13.9443" calcext:value-type="float">
            <text:p>13.9443</text:p>
          </table:table-cell>
          <table:table-cell table:formula="of:=[.H196]/([.G196])" office:value-type="float" office:value="13.6492592938775" calcext:value-type="float">
            <text:p>13.6492592938775</text:p>
          </table:table-cell>
          <table:table-cell table:formula="of:=[.C196]/[.I196]" office:value-type="float" office:value="1.18937589582477" calcext:value-type="float">
            <text:p>1.1893758958247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6</text:p>
          </table:table-cell>
          <table:table-cell office:value-type="float" office:value="16.2492" calcext:value-type="float">
            <text:p>16.2492</text:p>
          </table:table-cell>
          <table:table-cell office:value-type="float" office:value="2.3009" calcext:value-type="float">
            <text:p>2.3009</text:p>
          </table:table-cell>
          <table:table-cell office:value-type="float" office:value="26.2" calcext:value-type="float">
            <text:p>26.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587671317" calcext:value-type="float">
            <text:p>1.02161587671317</text:p>
          </table:table-cell>
          <table:table-cell table:formula="of:=[.C197]-[.D197]" office:value-type="float" office:value="13.9483" calcext:value-type="float">
            <text:p>13.9483</text:p>
          </table:table-cell>
          <table:table-cell table:formula="of:=[.H197]/([.G197])" office:value-type="float" office:value="13.6531746598102" calcext:value-type="float">
            <text:p>13.6531746598102</text:p>
          </table:table-cell>
          <table:table-cell table:formula="of:=[.C197]/[.I197]" office:value-type="float" office:value="1.1901407844603" calcext:value-type="float">
            <text:p>1.19014078446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7</text:p>
          </table:table-cell>
          <table:table-cell office:value-type="float" office:value="16.2491" calcext:value-type="float">
            <text:p>16.2491</text:p>
          </table:table-cell>
          <table:table-cell office:value-type="float" office:value="2.3049" calcext:value-type="float">
            <text:p>2.3049</text:p>
          </table:table-cell>
          <table:table-cell office:value-type="float" office:value="26.19" calcext:value-type="float">
            <text:p>26.1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898529007" calcext:value-type="float">
            <text:p>1.02161898529007</text:p>
          </table:table-cell>
          <table:table-cell table:formula="of:=[.C198]-[.D198]" office:value-type="float" office:value="13.9442" calcext:value-type="float">
            <text:p>13.9442</text:p>
          </table:table-cell>
          <table:table-cell table:formula="of:=[.H198]/([.G198])" office:value-type="float" office:value="13.6491198781323" calcext:value-type="float">
            <text:p>13.6491198781323</text:p>
          </table:table-cell>
          <table:table-cell table:formula="of:=[.C198]/[.I198]" office:value-type="float" office:value="1.19048701638508" calcext:value-type="float">
            <text:p>1.1904870163850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8</text:p>
          </table:table-cell>
          <table:table-cell office:value-type="float" office:value="16.2706" calcext:value-type="float">
            <text:p>16.2706</text:p>
          </table:table-cell>
          <table:table-cell office:value-type="float" office:value="2.2978" calcext:value-type="float">
            <text:p>2.2978</text:p>
          </table:table-cell>
          <table:table-cell office:value-type="float" office:value="26.19" calcext:value-type="float">
            <text:p>26.1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898529007" calcext:value-type="float">
            <text:p>1.02161898529007</text:p>
          </table:table-cell>
          <table:table-cell table:formula="of:=[.C199]-[.D199]" office:value-type="float" office:value="13.9728" calcext:value-type="float">
            <text:p>13.9728</text:p>
          </table:table-cell>
          <table:table-cell table:formula="of:=[.H199]/([.G199])" office:value-type="float" office:value="13.6771146593685" calcext:value-type="float">
            <text:p>13.6771146593685</text:p>
          </table:table-cell>
          <table:table-cell table:formula="of:=[.C199]/[.I199]" office:value-type="float" office:value="1.18962225624503" calcext:value-type="float">
            <text:p>1.1896222562450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199</text:p>
          </table:table-cell>
          <table:table-cell office:value-type="float" office:value="16.2948" calcext:value-type="float">
            <text:p>16.2948</text:p>
          </table:table-cell>
          <table:table-cell office:value-type="float" office:value="2.3042" calcext:value-type="float">
            <text:p>2.3042</text:p>
          </table:table-cell>
          <table:table-cell office:value-type="float" office:value="26.18" calcext:value-type="float">
            <text:p>26.1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220930961" calcext:value-type="float">
            <text:p>1.0216220930961</text:p>
          </table:table-cell>
          <table:table-cell table:formula="of:=[.C200]-[.D200]" office:value-type="float" office:value="13.9906" calcext:value-type="float">
            <text:p>13.9906</text:p>
          </table:table-cell>
          <table:table-cell table:formula="of:=[.H200]/([.G200])" office:value-type="float" office:value="13.6944963255449" calcext:value-type="float">
            <text:p>13.6944963255449</text:p>
          </table:table-cell>
          <table:table-cell table:formula="of:=[.C200]/[.I200]" office:value-type="float" office:value="1.18987946782714" calcext:value-type="float">
            <text:p>1.1898794678271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200</text:p>
          </table:table-cell>
          <table:table-cell office:value-type="float" office:value="16.3302" calcext:value-type="float">
            <text:p>16.3302</text:p>
          </table:table-cell>
          <table:table-cell office:value-type="float" office:value="2.3091" calcext:value-type="float">
            <text:p>2.3091</text:p>
          </table:table-cell>
          <table:table-cell office:value-type="float" office:value="26.17" calcext:value-type="float">
            <text:p>26.1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2520013113" calcext:value-type="float">
            <text:p>1.02162520013113</text:p>
          </table:table-cell>
          <table:table-cell table:formula="of:=[.C201]-[.D201]" office:value-type="float" office:value="14.0211" calcext:value-type="float">
            <text:p>14.0211</text:p>
          </table:table-cell>
          <table:table-cell table:formula="of:=[.H201]/([.G201])" office:value-type="float" office:value="13.7243090697061" calcext:value-type="float">
            <text:p>13.7243090697061</text:p>
          </table:table-cell>
          <table:table-cell table:formula="of:=[.C201]/[.I201]" office:value-type="float" office:value="1.18987410710867" calcext:value-type="float">
            <text:p>1.1898741071086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1" calcext:value-type="float">
            <text:p>201</text:p>
          </table:table-cell>
          <table:table-cell office:value-type="float" office:value="10.0171" calcext:value-type="float">
            <text:p>10.0171</text:p>
          </table:table-cell>
          <table:table-cell office:value-type="float" office:value="1.4338" calcext:value-type="float">
            <text:p>1.4338</text:p>
          </table:table-cell>
          <table:table-cell office:value-type="float" office:value="26.09" calcext:value-type="float">
            <text:p>26.0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5002864203" calcext:value-type="float">
            <text:p>1.02165002864203</text:p>
          </table:table-cell>
          <table:table-cell table:formula="of:=[.C202]-[.D202]" office:value-type="float" office:value="8.5833" calcext:value-type="float">
            <text:p>8.5833</text:p>
          </table:table-cell>
          <table:table-cell table:formula="of:=[.H202]/([.G202])" office:value-type="float" office:value="8.40140924912307" calcext:value-type="float">
            <text:p>8.40140924912307</text:p>
          </table:table-cell>
          <table:table-cell table:formula="of:=[.C202]/[.I202]" office:value-type="float" office:value="1.19231187327835" calcext:value-type="float">
            <text:p>1.1923118732783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2" calcext:value-type="float">
            <text:p>202</text:p>
          </table:table-cell>
          <table:table-cell office:value-type="float" office:value="10.069" calcext:value-type="float">
            <text:p>10.069</text:p>
          </table:table-cell>
          <table:table-cell office:value-type="float" office:value="1.4394" calcext:value-type="float">
            <text:p>1.4394</text:p>
          </table:table-cell>
          <table:table-cell office:value-type="float" office:value="26.06" calcext:value-type="float">
            <text:p>26.0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5932659844" calcext:value-type="float">
            <text:p>1.02165932659844</text:p>
          </table:table-cell>
          <table:table-cell table:formula="of:=[.C203]-[.D203]" office:value-type="float" office:value="8.6296" calcext:value-type="float">
            <text:p>8.6296</text:p>
          </table:table-cell>
          <table:table-cell table:formula="of:=[.H203]/([.G203])" office:value-type="float" office:value="8.44665122250857" calcext:value-type="float">
            <text:p>8.44665122250857</text:p>
          </table:table-cell>
          <table:table-cell table:formula="of:=[.C203]/[.I203]" office:value-type="float" office:value="1.19207005649389" calcext:value-type="float">
            <text:p>1.1920700564938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4" calcext:value-type="float">
            <text:p>204</text:p>
          </table:table-cell>
          <table:table-cell office:value-type="float" office:value="10.07" calcext:value-type="float">
            <text:p>10.07</text:p>
          </table:table-cell>
          <table:table-cell office:value-type="float" office:value="1.4275" calcext:value-type="float">
            <text:p>1.4275</text:p>
          </table:table-cell>
          <table:table-cell office:value-type="float" office:value="26.09" calcext:value-type="float">
            <text:p>26.0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5002864203" calcext:value-type="float">
            <text:p>1.02165002864203</text:p>
          </table:table-cell>
          <table:table-cell table:formula="of:=[.C204]-[.D204]" office:value-type="float" office:value="8.6425" calcext:value-type="float">
            <text:p>8.6425</text:p>
          </table:table-cell>
          <table:table-cell table:formula="of:=[.H204]/([.G204])" office:value-type="float" office:value="8.45935472784898" calcext:value-type="float">
            <text:p>8.45935472784898</text:p>
          </table:table-cell>
          <table:table-cell table:formula="of:=[.C204]/[.I204]" office:value-type="float" office:value="1.19039812420309" calcext:value-type="float">
            <text:p>1.1903981242030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5" calcext:value-type="float">
            <text:p>205</text:p>
          </table:table-cell>
          <table:table-cell office:value-type="float" office:value="10.1074" calcext:value-type="float">
            <text:p>10.1074</text:p>
          </table:table-cell>
          <table:table-cell office:value-type="float" office:value="1.4352" calcext:value-type="float">
            <text:p>1.4352</text:p>
          </table:table-cell>
          <table:table-cell office:value-type="float" office:value="26.19" calcext:value-type="float">
            <text:p>26.1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898529007" calcext:value-type="float">
            <text:p>1.02161898529007</text:p>
          </table:table-cell>
          <table:table-cell table:formula="of:=[.C205]-[.D205]" office:value-type="float" office:value="8.6722" calcext:value-type="float">
            <text:p>8.6722</text:p>
          </table:table-cell>
          <table:table-cell table:formula="of:=[.H205]/([.G205])" office:value-type="float" office:value="8.48868328101566" calcext:value-type="float">
            <text:p>8.48868328101566</text:p>
          </table:table-cell>
          <table:table-cell table:formula="of:=[.C205]/[.I205]" office:value-type="float" office:value="1.19069114318407" calcext:value-type="float">
            <text:p>1.1906911431840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7" calcext:value-type="float">
            <text:p>207</text:p>
          </table:table-cell>
          <table:table-cell office:value-type="float" office:value="10.1113" calcext:value-type="float">
            <text:p>10.1113</text:p>
          </table:table-cell>
          <table:table-cell office:value-type="float" office:value="1.4396" calcext:value-type="float">
            <text:p>1.4396</text:p>
          </table:table-cell>
          <table:table-cell office:value-type="float" office:value="26.26" calcext:value-type="float">
            <text:p>26.2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720906974" calcext:value-type="float">
            <text:p>1.02159720906974</text:p>
          </table:table-cell>
          <table:table-cell table:formula="of:=[.C206]-[.D206]" office:value-type="float" office:value="8.6717" calcext:value-type="float">
            <text:p>8.6717</text:p>
          </table:table-cell>
          <table:table-cell table:formula="of:=[.H206]/([.G206])" office:value-type="float" office:value="8.4883747948924" calcext:value-type="float">
            <text:p>8.4883747948924</text:p>
          </table:table-cell>
          <table:table-cell table:formula="of:=[.C206]/[.I206]" office:value-type="float" office:value="1.19119386741549" calcext:value-type="float">
            <text:p>1.1911938674154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8" calcext:value-type="float">
            <text:p>208</text:p>
          </table:table-cell>
          <table:table-cell office:value-type="float" office:value="10.094" calcext:value-type="float">
            <text:p>10.094</text:p>
          </table:table-cell>
          <table:table-cell office:value-type="float" office:value="1.4188" calcext:value-type="float">
            <text:p>1.4188</text:p>
          </table:table-cell>
          <table:table-cell office:value-type="float" office:value="26.24" calcext:value-type="float">
            <text:p>26.2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343469908" calcext:value-type="float">
            <text:p>1.02160343469908</text:p>
          </table:table-cell>
          <table:table-cell table:formula="of:=[.C207]-[.D207]" office:value-type="float" office:value="8.6752" calcext:value-type="float">
            <text:p>8.6752</text:p>
          </table:table-cell>
          <table:table-cell table:formula="of:=[.H207]/([.G207])" office:value-type="float" office:value="8.49174905383451" calcext:value-type="float">
            <text:p>8.49174905383451</text:p>
          </table:table-cell>
          <table:table-cell table:formula="of:=[.C207]/[.I207]" office:value-type="float" office:value="1.18868326607485" calcext:value-type="float">
            <text:p>1.1886832660748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09" calcext:value-type="float">
            <text:p>209</text:p>
          </table:table-cell>
          <table:table-cell office:value-type="float" office:value="10.1204" calcext:value-type="float">
            <text:p>10.1204</text:p>
          </table:table-cell>
          <table:table-cell office:value-type="float" office:value="1.4403" calcext:value-type="float">
            <text:p>1.4403</text:p>
          </table:table-cell>
          <table:table-cell office:value-type="float" office:value="26.21" calcext:value-type="float">
            <text:p>26.2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1276736551" calcext:value-type="float">
            <text:p>1.02161276736551</text:p>
          </table:table-cell>
          <table:table-cell table:formula="of:=[.C208]-[.D208]" office:value-type="float" office:value="8.6801" calcext:value-type="float">
            <text:p>8.6801</text:p>
          </table:table-cell>
          <table:table-cell table:formula="of:=[.H208]/([.G208])" office:value-type="float" office:value="8.49646781762904" calcext:value-type="float">
            <text:p>8.49646781762904</text:p>
          </table:table-cell>
          <table:table-cell table:formula="of:=[.C208]/[.I208]" office:value-type="float" office:value="1.19113026933398" calcext:value-type="float">
            <text:p>1.1911302693339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11" calcext:value-type="float">
            <text:p>211</text:p>
          </table:table-cell>
          <table:table-cell office:value-type="float" office:value="10.0843" calcext:value-type="float">
            <text:p>10.0843</text:p>
          </table:table-cell>
          <table:table-cell office:value-type="float" office:value="1.4263" calcext:value-type="float">
            <text:p>1.4263</text:p>
          </table:table-cell>
          <table:table-cell office:value-type="float" office:value="26.38" calcext:value-type="float">
            <text:p>26.3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979063902" calcext:value-type="float">
            <text:p>1.02155979063902</text:p>
          </table:table-cell>
          <table:table-cell table:formula="of:=[.C209]-[.D209]" office:value-type="float" office:value="8.658" calcext:value-type="float">
            <text:p>8.658</text:p>
          </table:table-cell>
          <table:table-cell table:formula="of:=[.H209]/([.G209])" office:value-type="float" office:value="8.47527484865485" calcext:value-type="float">
            <text:p>8.47527484865485</text:p>
          </table:table-cell>
          <table:table-cell table:formula="of:=[.C209]/[.I209]" office:value-type="float" office:value="1.18984931817291" calcext:value-type="float">
            <text:p>1.1898493181729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14" calcext:value-type="float">
            <text:p>214</text:p>
          </table:table-cell>
          <table:table-cell office:value-type="float" office:value="10.013" calcext:value-type="float">
            <text:p>10.013</text:p>
          </table:table-cell>
          <table:table-cell office:value-type="float" office:value="1.4121" calcext:value-type="float">
            <text:p>1.4121</text:p>
          </table:table-cell>
          <table:table-cell office:value-type="float" office:value="26.44" calcext:value-type="float">
            <text:p>26.4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103990092" calcext:value-type="float">
            <text:p>1.02154103990092</text:p>
          </table:table-cell>
          <table:table-cell table:formula="of:=[.C210]-[.D210]" office:value-type="float" office:value="8.6009" calcext:value-type="float">
            <text:p>8.6009</text:p>
          </table:table-cell>
          <table:table-cell table:formula="of:=[.H210]/([.G210])" office:value-type="float" office:value="8.41953447199166" calcext:value-type="float">
            <text:p>8.41953447199166</text:p>
          </table:table-cell>
          <table:table-cell table:formula="of:=[.C210]/[.I210]" office:value-type="float" office:value="1.1892581511851" calcext:value-type="float">
            <text:p>1.189258151185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15" calcext:value-type="float">
            <text:p>215</text:p>
          </table:table-cell>
          <table:table-cell office:value-type="float" office:value="10.1486" calcext:value-type="float">
            <text:p>10.1486</text:p>
          </table:table-cell>
          <table:table-cell office:value-type="float" office:value="1.4533" calcext:value-type="float">
            <text:p>1.4533</text:p>
          </table:table-cell>
          <table:table-cell office:value-type="float" office:value="26.47" calcext:value-type="float">
            <text:p>26.4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3165416194" calcext:value-type="float">
            <text:p>1.02153165416194</text:p>
          </table:table-cell>
          <table:table-cell table:formula="of:=[.C211]-[.D211]" office:value-type="float" office:value="8.6953" calcext:value-type="float">
            <text:p>8.6953</text:p>
          </table:table-cell>
          <table:table-cell table:formula="of:=[.H211]/([.G211])" office:value-type="float" office:value="8.51202208426286" calcext:value-type="float">
            <text:p>8.51202208426286</text:p>
          </table:table-cell>
          <table:table-cell table:formula="of:=[.C211]/[.I211]" office:value-type="float" office:value="1.19226664352327" calcext:value-type="float">
            <text:p>1.192266643523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16" calcext:value-type="float">
            <text:p>216</text:p>
          </table:table-cell>
          <table:table-cell office:value-type="float" office:value="10.0946" calcext:value-type="float">
            <text:p>10.0946</text:p>
          </table:table-cell>
          <table:table-cell office:value-type="float" office:value="1.4146" calcext:value-type="float">
            <text:p>1.4146</text:p>
          </table:table-cell>
          <table:table-cell office:value-type="float" office:value="26.32" calcext:value-type="float">
            <text:p>26.3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851370348" calcext:value-type="float">
            <text:p>1.02157851370348</text:p>
          </table:table-cell>
          <table:table-cell table:formula="of:=[.C212]-[.D212]" office:value-type="float" office:value="8.68" calcext:value-type="float">
            <text:p>8.68</text:p>
          </table:table-cell>
          <table:table-cell table:formula="of:=[.H212]/([.G212])" office:value-type="float" office:value="8.496654817585" calcext:value-type="float">
            <text:p>8.496654817585</text:p>
          </table:table-cell>
          <table:table-cell table:formula="of:=[.C212]/[.I212]" office:value-type="float" office:value="1.18806756502663" calcext:value-type="float">
            <text:p>1.1880675650266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17" calcext:value-type="float">
            <text:p>217</text:p>
          </table:table-cell>
          <table:table-cell office:value-type="float" office:value="10.096" calcext:value-type="float">
            <text:p>10.096</text:p>
          </table:table-cell>
          <table:table-cell office:value-type="float" office:value="1.4086" calcext:value-type="float">
            <text:p>1.4086</text:p>
          </table:table-cell>
          <table:table-cell office:value-type="float" office:value="26.42" calcext:value-type="float">
            <text:p>26.4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729322028" calcext:value-type="float">
            <text:p>1.02154729322028</text:p>
          </table:table-cell>
          <table:table-cell table:formula="of:=[.C213]-[.D213]" office:value-type="float" office:value="8.6874" calcext:value-type="float">
            <text:p>8.6874</text:p>
          </table:table-cell>
          <table:table-cell table:formula="of:=[.H213]/([.G213])" office:value-type="float" office:value="8.50415840525036" calcext:value-type="float">
            <text:p>8.50415840525036</text:p>
          </table:table-cell>
          <table:table-cell table:formula="of:=[.C213]/[.I213]" office:value-type="float" office:value="1.18718390684807" calcext:value-type="float">
            <text:p>1.1871839068480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18" calcext:value-type="float">
            <text:p>218</text:p>
          </table:table-cell>
          <table:table-cell office:value-type="float" office:value="10.1044" calcext:value-type="float">
            <text:p>10.1044</text:p>
          </table:table-cell>
          <table:table-cell office:value-type="float" office:value="1.4166" calcext:value-type="float">
            <text:p>1.4166</text:p>
          </table:table-cell>
          <table:table-cell office:value-type="float" office:value="26.42" calcext:value-type="float">
            <text:p>26.4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4729322028" calcext:value-type="float">
            <text:p>1.02154729322028</text:p>
          </table:table-cell>
          <table:table-cell table:formula="of:=[.C214]-[.D214]" office:value-type="float" office:value="8.6878" calcext:value-type="float">
            <text:p>8.6878</text:p>
          </table:table-cell>
          <table:table-cell table:formula="of:=[.H214]/([.G214])" office:value-type="float" office:value="8.50454996813018" calcext:value-type="float">
            <text:p>8.50454996813018</text:p>
          </table:table-cell>
          <table:table-cell table:formula="of:=[.C214]/[.I214]" office:value-type="float" office:value="1.18811695361484" calcext:value-type="float">
            <text:p>1.1881169536148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0" calcext:value-type="float">
            <text:p>220</text:p>
          </table:table-cell>
          <table:table-cell office:value-type="float" office:value="10.0893" calcext:value-type="float">
            <text:p>10.0893</text:p>
          </table:table-cell>
          <table:table-cell office:value-type="float" office:value="1.4114" calcext:value-type="float">
            <text:p>1.4114</text:p>
          </table:table-cell>
          <table:table-cell office:value-type="float" office:value="26.41" calcext:value-type="float">
            <text:p>26.4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041872764" calcext:value-type="float">
            <text:p>1.02155041872764</text:p>
          </table:table-cell>
          <table:table-cell table:formula="of:=[.C215]-[.D215]" office:value-type="float" office:value="8.6779" calcext:value-type="float">
            <text:p>8.6779</text:p>
          </table:table-cell>
          <table:table-cell table:formula="of:=[.H215]/([.G215])" office:value-type="float" office:value="8.49483279622017" calcext:value-type="float">
            <text:p>8.49483279622017</text:p>
          </table:table-cell>
          <table:table-cell table:formula="of:=[.C215]/[.I215]" office:value-type="float" office:value="1.18769848000885" calcext:value-type="float">
            <text:p>1.1876984800088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1" calcext:value-type="float">
            <text:p>221</text:p>
          </table:table-cell>
          <table:table-cell office:value-type="float" office:value="10.1333" calcext:value-type="float">
            <text:p>10.1333</text:p>
          </table:table-cell>
          <table:table-cell office:value-type="float" office:value="1.4487" calcext:value-type="float">
            <text:p>1.4487</text:p>
          </table:table-cell>
          <table:table-cell office:value-type="float" office:value="26.39" calcext:value-type="float">
            <text:p>26.3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666743712" calcext:value-type="float">
            <text:p>1.02155666743712</text:p>
          </table:table-cell>
          <table:table-cell table:formula="of:=[.C216]-[.D216]" office:value-type="float" office:value="8.6846" calcext:value-type="float">
            <text:p>8.6846</text:p>
          </table:table-cell>
          <table:table-cell table:formula="of:=[.H216]/([.G216])" office:value-type="float" office:value="8.50133945264918" calcext:value-type="float">
            <text:p>8.50133945264918</text:p>
          </table:table-cell>
          <table:table-cell table:formula="of:=[.C216]/[.I216]" office:value-type="float" office:value="1.19196510813861" calcext:value-type="float">
            <text:p>1.1919651081386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2" calcext:value-type="float">
            <text:p>222</text:p>
          </table:table-cell>
          <table:table-cell office:value-type="float" office:value="10.1323" calcext:value-type="float">
            <text:p>10.1323</text:p>
          </table:table-cell>
          <table:table-cell office:value-type="float" office:value="1.4172" calcext:value-type="float">
            <text:p>1.4172</text:p>
          </table:table-cell>
          <table:table-cell office:value-type="float" office:value="26.38" calcext:value-type="float">
            <text:p>26.3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979063902" calcext:value-type="float">
            <text:p>1.02155979063902</text:p>
          </table:table-cell>
          <table:table-cell table:formula="of:=[.C217]-[.D217]" office:value-type="float" office:value="8.7151" calcext:value-type="float">
            <text:p>8.7151</text:p>
          </table:table-cell>
          <table:table-cell table:formula="of:=[.H217]/([.G217])" office:value-type="float" office:value="8.53116976594039" calcext:value-type="float">
            <text:p>8.53116976594039</text:p>
          </table:table-cell>
          <table:table-cell table:formula="of:=[.C217]/[.I217]" office:value-type="float" office:value="1.1876800342729" calcext:value-type="float">
            <text:p>1.187680034272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4" calcext:value-type="float">
            <text:p>224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1.4081" calcext:value-type="float">
            <text:p>1.4081</text:p>
          </table:table-cell>
          <table:table-cell office:value-type="float" office:value="26.36" calcext:value-type="float">
            <text:p>26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603473657" calcext:value-type="float">
            <text:p>1.02156603473657</text:p>
          </table:table-cell>
          <table:table-cell table:formula="of:=[.C218]-[.D218]" office:value-type="float" office:value="8.6763" calcext:value-type="float">
            <text:p>8.6763</text:p>
          </table:table-cell>
          <table:table-cell table:formula="of:=[.H218]/([.G218])" office:value-type="float" office:value="8.49313671850626" calcext:value-type="float">
            <text:p>8.49313671850626</text:p>
          </table:table-cell>
          <table:table-cell table:formula="of:=[.C218]/[.I218]" office:value-type="float" office:value="1.18735872672654" calcext:value-type="float">
            <text:p>1.1873587267265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5" calcext:value-type="float">
            <text:p>225</text:p>
          </table:table-cell>
          <table:table-cell office:value-type="float" office:value="10.0275" calcext:value-type="float">
            <text:p>10.0275</text:p>
          </table:table-cell>
          <table:table-cell office:value-type="float" office:value="1.4291" calcext:value-type="float">
            <text:p>1.4291</text:p>
          </table:table-cell>
          <table:table-cell office:value-type="float" office:value="26.35" calcext:value-type="float">
            <text:p>26.3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915563199" calcext:value-type="float">
            <text:p>1.02156915563199</text:p>
          </table:table-cell>
          <table:table-cell table:formula="of:=[.C219]-[.D219]" office:value-type="float" office:value="8.5984" calcext:value-type="float">
            <text:p>8.5984</text:p>
          </table:table-cell>
          <table:table-cell table:formula="of:=[.H219]/([.G219])" office:value-type="float" office:value="8.41685553307513" calcext:value-type="float">
            <text:p>8.41685553307513</text:p>
          </table:table-cell>
          <table:table-cell table:formula="of:=[.C219]/[.I219]" office:value-type="float" office:value="1.19135940501719" calcext:value-type="float">
            <text:p>1.1913594050171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6" calcext:value-type="float">
            <text:p>226</text:p>
          </table:table-cell>
          <table:table-cell office:value-type="float" office:value="10.0067" calcext:value-type="float">
            <text:p>10.0067</text:p>
          </table:table-cell>
          <table:table-cell office:value-type="float" office:value="1.4031" calcext:value-type="float">
            <text:p>1.4031</text:p>
          </table:table-cell>
          <table:table-cell office:value-type="float" office:value="26.36" calcext:value-type="float">
            <text:p>26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603473657" calcext:value-type="float">
            <text:p>1.02156603473657</text:p>
          </table:table-cell>
          <table:table-cell table:formula="of:=[.C220]-[.D220]" office:value-type="float" office:value="8.6036" calcext:value-type="float">
            <text:p>8.6036</text:p>
          </table:table-cell>
          <table:table-cell table:formula="of:=[.H220]/([.G220])" office:value-type="float" office:value="8.42197147071222" calcext:value-type="float">
            <text:p>8.42197147071222</text:p>
          </table:table-cell>
          <table:table-cell table:formula="of:=[.C220]/[.I220]" office:value-type="float" office:value="1.18816598165866" calcext:value-type="float">
            <text:p>1.1881659816586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7" calcext:value-type="float">
            <text:p>227</text:p>
          </table:table-cell>
          <table:table-cell office:value-type="float" office:value="10.0339" calcext:value-type="float">
            <text:p>10.0339</text:p>
          </table:table-cell>
          <table:table-cell office:value-type="float" office:value="1.4139" calcext:value-type="float">
            <text:p>1.4139</text:p>
          </table:table-cell>
          <table:table-cell office:value-type="float" office:value="26.36" calcext:value-type="float">
            <text:p>26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603473657" calcext:value-type="float">
            <text:p>1.02156603473657</text:p>
          </table:table-cell>
          <table:table-cell table:formula="of:=[.C221]-[.D221]" office:value-type="float" office:value="8.62" calcext:value-type="float">
            <text:p>8.62</text:p>
          </table:table-cell>
          <table:table-cell table:formula="of:=[.H221]/([.G221])" office:value-type="float" office:value="8.4380252542586" calcext:value-type="float">
            <text:p>8.4380252542586</text:p>
          </table:table-cell>
          <table:table-cell table:formula="of:=[.C221]/[.I221]" office:value-type="float" office:value="1.18912893688437" calcext:value-type="float">
            <text:p>1.1891289368843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8" calcext:value-type="float">
            <text:p>228</text:p>
          </table:table-cell>
          <table:table-cell office:value-type="float" office:value="10.0645" calcext:value-type="float">
            <text:p>10.0645</text:p>
          </table:table-cell>
          <table:table-cell office:value-type="float" office:value="1.4428" calcext:value-type="float">
            <text:p>1.4428</text:p>
          </table:table-cell>
          <table:table-cell office:value-type="float" office:value="26.35" calcext:value-type="float">
            <text:p>26.3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915563199" calcext:value-type="float">
            <text:p>1.02156915563199</text:p>
          </table:table-cell>
          <table:table-cell table:formula="of:=[.C222]-[.D222]" office:value-type="float" office:value="8.6217" calcext:value-type="float">
            <text:p>8.6217</text:p>
          </table:table-cell>
          <table:table-cell table:formula="of:=[.H222]/([.G222])" office:value-type="float" office:value="8.43966358270304" calcext:value-type="float">
            <text:p>8.43966358270304</text:p>
          </table:table-cell>
          <table:table-cell table:formula="of:=[.C222]/[.I222]" office:value-type="float" office:value="1.19252383716183" calcext:value-type="float">
            <text:p>1.1925238371618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9" calcext:value-type="float">
            <text:p>229</text:p>
          </table:table-cell>
          <table:table-cell office:value-type="float" office:value="10.0661" calcext:value-type="float">
            <text:p>10.0661</text:p>
          </table:table-cell>
          <table:table-cell office:value-type="float" office:value="1.424" calcext:value-type="float">
            <text:p>1.424</text:p>
          </table:table-cell>
          <table:table-cell office:value-type="float" office:value="26.37" calcext:value-type="float">
            <text:p>26.3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291307221" calcext:value-type="float">
            <text:p>1.02156291307221</text:p>
          </table:table-cell>
          <table:table-cell table:formula="of:=[.C223]-[.D223]" office:value-type="float" office:value="8.6421" calcext:value-type="float">
            <text:p>8.6421</text:p>
          </table:table-cell>
          <table:table-cell table:formula="of:=[.H223]/([.G223])" office:value-type="float" office:value="8.4596845572732" calcext:value-type="float">
            <text:p>8.4596845572732</text:p>
          </table:table-cell>
          <table:table-cell table:formula="of:=[.C223]/[.I223]" office:value-type="float" office:value="1.18989070240754" calcext:value-type="float">
            <text:p>1.1898907024075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0" calcext:value-type="float">
            <text:p>230</text:p>
          </table:table-cell>
          <table:table-cell office:value-type="float" office:value="10.0998" calcext:value-type="float">
            <text:p>10.0998</text:p>
          </table:table-cell>
          <table:table-cell office:value-type="float" office:value="1.3997" calcext:value-type="float">
            <text:p>1.3997</text:p>
          </table:table-cell>
          <table:table-cell office:value-type="float" office:value="26.34" calcext:value-type="float">
            <text:p>26.3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227575836" calcext:value-type="float">
            <text:p>1.02157227575836</text:p>
          </table:table-cell>
          <table:table-cell table:formula="of:=[.C224]-[.D224]" office:value-type="float" office:value="8.7001" calcext:value-type="float">
            <text:p>8.7001</text:p>
          </table:table-cell>
          <table:table-cell table:formula="of:=[.H224]/([.G224])" office:value-type="float" office:value="8.51638225356255" calcext:value-type="float">
            <text:p>8.51638225356255</text:p>
          </table:table-cell>
          <table:table-cell table:formula="of:=[.C224]/[.I224]" office:value-type="float" office:value="1.18592610093037" calcext:value-type="float">
            <text:p>1.1859261009303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1" calcext:value-type="float">
            <text:p>231</text:p>
          </table:table-cell>
          <table:table-cell office:value-type="float" office:value="10.1116" calcext:value-type="float">
            <text:p>10.1116</text:p>
          </table:table-cell>
          <table:table-cell office:value-type="float" office:value="1.4221" calcext:value-type="float">
            <text:p>1.4221</text:p>
          </table:table-cell>
          <table:table-cell office:value-type="float" office:value="26.39" calcext:value-type="float">
            <text:p>26.3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5666743712" calcext:value-type="float">
            <text:p>1.02155666743712</text:p>
          </table:table-cell>
          <table:table-cell table:formula="of:=[.C225]-[.D225]" office:value-type="float" office:value="8.6895" calcext:value-type="float">
            <text:p>8.6895</text:p>
          </table:table-cell>
          <table:table-cell table:formula="of:=[.H225]/([.G225])" office:value-type="float" office:value="8.50613605391095" calcext:value-type="float">
            <text:p>8.50613605391095</text:p>
          </table:table-cell>
          <table:table-cell table:formula="of:=[.C225]/[.I225]" office:value-type="float" office:value="1.18874186068901" calcext:value-type="float">
            <text:p>1.1887418606890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2" calcext:value-type="float">
            <text:p>232</text:p>
          </table:table-cell>
          <table:table-cell office:value-type="float" office:value="10.1242" calcext:value-type="float">
            <text:p>10.1242</text:p>
          </table:table-cell>
          <table:table-cell office:value-type="float" office:value="1.4352" calcext:value-type="float">
            <text:p>1.4352</text:p>
          </table:table-cell>
          <table:table-cell office:value-type="float" office:value="26.37" calcext:value-type="float">
            <text:p>26.3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291307221" calcext:value-type="float">
            <text:p>1.02156291307221</text:p>
          </table:table-cell>
          <table:table-cell table:formula="of:=[.C226]-[.D226]" office:value-type="float" office:value="8.689" calcext:value-type="float">
            <text:p>8.689</text:p>
          </table:table-cell>
          <table:table-cell table:formula="of:=[.H226]/([.G226])" office:value-type="float" office:value="8.50559460294915" calcext:value-type="float">
            <text:p>8.50559460294915</text:p>
          </table:table-cell>
          <table:table-cell table:formula="of:=[.C226]/[.I226]" office:value-type="float" office:value="1.19029891178797" calcext:value-type="float">
            <text:p>1.1902989117879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4" calcext:value-type="float">
            <text:p>234</text:p>
          </table:table-cell>
          <table:table-cell office:value-type="float" office:value="10.0738" calcext:value-type="float">
            <text:p>10.0738</text:p>
          </table:table-cell>
          <table:table-cell office:value-type="float" office:value="1.4292" calcext:value-type="float">
            <text:p>1.4292</text:p>
          </table:table-cell>
          <table:table-cell office:value-type="float" office:value="26.36" calcext:value-type="float">
            <text:p>26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603473657" calcext:value-type="float">
            <text:p>1.02156603473657</text:p>
          </table:table-cell>
          <table:table-cell table:formula="of:=[.C227]-[.D227]" office:value-type="float" office:value="8.6446" calcext:value-type="float">
            <text:p>8.6446</text:p>
          </table:table-cell>
          <table:table-cell table:formula="of:=[.H227]/([.G227])" office:value-type="float" office:value="8.46210592957818" calcext:value-type="float">
            <text:p>8.46210592957818</text:p>
          </table:table-cell>
          <table:table-cell table:formula="of:=[.C227]/[.I227]" office:value-type="float" office:value="1.19046016249789" calcext:value-type="float">
            <text:p>1.1904601624978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5" calcext:value-type="float">
            <text:p>235</text:p>
          </table:table-cell>
          <table:table-cell office:value-type="float" office:value="10.0915" calcext:value-type="float">
            <text:p>10.0915</text:p>
          </table:table-cell>
          <table:table-cell office:value-type="float" office:value="1.4179" calcext:value-type="float">
            <text:p>1.4179</text:p>
          </table:table-cell>
          <table:table-cell office:value-type="float" office:value="26.34" calcext:value-type="float">
            <text:p>26.3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227575836" calcext:value-type="float">
            <text:p>1.02157227575836</text:p>
          </table:table-cell>
          <table:table-cell table:formula="of:=[.C228]-[.D228]" office:value-type="float" office:value="8.6736" calcext:value-type="float">
            <text:p>8.6736</text:p>
          </table:table-cell>
          <table:table-cell table:formula="of:=[.H228]/([.G228])" office:value-type="float" office:value="8.49044184716269" calcext:value-type="float">
            <text:p>8.49044184716269</text:p>
          </table:table-cell>
          <table:table-cell table:formula="of:=[.C228]/[.I228]" office:value-type="float" office:value="1.18857182955353" calcext:value-type="float">
            <text:p>1.1885718295535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7" calcext:value-type="float">
            <text:p>237</text:p>
          </table:table-cell>
          <table:table-cell office:value-type="float" office:value="10.0278" calcext:value-type="float">
            <text:p>10.0278</text:p>
          </table:table-cell>
          <table:table-cell office:value-type="float" office:value="1.4175" calcext:value-type="float">
            <text:p>1.4175</text:p>
          </table:table-cell>
          <table:table-cell office:value-type="float" office:value="26.33" calcext:value-type="float">
            <text:p>26.3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539511556" calcext:value-type="float">
            <text:p>1.02157539511556</text:p>
          </table:table-cell>
          <table:table-cell table:formula="of:=[.C229]-[.D229]" office:value-type="float" office:value="8.6103" calcext:value-type="float">
            <text:p>8.6103</text:p>
          </table:table-cell>
          <table:table-cell table:formula="of:=[.H229]/([.G229])" office:value-type="float" office:value="8.42845280061391" calcext:value-type="float">
            <text:p>8.42845280061391</text:p>
          </table:table-cell>
          <table:table-cell table:formula="of:=[.C229]/[.I229]" office:value-type="float" office:value="1.18975572827193" calcext:value-type="float">
            <text:p>1.1897557282719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8" calcext:value-type="float">
            <text:p>238</text:p>
          </table:table-cell>
          <table:table-cell office:value-type="float" office:value="10.1094" calcext:value-type="float">
            <text:p>10.1094</text:p>
          </table:table-cell>
          <table:table-cell office:value-type="float" office:value="1.4148" calcext:value-type="float">
            <text:p>1.4148</text:p>
          </table:table-cell>
          <table:table-cell office:value-type="float" office:value="26.32" calcext:value-type="float">
            <text:p>26.3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851370348" calcext:value-type="float">
            <text:p>1.02157851370348</text:p>
          </table:table-cell>
          <table:table-cell table:formula="of:=[.C230]-[.D230]" office:value-type="float" office:value="8.6946" calcext:value-type="float">
            <text:p>8.6946</text:p>
          </table:table-cell>
          <table:table-cell table:formula="of:=[.H230]/([.G230])" office:value-type="float" office:value="8.51094642591873" calcext:value-type="float">
            <text:p>8.51094642591873</text:p>
          </table:table-cell>
          <table:table-cell table:formula="of:=[.C230]/[.I230]" office:value-type="float" office:value="1.18781149523083" calcext:value-type="float">
            <text:p>1.1878114952308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9" calcext:value-type="float">
            <text:p>239</text:p>
          </table:table-cell>
          <table:table-cell office:value-type="float" office:value="10.0457" calcext:value-type="float">
            <text:p>10.0457</text:p>
          </table:table-cell>
          <table:table-cell office:value-type="float" office:value="1.4237" calcext:value-type="float">
            <text:p>1.4237</text:p>
          </table:table-cell>
          <table:table-cell office:value-type="float" office:value="26.31" calcext:value-type="float">
            <text:p>26.3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163152201" calcext:value-type="float">
            <text:p>1.02158163152201</text:p>
          </table:table-cell>
          <table:table-cell table:formula="of:=[.C231]-[.D231]" office:value-type="float" office:value="8.622" calcext:value-type="float">
            <text:p>8.622</text:p>
          </table:table-cell>
          <table:table-cell table:formula="of:=[.H231]/([.G231])" office:value-type="float" office:value="8.43985417705138" calcext:value-type="float">
            <text:p>8.43985417705138</text:p>
          </table:table-cell>
          <table:table-cell table:formula="of:=[.C231]/[.I231]" office:value-type="float" office:value="1.19026938016477" calcext:value-type="float">
            <text:p>1.1902693801647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1" calcext:value-type="float">
            <text:p>241</text:p>
          </table:table-cell>
          <table:table-cell office:value-type="float" office:value="10.047" calcext:value-type="float">
            <text:p>10.047</text:p>
          </table:table-cell>
          <table:table-cell office:value-type="float" office:value="1.419" calcext:value-type="float">
            <text:p>1.419</text:p>
          </table:table-cell>
          <table:table-cell office:value-type="float" office:value="26.26" calcext:value-type="float">
            <text:p>26.2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720906974" calcext:value-type="float">
            <text:p>1.02159720906974</text:p>
          </table:table-cell>
          <table:table-cell table:formula="of:=[.C232]-[.D232]" office:value-type="float" office:value="8.628" calcext:value-type="float">
            <text:p>8.628</text:p>
          </table:table-cell>
          <table:table-cell table:formula="of:=[.H232]/([.G232])" office:value-type="float" office:value="8.44559864044324" calcext:value-type="float">
            <text:p>8.44559864044324</text:p>
          </table:table-cell>
          <table:table-cell table:formula="of:=[.C232]/[.I232]" office:value-type="float" office:value="1.18961371807182" calcext:value-type="float">
            <text:p>1.1896137180718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2" calcext:value-type="float">
            <text:p>242</text:p>
          </table:table-cell>
          <table:table-cell office:value-type="float" office:value="10.0163" calcext:value-type="float">
            <text:p>10.0163</text:p>
          </table:table-cell>
          <table:table-cell office:value-type="float" office:value="1.3932" calcext:value-type="float">
            <text:p>1.3932</text:p>
          </table:table-cell>
          <table:table-cell office:value-type="float" office:value="26.26" calcext:value-type="float">
            <text:p>26.2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720906974" calcext:value-type="float">
            <text:p>1.02159720906974</text:p>
          </table:table-cell>
          <table:table-cell table:formula="of:=[.C233]-[.D233]" office:value-type="float" office:value="8.6231" calcext:value-type="float">
            <text:p>8.6231</text:p>
          </table:table-cell>
          <table:table-cell table:formula="of:=[.H233]/([.G233])" office:value-type="float" office:value="8.44080222953246" calcext:value-type="float">
            <text:p>8.44080222953246</text:p>
          </table:table-cell>
          <table:table-cell table:formula="of:=[.C233]/[.I233]" office:value-type="float" office:value="1.18665261045392" calcext:value-type="float">
            <text:p>1.1866526104539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3" calcext:value-type="float">
            <text:p>243</text:p>
          </table:table-cell>
          <table:table-cell office:value-type="float" office:value="10.0742" calcext:value-type="float">
            <text:p>10.0742</text:p>
          </table:table-cell>
          <table:table-cell office:value-type="float" office:value="1.4168" calcext:value-type="float">
            <text:p>1.4168</text:p>
          </table:table-cell>
          <table:table-cell office:value-type="float" office:value="26.28" calcext:value-type="float">
            <text:p>26.2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098036008" calcext:value-type="float">
            <text:p>1.02159098036008</text:p>
          </table:table-cell>
          <table:table-cell table:formula="of:=[.C234]-[.D234]" office:value-type="float" office:value="8.6574" calcext:value-type="float">
            <text:p>8.6574</text:p>
          </table:table-cell>
          <table:table-cell table:formula="of:=[.H234]/([.G234])" office:value-type="float" office:value="8.47442877476123" calcext:value-type="float">
            <text:p>8.47442877476123</text:p>
          </table:table-cell>
          <table:table-cell table:formula="of:=[.C234]/[.I234]" office:value-type="float" office:value="1.18877629014987" calcext:value-type="float">
            <text:p>1.1887762901498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4" calcext:value-type="float">
            <text:p>244</text:p>
          </table:table-cell>
          <table:table-cell office:value-type="float" office:value="10.0676" calcext:value-type="float">
            <text:p>10.0676</text:p>
          </table:table-cell>
          <table:table-cell office:value-type="float" office:value="1.428" calcext:value-type="float">
            <text:p>1.428</text:p>
          </table:table-cell>
          <table:table-cell office:value-type="float" office:value="26.25" calcext:value-type="float">
            <text:p>26.2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03222695" calcext:value-type="float">
            <text:p>1.0216003222695</text:p>
          </table:table-cell>
          <table:table-cell table:formula="of:=[.C235]-[.D235]" office:value-type="float" office:value="8.6396" calcext:value-type="float">
            <text:p>8.6396</text:p>
          </table:table-cell>
          <table:table-cell table:formula="of:=[.H235]/([.G235])" office:value-type="float" office:value="8.45692763761762" calcext:value-type="float">
            <text:p>8.45692763761762</text:p>
          </table:table-cell>
          <table:table-cell table:formula="of:=[.C235]/[.I235]" office:value-type="float" office:value="1.1904559707024" calcext:value-type="float">
            <text:p>1.190455970702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5" calcext:value-type="float">
            <text:p>245</text:p>
          </table:table-cell>
          <table:table-cell office:value-type="float" office:value="10.1328" calcext:value-type="float">
            <text:p>10.1328</text:p>
          </table:table-cell>
          <table:table-cell office:value-type="float" office:value="1.425" calcext:value-type="float">
            <text:p>1.425</text:p>
          </table:table-cell>
          <table:table-cell office:value-type="float" office:value="26.33" calcext:value-type="float">
            <text:p>26.3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539511556" calcext:value-type="float">
            <text:p>1.02157539511556</text:p>
          </table:table-cell>
          <table:table-cell table:formula="of:=[.C236]-[.D236]" office:value-type="float" office:value="8.7078" calcext:value-type="float">
            <text:p>8.7078</text:p>
          </table:table-cell>
          <table:table-cell table:formula="of:=[.H236]/([.G236])" office:value-type="float" office:value="8.5238936270729" calcext:value-type="float">
            <text:p>8.5238936270729</text:p>
          </table:table-cell>
          <table:table-cell table:formula="of:=[.C236]/[.I236]" office:value-type="float" office:value="1.18875251655148" calcext:value-type="float">
            <text:p>1.1887525165514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7" calcext:value-type="float">
            <text:p>247</text:p>
          </table:table-cell>
          <table:table-cell office:value-type="float" office:value="10.1079" calcext:value-type="float">
            <text:p>10.1079</text:p>
          </table:table-cell>
          <table:table-cell office:value-type="float" office:value="1.4121" calcext:value-type="float">
            <text:p>1.4121</text:p>
          </table:table-cell>
          <table:table-cell office:value-type="float" office:value="26.36" calcext:value-type="float">
            <text:p>26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603473657" calcext:value-type="float">
            <text:p>1.02156603473657</text:p>
          </table:table-cell>
          <table:table-cell table:formula="of:=[.C237]-[.D237]" office:value-type="float" office:value="8.6958" calcext:value-type="float">
            <text:p>8.6958</text:p>
          </table:table-cell>
          <table:table-cell table:formula="of:=[.H237]/([.G237])" office:value-type="float" office:value="8.5122250586986" calcext:value-type="float">
            <text:p>8.5122250586986</text:p>
          </table:table-cell>
          <table:table-cell table:formula="of:=[.C237]/[.I237]" office:value-type="float" office:value="1.18745685532254" calcext:value-type="float">
            <text:p>1.1874568553225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0" calcext:value-type="float">
            <text:p>250</text:p>
          </table:table-cell>
          <table:table-cell office:value-type="float" office:value="10.0778" calcext:value-type="float">
            <text:p>10.0778</text:p>
          </table:table-cell>
          <table:table-cell office:value-type="float" office:value="1.4294" calcext:value-type="float">
            <text:p>1.4294</text:p>
          </table:table-cell>
          <table:table-cell office:value-type="float" office:value="26.33" calcext:value-type="float">
            <text:p>26.3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539511556" calcext:value-type="float">
            <text:p>1.02157539511556</text:p>
          </table:table-cell>
          <table:table-cell table:formula="of:=[.C238]-[.D238]" office:value-type="float" office:value="8.6484" calcext:value-type="float">
            <text:p>8.6484</text:p>
          </table:table-cell>
          <table:table-cell table:formula="of:=[.H238]/([.G238])" office:value-type="float" office:value="8.46574813895327" calcext:value-type="float">
            <text:p>8.46574813895327</text:p>
          </table:table-cell>
          <table:table-cell table:formula="of:=[.C238]/[.I238]" office:value-type="float" office:value="1.19042048435498" calcext:value-type="float">
            <text:p>1.1904204843549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1" calcext:value-type="float">
            <text:p>251</text:p>
          </table:table-cell>
          <table:table-cell office:value-type="float" office:value="10.0425" calcext:value-type="float">
            <text:p>10.0425</text:p>
          </table:table-cell>
          <table:table-cell office:value-type="float" office:value="1.4215" calcext:value-type="float">
            <text:p>1.4215</text:p>
          </table:table-cell>
          <table:table-cell office:value-type="float" office:value="26.33" calcext:value-type="float">
            <text:p>26.3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539511556" calcext:value-type="float">
            <text:p>1.02157539511556</text:p>
          </table:table-cell>
          <table:table-cell table:formula="of:=[.C239]-[.D239]" office:value-type="float" office:value="8.621" calcext:value-type="float">
            <text:p>8.621</text:p>
          </table:table-cell>
          <table:table-cell table:formula="of:=[.H239]/([.G239])" office:value-type="float" office:value="8.43892681951761" calcext:value-type="float">
            <text:p>8.43892681951761</text:p>
          </table:table-cell>
          <table:table-cell table:formula="of:=[.C239]/[.I239]" office:value-type="float" office:value="1.19002098427654" calcext:value-type="float">
            <text:p>1.1900209842765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2" calcext:value-type="float">
            <text:p>252</text:p>
          </table:table-cell>
          <table:table-cell office:value-type="float" office:value="10.0634" calcext:value-type="float">
            <text:p>10.0634</text:p>
          </table:table-cell>
          <table:table-cell office:value-type="float" office:value="1.4282" calcext:value-type="float">
            <text:p>1.4282</text:p>
          </table:table-cell>
          <table:table-cell office:value-type="float" office:value="26.34" calcext:value-type="float">
            <text:p>26.3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7227575836" calcext:value-type="float">
            <text:p>1.02157227575836</text:p>
          </table:table-cell>
          <table:table-cell table:formula="of:=[.C240]-[.D240]" office:value-type="float" office:value="8.6352" calcext:value-type="float">
            <text:p>8.6352</text:p>
          </table:table-cell>
          <table:table-cell table:formula="of:=[.H240]/([.G240])" office:value-type="float" office:value="8.4528527299644" calcext:value-type="float">
            <text:p>8.4528527299644</text:p>
          </table:table-cell>
          <table:table-cell table:formula="of:=[.C240]/[.I240]" office:value-type="float" office:value="1.19053298590266" calcext:value-type="float">
            <text:p>1.1905329859026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3" calcext:value-type="float">
            <text:p>253</text:p>
          </table:table-cell>
          <table:table-cell office:value-type="float" office:value="10.0603" calcext:value-type="float">
            <text:p>10.0603</text:p>
          </table:table-cell>
          <table:table-cell office:value-type="float" office:value="1.4344" calcext:value-type="float">
            <text:p>1.4344</text:p>
          </table:table-cell>
          <table:table-cell office:value-type="float" office:value="26.35" calcext:value-type="float">
            <text:p>26.3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915563199" calcext:value-type="float">
            <text:p>1.02156915563199</text:p>
          </table:table-cell>
          <table:table-cell table:formula="of:=[.C241]-[.D241]" office:value-type="float" office:value="8.6259" calcext:value-type="float">
            <text:p>8.6259</text:p>
          </table:table-cell>
          <table:table-cell table:formula="of:=[.H241]/([.G241])" office:value-type="float" office:value="8.44377490495357" calcext:value-type="float">
            <text:p>8.44377490495357</text:p>
          </table:table-cell>
          <table:table-cell table:formula="of:=[.C241]/[.I241]" office:value-type="float" office:value="1.1914457826319" calcext:value-type="float">
            <text:p>1.191445782631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4" calcext:value-type="float">
            <text:p>254</text:p>
          </table:table-cell>
          <table:table-cell office:value-type="float" office:value="10.0346" calcext:value-type="float">
            <text:p>10.0346</text:p>
          </table:table-cell>
          <table:table-cell office:value-type="float" office:value="1.4187" calcext:value-type="float">
            <text:p>1.4187</text:p>
          </table:table-cell>
          <table:table-cell office:value-type="float" office:value="26.36" calcext:value-type="float">
            <text:p>26.3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603473657" calcext:value-type="float">
            <text:p>1.02156603473657</text:p>
          </table:table-cell>
          <table:table-cell table:formula="of:=[.C242]-[.D242]" office:value-type="float" office:value="8.6159" calcext:value-type="float">
            <text:p>8.6159</text:p>
          </table:table-cell>
          <table:table-cell table:formula="of:=[.H242]/([.G242])" office:value-type="float" office:value="8.43401180837201" calcext:value-type="float">
            <text:p>8.43401180837201</text:p>
          </table:table-cell>
          <table:table-cell table:formula="of:=[.C242]/[.I242]" office:value-type="float" office:value="1.18977779827616" calcext:value-type="float">
            <text:p>1.1897777982761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6" calcext:value-type="float">
            <text:p>256</text:p>
          </table:table-cell>
          <table:table-cell office:value-type="float" office:value="10.0719" calcext:value-type="float">
            <text:p>10.0719</text:p>
          </table:table-cell>
          <table:table-cell office:value-type="float" office:value="1.4287" calcext:value-type="float">
            <text:p>1.4287</text:p>
          </table:table-cell>
          <table:table-cell office:value-type="float" office:value="26.35" calcext:value-type="float">
            <text:p>26.3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6915563199" calcext:value-type="float">
            <text:p>1.02156915563199</text:p>
          </table:table-cell>
          <table:table-cell table:formula="of:=[.C243]-[.D243]" office:value-type="float" office:value="8.6432" calcext:value-type="float">
            <text:p>8.6432</text:p>
          </table:table-cell>
          <table:table-cell table:formula="of:=[.H243]/([.G243])" office:value-type="float" office:value="8.46070963708073" calcext:value-type="float">
            <text:p>8.46070963708073</text:p>
          </table:table-cell>
          <table:table-cell table:formula="of:=[.C243]/[.I243]" office:value-type="float" office:value="1.19043205972439" calcext:value-type="float">
            <text:p>1.1904320597243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7" calcext:value-type="float">
            <text:p>257</text:p>
          </table:table-cell>
          <table:table-cell office:value-type="float" office:value="10.1273" calcext:value-type="float">
            <text:p>10.1273</text:p>
          </table:table-cell>
          <table:table-cell office:value-type="float" office:value="1.4425" calcext:value-type="float">
            <text:p>1.4425</text:p>
          </table:table-cell>
          <table:table-cell office:value-type="float" office:value="26.31" calcext:value-type="float">
            <text:p>26.3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163152201" calcext:value-type="float">
            <text:p>1.02158163152201</text:p>
          </table:table-cell>
          <table:table-cell table:formula="of:=[.C244]-[.D244]" office:value-type="float" office:value="8.6848" calcext:value-type="float">
            <text:p>8.6848</text:p>
          </table:table-cell>
          <table:table-cell table:formula="of:=[.H244]/([.G244])" office:value-type="float" office:value="8.50132748281789" calcext:value-type="float">
            <text:p>8.50132748281789</text:p>
          </table:table-cell>
          <table:table-cell table:formula="of:=[.C244]/[.I244]" office:value-type="float" office:value="1.19126101429081" calcext:value-type="float">
            <text:p>1.1912610142908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58" calcext:value-type="float">
            <text:p>258</text:p>
          </table:table-cell>
          <table:table-cell office:value-type="float" office:value="10.0774" calcext:value-type="float">
            <text:p>10.0774</text:p>
          </table:table-cell>
          <table:table-cell office:value-type="float" office:value="1.4192" calcext:value-type="float">
            <text:p>1.4192</text:p>
          </table:table-cell>
          <table:table-cell office:value-type="float" office:value="26.31" calcext:value-type="float">
            <text:p>26.3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163152201" calcext:value-type="float">
            <text:p>1.02158163152201</text:p>
          </table:table-cell>
          <table:table-cell table:formula="of:=[.C245]-[.D245]" office:value-type="float" office:value="8.6582" calcext:value-type="float">
            <text:p>8.6582</text:p>
          </table:table-cell>
          <table:table-cell table:formula="of:=[.H245]/([.G245])" office:value-type="float" office:value="8.47528942655373" calcext:value-type="float">
            <text:p>8.47528942655373</text:p>
          </table:table-cell>
          <table:table-cell table:formula="of:=[.C245]/[.I245]" office:value-type="float" office:value="1.18903314008684" calcext:value-type="float">
            <text:p>1.1890331400868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0" calcext:value-type="float">
            <text:p>260</text:p>
          </table:table-cell>
          <table:table-cell office:value-type="float" office:value="10.078" calcext:value-type="float">
            <text:p>10.078</text:p>
          </table:table-cell>
          <table:table-cell office:value-type="float" office:value="1.4287" calcext:value-type="float">
            <text:p>1.4287</text:p>
          </table:table-cell>
          <table:table-cell office:value-type="float" office:value="26.29" calcext:value-type="float">
            <text:p>26.2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8786485043" calcext:value-type="float">
            <text:p>1.02158786485043</text:p>
          </table:table-cell>
          <table:table-cell table:formula="of:=[.C246]-[.D246]" office:value-type="float" office:value="8.6493" calcext:value-type="float">
            <text:p>8.6493</text:p>
          </table:table-cell>
          <table:table-cell table:formula="of:=[.H246]/([.G246])" office:value-type="float" office:value="8.46652578558805" calcext:value-type="float">
            <text:p>8.46652578558805</text:p>
          </table:table-cell>
          <table:table-cell table:formula="of:=[.C246]/[.I246]" office:value-type="float" office:value="1.19033476720227" calcext:value-type="float">
            <text:p>1.190334767202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1" calcext:value-type="float">
            <text:p>261</text:p>
          </table:table-cell>
          <table:table-cell office:value-type="float" office:value="10.1769" calcext:value-type="float">
            <text:p>10.1769</text:p>
          </table:table-cell>
          <table:table-cell office:value-type="float" office:value="1.433" calcext:value-type="float">
            <text:p>1.433</text:p>
          </table:table-cell>
          <table:table-cell office:value-type="float" office:value="26.26" calcext:value-type="float">
            <text:p>26.2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720906974" calcext:value-type="float">
            <text:p>1.02159720906974</text:p>
          </table:table-cell>
          <table:table-cell table:formula="of:=[.C247]-[.D247]" office:value-type="float" office:value="8.7439" calcext:value-type="float">
            <text:p>8.7439</text:p>
          </table:table-cell>
          <table:table-cell table:formula="of:=[.H247]/([.G247])" office:value-type="float" office:value="8.55904844137362" calcext:value-type="float">
            <text:p>8.55904844137362</text:p>
          </table:table-cell>
          <table:table-cell table:formula="of:=[.C247]/[.I247]" office:value-type="float" office:value="1.18902236267362" calcext:value-type="float">
            <text:p>1.1890223626736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6" calcext:value-type="float">
            <text:p>266</text:p>
          </table:table-cell>
          <table:table-cell office:value-type="float" office:value="10.104" calcext:value-type="float">
            <text:p>10.104</text:p>
          </table:table-cell>
          <table:table-cell office:value-type="float" office:value="1.43" calcext:value-type="float">
            <text:p>1.43</text:p>
          </table:table-cell>
          <table:table-cell office:value-type="float" office:value="26.25" calcext:value-type="float">
            <text:p>26.2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03222695" calcext:value-type="float">
            <text:p>1.0216003222695</text:p>
          </table:table-cell>
          <table:table-cell table:formula="of:=[.C248]-[.D248]" office:value-type="float" office:value="8.674" calcext:value-type="float">
            <text:p>8.674</text:p>
          </table:table-cell>
          <table:table-cell table:formula="of:=[.H248]/([.G248])" office:value-type="float" office:value="8.49060029731645" calcext:value-type="float">
            <text:p>8.49060029731645</text:p>
          </table:table-cell>
          <table:table-cell table:formula="of:=[.C248]/[.I248]" office:value-type="float" office:value="1.19002186490789" calcext:value-type="float">
            <text:p>1.1900218649078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2" calcext:value-type="float">
            <text:p>262</text:p>
          </table:table-cell>
          <table:table-cell office:value-type="float" office:value="10.0389" calcext:value-type="float">
            <text:p>10.0389</text:p>
          </table:table-cell>
          <table:table-cell office:value-type="float" office:value="1.4016" calcext:value-type="float">
            <text:p>1.4016</text:p>
          </table:table-cell>
          <table:table-cell office:value-type="float" office:value="26.25" calcext:value-type="float">
            <text:p>26.2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003222695" calcext:value-type="float">
            <text:p>1.0216003222695</text:p>
          </table:table-cell>
          <table:table-cell table:formula="of:=[.C249]-[.D249]" office:value-type="float" office:value="8.6373" calcext:value-type="float">
            <text:p>8.6373</text:p>
          </table:table-cell>
          <table:table-cell table:formula="of:=[.H249]/([.G249])" office:value-type="float" office:value="8.45467626792845" calcext:value-type="float">
            <text:p>8.45467626792845</text:p>
          </table:table-cell>
          <table:table-cell table:formula="of:=[.C249]/[.I249]" office:value-type="float" office:value="1.18737840242104" calcext:value-type="float">
            <text:p>1.1873784024210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3" calcext:value-type="float">
            <text:p>263</text:p>
          </table:table-cell>
          <table:table-cell office:value-type="float" office:value="10.0878" calcext:value-type="float">
            <text:p>10.0878</text:p>
          </table:table-cell>
          <table:table-cell office:value-type="float" office:value="1.4412" calcext:value-type="float">
            <text:p>1.4412</text:p>
          </table:table-cell>
          <table:table-cell office:value-type="float" office:value="26.27" calcext:value-type="float">
            <text:p>26.2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409509989" calcext:value-type="float">
            <text:p>1.02159409509989</text:p>
          </table:table-cell>
          <table:table-cell table:formula="of:=[.C250]-[.D250]" office:value-type="float" office:value="8.6466" calcext:value-type="float">
            <text:p>8.6466</text:p>
          </table:table-cell>
          <table:table-cell table:formula="of:=[.H250]/([.G250])" office:value-type="float" office:value="8.46383122364714" calcext:value-type="float">
            <text:p>8.46383122364714</text:p>
          </table:table-cell>
          <table:table-cell table:formula="of:=[.C250]/[.I250]" office:value-type="float" office:value="1.19187159259694" calcext:value-type="float">
            <text:p>1.1918715925969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4" calcext:value-type="float">
            <text:p>264</text:p>
          </table:table-cell>
          <table:table-cell office:value-type="float" office:value="10.0464" calcext:value-type="float">
            <text:p>10.0464</text:p>
          </table:table-cell>
          <table:table-cell office:value-type="float" office:value="1.3983" calcext:value-type="float">
            <text:p>1.3983</text:p>
          </table:table-cell>
          <table:table-cell office:value-type="float" office:value="26.26" calcext:value-type="float">
            <text:p>26.2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59720906974" calcext:value-type="float">
            <text:p>1.02159720906974</text:p>
          </table:table-cell>
          <table:table-cell table:formula="of:=[.C251]-[.D251]" office:value-type="float" office:value="8.6481" calcext:value-type="float">
            <text:p>8.6481</text:p>
          </table:table-cell>
          <table:table-cell table:formula="of:=[.H251]/([.G251])" office:value-type="float" office:value="8.46527371377111" calcext:value-type="float">
            <text:p>8.46527371377111</text:p>
          </table:table-cell>
          <table:table-cell table:formula="of:=[.C251]/[.I251]" office:value-type="float" office:value="1.18677792823837" calcext:value-type="float">
            <text:p>1.1867779282383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5" calcext:value-type="float">
            <text:p>265</text:p>
          </table:table-cell>
          <table:table-cell office:value-type="float" office:value="10.0972" calcext:value-type="float">
            <text:p>10.0972</text:p>
          </table:table-cell>
          <table:table-cell office:value-type="float" office:value="1.4118" calcext:value-type="float">
            <text:p>1.4118</text:p>
          </table:table-cell>
          <table:table-cell office:value-type="float" office:value="26.07" calcext:value-type="float">
            <text:p>26.0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5622805185" calcext:value-type="float">
            <text:p>1.02165622805185</text:p>
          </table:table-cell>
          <table:table-cell table:formula="of:=[.C252]-[.D252]" office:value-type="float" office:value="8.6854" calcext:value-type="float">
            <text:p>8.6854</text:p>
          </table:table-cell>
          <table:table-cell table:formula="of:=[.H252]/([.G252])" office:value-type="float" office:value="8.5012940375862" calcext:value-type="float">
            <text:p>8.5012940375862</text:p>
          </table:table-cell>
          <table:table-cell table:formula="of:=[.C252]/[.I252]" office:value-type="float" office:value="1.18772506342657" calcext:value-type="float">
            <text:p>1.1877250634265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8" calcext:value-type="float">
            <text:p>268</text:p>
          </table:table-cell>
          <table:table-cell office:value-type="float" office:value="10.0483" calcext:value-type="float">
            <text:p>10.0483</text:p>
          </table:table-cell>
          <table:table-cell office:value-type="float" office:value="1.421" calcext:value-type="float">
            <text:p>1.421</text:p>
          </table:table-cell>
          <table:table-cell office:value-type="float" office:value="26.05" calcext:value-type="float">
            <text:p>26.05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6242437268" calcext:value-type="float">
            <text:p>1.02166242437268</text:p>
          </table:table-cell>
          <table:table-cell table:formula="of:=[.C253]-[.D253]" office:value-type="float" office:value="8.6273" calcext:value-type="float">
            <text:p>8.6273</text:p>
          </table:table-cell>
          <table:table-cell table:formula="of:=[.H253]/([.G253])" office:value-type="float" office:value="8.44437437864794" calcext:value-type="float">
            <text:p>8.44437437864794</text:p>
          </table:table-cell>
          <table:table-cell table:formula="of:=[.C253]/[.I253]" office:value-type="float" office:value="1.18994013640699" calcext:value-type="float">
            <text:p>1.1899401364069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69" calcext:value-type="float">
            <text:p>269</text:p>
          </table:table-cell>
          <table:table-cell office:value-type="float" office:value="10.1117" calcext:value-type="float">
            <text:p>10.1117</text:p>
          </table:table-cell>
          <table:table-cell office:value-type="float" office:value="1.4325" calcext:value-type="float">
            <text:p>1.4325</text:p>
          </table:table-cell>
          <table:table-cell office:value-type="float" office:value="26.04" calcext:value-type="float">
            <text:p>26.04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6552137443" calcext:value-type="float">
            <text:p>1.02166552137443</text:p>
          </table:table-cell>
          <table:table-cell table:formula="of:=[.C254]-[.D254]" office:value-type="float" office:value="8.6792" calcext:value-type="float">
            <text:p>8.6792</text:p>
          </table:table-cell>
          <table:table-cell table:formula="of:=[.H254]/([.G254])" office:value-type="float" office:value="8.49514818541005" calcext:value-type="float">
            <text:p>8.49514818541005</text:p>
          </table:table-cell>
          <table:table-cell table:formula="of:=[.C254]/[.I254]" office:value-type="float" office:value="1.19029118495735" calcext:value-type="float">
            <text:p>1.1902911849573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0" calcext:value-type="float">
            <text:p>270</text:p>
          </table:table-cell>
          <table:table-cell office:value-type="float" office:value="10.0516" calcext:value-type="float">
            <text:p>10.0516</text:p>
          </table:table-cell>
          <table:table-cell office:value-type="float" office:value="1.4173" calcext:value-type="float">
            <text:p>1.4173</text:p>
          </table:table-cell>
          <table:table-cell office:value-type="float" office:value="26.03" calcext:value-type="float">
            <text:p>26.0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686176036" calcext:value-type="float">
            <text:p>1.0216686176036</text:p>
          </table:table-cell>
          <table:table-cell table:formula="of:=[.C255]-[.D255]" office:value-type="float" office:value="8.6343" calcext:value-type="float">
            <text:p>8.6343</text:p>
          </table:table-cell>
          <table:table-cell table:formula="of:=[.H255]/([.G255])" office:value-type="float" office:value="8.4511747265492" calcext:value-type="float">
            <text:p>8.4511747265492</text:p>
          </table:table-cell>
          <table:table-cell table:formula="of:=[.C255]/[.I255]" office:value-type="float" office:value="1.1893731138256" calcext:value-type="float">
            <text:p>1.189373113825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2" calcext:value-type="float">
            <text:p>272</text:p>
          </table:table-cell>
          <table:table-cell office:value-type="float" office:value="10.093" calcext:value-type="float">
            <text:p>10.093</text:p>
          </table:table-cell>
          <table:table-cell office:value-type="float" office:value="1.44294" calcext:value-type="float">
            <text:p>1.44294</text:p>
          </table:table-cell>
          <table:table-cell office:value-type="float" office:value="26.01" calcext:value-type="float">
            <text:p>26.0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748077437" calcext:value-type="float">
            <text:p>1.0216748077437</text:p>
          </table:table-cell>
          <table:table-cell table:formula="of:=[.C256]-[.D256]" office:value-type="float" office:value="8.65006" calcext:value-type="float">
            <text:p>8.65006</text:p>
          </table:table-cell>
          <table:table-cell table:formula="of:=[.H256]/([.G256])" office:value-type="float" office:value="8.46654917439246" calcext:value-type="float">
            <text:p>8.46654917439246</text:p>
          </table:table-cell>
          <table:table-cell table:formula="of:=[.C256]/[.I256]" office:value-type="float" office:value="1.19210315703673" calcext:value-type="float">
            <text:p>1.1921031570367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3" calcext:value-type="float">
            <text:p>273</text:p>
          </table:table-cell>
          <table:table-cell office:value-type="float" office:value="10.0871" calcext:value-type="float">
            <text:p>10.0871</text:p>
          </table:table-cell>
          <table:table-cell office:value-type="float" office:value="1.4285" calcext:value-type="float">
            <text:p>1.4285</text:p>
          </table:table-cell>
          <table:table-cell office:value-type="float" office:value="25.99" calcext:value-type="float">
            <text:p>25.9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8099479207" calcext:value-type="float">
            <text:p>1.02168099479207</text:p>
          </table:table-cell>
          <table:table-cell table:formula="of:=[.C257]-[.D257]" office:value-type="float" office:value="8.6586" calcext:value-type="float">
            <text:p>8.6586</text:p>
          </table:table-cell>
          <table:table-cell table:formula="of:=[.H257]/([.G257])" office:value-type="float" office:value="8.47485667653256" calcext:value-type="float">
            <text:p>8.47485667653256</text:p>
          </table:table-cell>
          <table:table-cell table:formula="of:=[.C257]/[.I257]" office:value-type="float" office:value="1.19023841759258" calcext:value-type="float">
            <text:p>1.1902384175925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4" calcext:value-type="float">
            <text:p>274</text:p>
          </table:table-cell>
          <table:table-cell office:value-type="float" office:value="10.1163" calcext:value-type="float">
            <text:p>10.1163</text:p>
          </table:table-cell>
          <table:table-cell office:value-type="float" office:value="1.4319" calcext:value-type="float">
            <text:p>1.4319</text:p>
          </table:table-cell>
          <table:table-cell office:value-type="float" office:value="25.98" calcext:value-type="float">
            <text:p>25.9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8408715656" calcext:value-type="float">
            <text:p>1.02168408715656</text:p>
          </table:table-cell>
          <table:table-cell table:formula="of:=[.C258]-[.D258]" office:value-type="float" office:value="8.6844" calcext:value-type="float">
            <text:p>8.6844</text:p>
          </table:table-cell>
          <table:table-cell table:formula="of:=[.H258]/([.G258])" office:value-type="float" office:value="8.50008344963997" calcext:value-type="float">
            <text:p>8.50008344963997</text:p>
          </table:table-cell>
          <table:table-cell table:formula="of:=[.C258]/[.I258]" office:value-type="float" office:value="1.19014125684007" calcext:value-type="float">
            <text:p>1.1901412568400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5" calcext:value-type="float">
            <text:p>275</text:p>
          </table:table-cell>
          <table:table-cell office:value-type="float" office:value="10.1239" calcext:value-type="float">
            <text:p>10.1239</text:p>
          </table:table-cell>
          <table:table-cell office:value-type="float" office:value="1.4195" calcext:value-type="float">
            <text:p>1.4195</text:p>
          </table:table-cell>
          <table:table-cell office:value-type="float" office:value="25.96" calcext:value-type="float">
            <text:p>25.9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902695656" calcext:value-type="float">
            <text:p>1.0216902695656</text:p>
          </table:table-cell>
          <table:table-cell table:formula="of:=[.C259]-[.D259]" office:value-type="float" office:value="8.7044" calcext:value-type="float">
            <text:p>8.7044</text:p>
          </table:table-cell>
          <table:table-cell table:formula="of:=[.H259]/([.G259])" office:value-type="float" office:value="8.51960741849966" calcext:value-type="float">
            <text:p>8.51960741849966</text:p>
          </table:table-cell>
          <table:table-cell table:formula="of:=[.C259]/[.I259]" office:value-type="float" office:value="1.18830592804273" calcext:value-type="float">
            <text:p>1.1883059280427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6" calcext:value-type="float">
            <text:p>276</text:p>
          </table:table-cell>
          <table:table-cell office:value-type="float" office:value="10.0443" calcext:value-type="float">
            <text:p>10.0443</text:p>
          </table:table-cell>
          <table:table-cell office:value-type="float" office:value="1.4228" calcext:value-type="float">
            <text:p>1.4228</text:p>
          </table:table-cell>
          <table:table-cell office:value-type="float" office:value="25.97" calcext:value-type="float">
            <text:p>25.9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8717874777" calcext:value-type="float">
            <text:p>1.02168717874777</text:p>
          </table:table-cell>
          <table:table-cell table:formula="of:=[.C260]-[.D260]" office:value-type="float" office:value="8.6215" calcext:value-type="float">
            <text:p>8.6215</text:p>
          </table:table-cell>
          <table:table-cell table:formula="of:=[.H260]/([.G260])" office:value-type="float" office:value="8.43849289619836" calcext:value-type="float">
            <text:p>8.43849289619836</text:p>
          </table:table-cell>
          <table:table-cell table:formula="of:=[.C260]/[.I260]" office:value-type="float" office:value="1.19029548564591" calcext:value-type="float">
            <text:p>1.1902954856459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7" calcext:value-type="float">
            <text:p>277</text:p>
          </table:table-cell>
          <table:table-cell office:value-type="float" office:value="10.1045" calcext:value-type="float">
            <text:p>10.1045</text:p>
          </table:table-cell>
          <table:table-cell office:value-type="float" office:value="1.4502" calcext:value-type="float">
            <text:p>1.4502</text:p>
          </table:table-cell>
          <table:table-cell office:value-type="float" office:value="25.97" calcext:value-type="float">
            <text:p>25.97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8717874777" calcext:value-type="float">
            <text:p>1.02168717874777</text:p>
          </table:table-cell>
          <table:table-cell table:formula="of:=[.C261]-[.D261]" office:value-type="float" office:value="8.6543" calcext:value-type="float">
            <text:p>8.6543</text:p>
          </table:table-cell>
          <table:table-cell table:formula="of:=[.H261]/([.G261])" office:value-type="float" office:value="8.47059665621637" calcext:value-type="float">
            <text:p>8.47059665621637</text:p>
          </table:table-cell>
          <table:table-cell table:formula="of:=[.C261]/[.I261]" office:value-type="float" office:value="1.19289117521427" calcext:value-type="float">
            <text:p>1.1928911752142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9" calcext:value-type="float">
            <text:p>279</text:p>
          </table:table-cell>
          <table:table-cell office:value-type="float" office:value="10.1388" calcext:value-type="float">
            <text:p>10.1388</text:p>
          </table:table-cell>
          <table:table-cell office:value-type="float" office:value="1.4085" calcext:value-type="float">
            <text:p>1.4085</text:p>
          </table:table-cell>
          <table:table-cell office:value-type="float" office:value="25.96" calcext:value-type="float">
            <text:p>25.96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902695656" calcext:value-type="float">
            <text:p>1.0216902695656</text:p>
          </table:table-cell>
          <table:table-cell table:formula="of:=[.C262]-[.D262]" office:value-type="float" office:value="8.7303" calcext:value-type="float">
            <text:p>8.7303</text:p>
          </table:table-cell>
          <table:table-cell table:formula="of:=[.H262]/([.G262])" office:value-type="float" office:value="8.54495756694632" calcext:value-type="float">
            <text:p>8.54495756694632</text:p>
          </table:table-cell>
          <table:table-cell table:formula="of:=[.C262]/[.I262]" office:value-type="float" office:value="1.18652432391461" calcext:value-type="float">
            <text:p>1.1865243239146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1" calcext:value-type="float">
            <text:p>281</text:p>
          </table:table-cell>
          <table:table-cell office:value-type="float" office:value="10.1314" calcext:value-type="float">
            <text:p>10.1314</text:p>
          </table:table-cell>
          <table:table-cell office:value-type="float" office:value="1.4583" calcext:value-type="float">
            <text:p>1.4583</text:p>
          </table:table-cell>
          <table:table-cell office:value-type="float" office:value="25.91" calcext:value-type="float">
            <text:p>25.91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0571204981" calcext:value-type="float">
            <text:p>1.02170571204981</text:p>
          </table:table-cell>
          <table:table-cell table:formula="of:=[.C263]-[.D263]" office:value-type="float" office:value="8.6731" calcext:value-type="float">
            <text:p>8.6731</text:p>
          </table:table-cell>
          <table:table-cell table:formula="of:=[.H263]/([.G263])" office:value-type="float" office:value="8.48884360507243" calcext:value-type="float">
            <text:p>8.48884360507243</text:p>
          </table:table-cell>
          <table:table-cell table:formula="of:=[.C263]/[.I263]" office:value-type="float" office:value="1.19349589547699" calcext:value-type="float">
            <text:p>1.1934958954769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2" calcext:value-type="float">
            <text:p>282</text:p>
          </table:table-cell>
          <table:table-cell office:value-type="float" office:value="10.1918" calcext:value-type="float">
            <text:p>10.1918</text:p>
          </table:table-cell>
          <table:table-cell office:value-type="float" office:value="1.4431" calcext:value-type="float">
            <text:p>1.4431</text:p>
          </table:table-cell>
          <table:table-cell office:value-type="float" office:value="25.93" calcext:value-type="float">
            <text:p>25.9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9953737757" calcext:value-type="float">
            <text:p>1.02169953737757</text:p>
          </table:table-cell>
          <table:table-cell table:formula="of:=[.C264]-[.D264]" office:value-type="float" office:value="8.7487" calcext:value-type="float">
            <text:p>8.7487</text:p>
          </table:table-cell>
          <table:table-cell table:formula="of:=[.H264]/([.G264])" office:value-type="float" office:value="8.56288926434828" calcext:value-type="float">
            <text:p>8.56288926434828</text:p>
          </table:table-cell>
          <table:table-cell table:formula="of:=[.C264]/[.I264]" office:value-type="float" office:value="1.19022910204313" calcext:value-type="float">
            <text:p>1.1902291020431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3" calcext:value-type="float">
            <text:p>283</text:p>
          </table:table-cell>
          <table:table-cell office:value-type="float" office:value="10.1429" calcext:value-type="float">
            <text:p>10.1429</text:p>
          </table:table-cell>
          <table:table-cell office:value-type="float" office:value="1.4277" calcext:value-type="float">
            <text:p>1.4277</text:p>
          </table:table-cell>
          <table:table-cell office:value-type="float" office:value="25.92" calcext:value-type="float">
            <text:p>25.9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0262510067" calcext:value-type="float">
            <text:p>1.02170262510067</text:p>
          </table:table-cell>
          <table:table-cell table:formula="of:=[.C265]-[.D265]" office:value-type="float" office:value="8.7152" calcext:value-type="float">
            <text:p>8.7152</text:p>
          </table:table-cell>
          <table:table-cell table:formula="of:=[.H265]/([.G265])" office:value-type="float" office:value="8.5300749806151" calcext:value-type="float">
            <text:p>8.5300749806151</text:p>
          </table:table-cell>
          <table:table-cell table:formula="of:=[.C265]/[.I265]" office:value-type="float" office:value="1.18907512806747" calcext:value-type="float">
            <text:p>1.189075128067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4" calcext:value-type="float">
            <text:p>284</text:p>
          </table:table-cell>
          <table:table-cell office:value-type="float" office:value="10.0752" calcext:value-type="float">
            <text:p>10.0752</text:p>
          </table:table-cell>
          <table:table-cell office:value-type="float" office:value="1.4111" calcext:value-type="float">
            <text:p>1.4111</text:p>
          </table:table-cell>
          <table:table-cell office:value-type="float" office:value="25.93" calcext:value-type="float">
            <text:p>25.9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9953737757" calcext:value-type="float">
            <text:p>1.02169953737757</text:p>
          </table:table-cell>
          <table:table-cell table:formula="of:=[.C266]-[.D266]" office:value-type="float" office:value="8.6641" calcext:value-type="float">
            <text:p>8.6641</text:p>
          </table:table-cell>
          <table:table-cell table:formula="of:=[.H266]/([.G266])" office:value-type="float" office:value="8.48008605566998" calcext:value-type="float">
            <text:p>8.48008605566998</text:p>
          </table:table-cell>
          <table:table-cell table:formula="of:=[.C266]/[.I266]" office:value-type="float" office:value="1.18810115060843" calcext:value-type="float">
            <text:p>1.1881011506084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5" calcext:value-type="float">
            <text:p>285</text:p>
          </table:table-cell>
          <table:table-cell office:value-type="float" office:value="10.1048" calcext:value-type="float">
            <text:p>10.1048</text:p>
          </table:table-cell>
          <table:table-cell office:value-type="float" office:value="1.4291" calcext:value-type="float">
            <text:p>1.4291</text:p>
          </table:table-cell>
          <table:table-cell office:value-type="float" office:value="25.92" calcext:value-type="float">
            <text:p>25.9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0262510067" calcext:value-type="float">
            <text:p>1.02170262510067</text:p>
          </table:table-cell>
          <table:table-cell table:formula="of:=[.C267]-[.D267]" office:value-type="float" office:value="8.6757" calcext:value-type="float">
            <text:p>8.6757</text:p>
          </table:table-cell>
          <table:table-cell table:formula="of:=[.H267]/([.G267])" office:value-type="float" office:value="8.49141402484424" calcext:value-type="float">
            <text:p>8.49141402484424</text:p>
          </table:table-cell>
          <table:table-cell table:formula="of:=[.C267]/[.I267]" office:value-type="float" office:value="1.19000203858101" calcext:value-type="float">
            <text:p>1.1900020385810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8" calcext:value-type="float">
            <text:p>288</text:p>
          </table:table-cell>
          <table:table-cell office:value-type="float" office:value="10.1631" calcext:value-type="float">
            <text:p>10.1631</text:p>
          </table:table-cell>
          <table:table-cell office:value-type="float" office:value="1.4381" calcext:value-type="float">
            <text:p>1.4381</text:p>
          </table:table-cell>
          <table:table-cell office:value-type="float" office:value="25.92" calcext:value-type="float">
            <text:p>25.92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0262510067" calcext:value-type="float">
            <text:p>1.02170262510067</text:p>
          </table:table-cell>
          <table:table-cell table:formula="of:=[.C268]-[.D268]" office:value-type="float" office:value="8.725" calcext:value-type="float">
            <text:p>8.725</text:p>
          </table:table-cell>
          <table:table-cell table:formula="of:=[.H268]/([.G268])" office:value-type="float" office:value="8.53966681267978" calcext:value-type="float">
            <text:p>8.53966681267978</text:p>
          </table:table-cell>
          <table:table-cell table:formula="of:=[.C268]/[.I268]" office:value-type="float" office:value="1.19010497984649" calcext:value-type="float">
            <text:p>1.1901049798464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9" calcext:value-type="float">
            <text:p>289</text:p>
          </table:table-cell>
          <table:table-cell office:value-type="float" office:value="10.2081" calcext:value-type="float">
            <text:p>10.2081</text:p>
          </table:table-cell>
          <table:table-cell office:value-type="float" office:value="1.4472" calcext:value-type="float">
            <text:p>1.4472</text:p>
          </table:table-cell>
          <table:table-cell office:value-type="float" office:value="25.93" calcext:value-type="float">
            <text:p>25.93</text:p>
          </table:table-cell>
          <table:table-cell office:value-type="float" office:value="33.2" calcext:value-type="float">
            <text:p>33.2</text:p>
          </table:table-cell>
          <table:table-cell office:value-type="float" office:value="1.02169953737757" calcext:value-type="float">
            <text:p>1.02169953737757</text:p>
          </table:table-cell>
          <table:table-cell table:formula="of:=[.C269]-[.D269]" office:value-type="float" office:value="8.7609" calcext:value-type="float">
            <text:p>8.7609</text:p>
          </table:table-cell>
          <table:table-cell table:formula="of:=[.H269]/([.G269])" office:value-type="float" office:value="8.5748301525974" calcext:value-type="float">
            <text:p>8.5748301525974</text:p>
          </table:table-cell>
          <table:table-cell table:formula="of:=[.C269]/[.I269]" office:value-type="float" office:value="1.19047255961191" calcext:value-type="float">
            <text:p>1.1904725596119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91" calcext:value-type="float">
            <text:p>291</text:p>
          </table:table-cell>
          <table:table-cell office:value-type="float" office:value="10.1445" calcext:value-type="float">
            <text:p>10.1445</text:p>
          </table:table-cell>
          <table:table-cell office:value-type="float" office:value="1.444" calcext:value-type="float">
            <text:p>1.444</text:p>
          </table:table-cell>
          <table:table-cell office:value-type="float" office:value="25.9" calcext:value-type="float">
            <text:p>25.9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0879822487" calcext:value-type="float">
            <text:p>1.02170879822487</text:p>
          </table:table-cell>
          <table:table-cell table:formula="of:=[.C270]-[.D270]" office:value-type="float" office:value="8.7005" calcext:value-type="float">
            <text:p>8.7005</text:p>
          </table:table-cell>
          <table:table-cell table:formula="of:=[.H270]/([.G270])" office:value-type="float" office:value="8.51563578107222" calcext:value-type="float">
            <text:p>8.51563578107222</text:p>
          </table:table-cell>
          <table:table-cell table:formula="of:=[.C270]/[.I270]" office:value-type="float" office:value="1.19127922574475" calcext:value-type="float">
            <text:p>1.1912792257447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93" calcext:value-type="float">
            <text:p>293</text:p>
          </table:table-cell>
          <table:table-cell office:value-type="float" office:value="10.1161" calcext:value-type="float">
            <text:p>10.1161</text:p>
          </table:table-cell>
          <table:table-cell office:value-type="float" office:value="1.4314" calcext:value-type="float">
            <text:p>1.4314</text:p>
          </table:table-cell>
          <table:table-cell office:value-type="float" office:value="25.88" calcext:value-type="float">
            <text:p>25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1496825229" calcext:value-type="float">
            <text:p>1.02171496825229</text:p>
          </table:table-cell>
          <table:table-cell table:formula="of:=[.C271]-[.D271]" office:value-type="float" office:value="8.6847" calcext:value-type="float">
            <text:p>8.6847</text:p>
          </table:table-cell>
          <table:table-cell table:formula="of:=[.H271]/([.G271])" office:value-type="float" office:value="8.50012016057252" calcext:value-type="float">
            <text:p>8.50012016057252</text:p>
          </table:table-cell>
          <table:table-cell table:formula="of:=[.C271]/[.I271]" office:value-type="float" office:value="1.19011258769295" calcext:value-type="float">
            <text:p>1.1901125876929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96" calcext:value-type="float">
            <text:p>296</text:p>
          </table:table-cell>
          <table:table-cell office:value-type="float" office:value="10.1372" calcext:value-type="float">
            <text:p>10.1372</text:p>
          </table:table-cell>
          <table:table-cell office:value-type="float" office:value="1.4335" calcext:value-type="float">
            <text:p>1.4335</text:p>
          </table:table-cell>
          <table:table-cell office:value-type="float" office:value="25.88" calcext:value-type="float">
            <text:p>25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1496825229" calcext:value-type="float">
            <text:p>1.02171496825229</text:p>
          </table:table-cell>
          <table:table-cell table:formula="of:=[.C272]-[.D272]" office:value-type="float" office:value="8.7037" calcext:value-type="float">
            <text:p>8.7037</text:p>
          </table:table-cell>
          <table:table-cell table:formula="of:=[.H272]/([.G272])" office:value-type="float" office:value="8.51871634501768" calcext:value-type="float">
            <text:p>8.51871634501768</text:p>
          </table:table-cell>
          <table:table-cell table:formula="of:=[.C272]/[.I272]" office:value-type="float" office:value="1.18999149513047" calcext:value-type="float">
            <text:p>1.189991495130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06" calcext:value-type="float">
            <text:p>306</text:p>
          </table:table-cell>
          <table:table-cell office:value-type="float" office:value="10.1372" calcext:value-type="float">
            <text:p>10.1372</text:p>
          </table:table-cell>
          <table:table-cell office:value-type="float" office:value="1.4335" calcext:value-type="float">
            <text:p>1.4335</text:p>
          </table:table-cell>
          <table:table-cell office:value-type="float" office:value="25.88" calcext:value-type="float">
            <text:p>25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1496825229" calcext:value-type="float">
            <text:p>1.02171496825229</text:p>
          </table:table-cell>
          <table:table-cell table:formula="of:=[.C273]-[.D273]" office:value-type="float" office:value="8.7037" calcext:value-type="float">
            <text:p>8.7037</text:p>
          </table:table-cell>
          <table:table-cell table:formula="of:=[.H273]/([.G273])" office:value-type="float" office:value="8.51871634501768" calcext:value-type="float">
            <text:p>8.51871634501768</text:p>
          </table:table-cell>
          <table:table-cell table:formula="of:=[.C273]/[.I273]" office:value-type="float" office:value="1.18999149513047" calcext:value-type="float">
            <text:p>1.189991495130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8" calcext:value-type="float">
            <text:p>358</text:p>
          </table:table-cell>
          <table:table-cell office:value-type="float" office:value="10.1372" calcext:value-type="float">
            <text:p>10.1372</text:p>
          </table:table-cell>
          <table:table-cell office:value-type="float" office:value="1.4335" calcext:value-type="float">
            <text:p>1.4335</text:p>
          </table:table-cell>
          <table:table-cell office:value-type="float" office:value="25.88" calcext:value-type="float">
            <text:p>25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1496825229" calcext:value-type="float">
            <text:p>1.02171496825229</text:p>
          </table:table-cell>
          <table:table-cell table:formula="of:=[.C274]-[.D274]" office:value-type="float" office:value="8.7037" calcext:value-type="float">
            <text:p>8.7037</text:p>
          </table:table-cell>
          <table:table-cell table:formula="of:=[.H274]/([.G274])" office:value-type="float" office:value="8.51871634501768" calcext:value-type="float">
            <text:p>8.51871634501768</text:p>
          </table:table-cell>
          <table:table-cell table:formula="of:=[.C274]/[.I274]" office:value-type="float" office:value="1.18999149513047" calcext:value-type="float">
            <text:p>1.189991495130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69" calcext:value-type="float">
            <text:p>469</text:p>
          </table:table-cell>
          <table:table-cell office:value-type="float" office:value="10.1372" calcext:value-type="float">
            <text:p>10.1372</text:p>
          </table:table-cell>
          <table:table-cell office:value-type="float" office:value="1.4335" calcext:value-type="float">
            <text:p>1.4335</text:p>
          </table:table-cell>
          <table:table-cell office:value-type="float" office:value="25.88" calcext:value-type="float">
            <text:p>25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1496825229" calcext:value-type="float">
            <text:p>1.02171496825229</text:p>
          </table:table-cell>
          <table:table-cell table:formula="of:=[.C275]-[.D275]" office:value-type="float" office:value="8.7037" calcext:value-type="float">
            <text:p>8.7037</text:p>
          </table:table-cell>
          <table:table-cell table:formula="of:=[.H275]/([.G275])" office:value-type="float" office:value="8.51871634501768" calcext:value-type="float">
            <text:p>8.51871634501768</text:p>
          </table:table-cell>
          <table:table-cell table:formula="of:=[.C275]/[.I275]" office:value-type="float" office:value="1.18999149513047" calcext:value-type="float">
            <text:p>1.189991495130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0" calcext:value-type="float">
            <text:p>410</text:p>
          </table:table-cell>
          <table:table-cell office:value-type="float" office:value="10.1372" calcext:value-type="float">
            <text:p>10.1372</text:p>
          </table:table-cell>
          <table:table-cell office:value-type="float" office:value="1.4335" calcext:value-type="float">
            <text:p>1.4335</text:p>
          </table:table-cell>
          <table:table-cell office:value-type="float" office:value="25.88" calcext:value-type="float">
            <text:p>25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1496825229" calcext:value-type="float">
            <text:p>1.02171496825229</text:p>
          </table:table-cell>
          <table:table-cell table:formula="of:=[.C276]-[.D276]" office:value-type="float" office:value="8.7037" calcext:value-type="float">
            <text:p>8.7037</text:p>
          </table:table-cell>
          <table:table-cell table:formula="of:=[.H276]/([.G276])" office:value-type="float" office:value="8.51871634501768" calcext:value-type="float">
            <text:p>8.51871634501768</text:p>
          </table:table-cell>
          <table:table-cell table:formula="of:=[.C276]/[.I276]" office:value-type="float" office:value="1.18999149513047" calcext:value-type="float">
            <text:p>1.189991495130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34" calcext:value-type="float">
            <text:p>334</text:p>
          </table:table-cell>
          <table:table-cell office:value-type="float" office:value="10.1372" calcext:value-type="float">
            <text:p>10.1372</text:p>
          </table:table-cell>
          <table:table-cell office:value-type="float" office:value="1.4335" calcext:value-type="float">
            <text:p>1.4335</text:p>
          </table:table-cell>
          <table:table-cell office:value-type="float" office:value="25.88" calcext:value-type="float">
            <text:p>25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1496825229" calcext:value-type="float">
            <text:p>1.02171496825229</text:p>
          </table:table-cell>
          <table:table-cell table:formula="of:=[.C277]-[.D277]" office:value-type="float" office:value="8.7037" calcext:value-type="float">
            <text:p>8.7037</text:p>
          </table:table-cell>
          <table:table-cell table:formula="of:=[.H277]/([.G277])" office:value-type="float" office:value="8.51871634501768" calcext:value-type="float">
            <text:p>8.51871634501768</text:p>
          </table:table-cell>
          <table:table-cell table:formula="of:=[.C277]/[.I277]" office:value-type="float" office:value="1.18999149513047" calcext:value-type="float">
            <text:p>1.189991495130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71" calcext:value-type="float">
            <text:p>471</text:p>
          </table:table-cell>
          <table:table-cell office:value-type="float" office:value="10.1372" calcext:value-type="float">
            <text:p>10.1372</text:p>
          </table:table-cell>
          <table:table-cell office:value-type="float" office:value="1.4335" calcext:value-type="float">
            <text:p>1.4335</text:p>
          </table:table-cell>
          <table:table-cell office:value-type="float" office:value="25.88" calcext:value-type="float">
            <text:p>25.88</text:p>
          </table:table-cell>
          <table:table-cell office:value-type="float" office:value="33.2" calcext:value-type="float">
            <text:p>33.2</text:p>
          </table:table-cell>
          <table:table-cell office:value-type="float" office:value="1.02171496825229" calcext:value-type="float">
            <text:p>1.02171496825229</text:p>
          </table:table-cell>
          <table:table-cell table:formula="of:=[.C278]-[.D278]" office:value-type="float" office:value="8.7037" calcext:value-type="float">
            <text:p>8.7037</text:p>
          </table:table-cell>
          <table:table-cell table:formula="of:=[.H278]/([.G278])" office:value-type="float" office:value="8.51871634501768" calcext:value-type="float">
            <text:p>8.51871634501768</text:p>
          </table:table-cell>
          <table:table-cell table:formula="of:=[.C278]/[.I278]" office:value-type="float" office:value="1.18999149513047" calcext:value-type="float">
            <text:p>1.18999149513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0:07:02.198395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3T10:07:15.449474629</dc:date>
    <meta:editing-duration>PT19M35S</meta:editing-duration>
    <meta:editing-cycles>4</meta:editing-cycles>
    <meta:generator>LibreOffice/6.0.7.3$Linux_X86_64 LibreOffice_project/00m0$Build-3</meta:generator>
    <meta:document-statistic meta:table-count="1" meta:cell-count="2780" meta:object-count="0"/>
  </office:meta>
</office:document-meta>
</file>